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7.07mm"/>
    </style:style>
    <style:style style:name="co3" style:family="table-column">
      <style:table-column-properties fo:break-before="auto" style:column-width="73.52mm"/>
    </style:style>
    <style:style style:name="co7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8.78mm"/>
    </style:style>
    <style:style style:name="co6" style:family="table-column">
      <style:table-column-properties fo:break-before="auto" style:column-width="284.13mm"/>
    </style:style>
    <style:style style:name="co8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Open Sans"/>
    </style:style>
    <style:style style:name="ce2" style:family="table-cell" style:parent-style-name="Default">
      <style:text-properties style:text-position="" style:font-name="Open Sans" fo:font-size="10pt" fo:language="de" fo:country="DE" style:font-size-asian="10pt" style:font-size-complex="10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Open Sans" fo:font-size="10pt" fo:language="de" fo:country="D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style:font-name="Open Sans"/>
    </style:style>
    <style:style style:name="ce5" style:family="table-cell" style:parent-style-name="Default">
      <style:text-properties style:font-name="Open Sans" fo:font-size="10pt" fo:language="de" fo:country="DE" style:font-size-asian="10pt" style:font-size-complex="10pt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0pt" fo:language="de" fo:country="D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theses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2" table:default-cell-style-name="ce4"/>
        <table:table-column table:style-name="co5" table:default-cell-style-name="ce4"/>
        <table:table-column table:style-name="co6" table:default-cell-style-name="ce4"/>
        <table:table-column table:style-name="co8" table:default-cell-style-name="ce4"/>
        <table:table-column table:style-name="co1" table:default-cell-style-name="ce4"/>
        <table:table-column table:style-name="co7" table:number-columns-repeated="1013" table:default-cell-style-name="ce4"/>
        <table:table-row table:style-name="ro1">
          <table:table-cell office:value-type="string" calcext:value-type="string">
            <text:p>thesis_id</text:p>
          </table:table-cell>
          <table:table-cell office:value-type="string" calcext:value-type="string">
            <text:p>occasion_id</text:p>
          </table:table-cell>
          <table:table-cell office:value-type="string" calcext:value-type="string">
            <text:p>thesis_num</text:p>
          </table:table-cell>
          <table:table-cell table:style-name="ce5" office:value-type="string" calcext:value-type="string">
            <text:p>category</text:p>
          </table:table-cell>
          <table:table-cell office:value-type="string" calcext:value-type="string">
            <text:p>WOM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jahr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5" office:value-type="string" calcext:value-type="string">
            <text:p>Schu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e Gemeinschaftsschulzeit soll von vier auf sechs Jahre erh&amp;ouml;ht werd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chu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eine Noten in der Grundschule!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Kopfno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s Sozialverhalten der Sch&amp;uuml;ler/-innen soll wieder benotet werd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Studiengebühr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udiengeb&amp;uuml;hren an Hochschulen sollen f&amp;uuml;r das Erststudium eingef&amp;uuml;hrt werd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G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e gymnasiale Schulzeit soll von neun auf acht Jahre verk&amp;uuml;rzt werd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Cannabi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schisch und Marihuana sollen legalisiert werd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Dro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&amp;Ouml;ffentliche Tabak- und Alkoholwerbung muss verboten werd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Bleiberech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usl&amp;auml;nder/-innen sollen schon bei Verdacht auf terroristische Straftaten ausgewiesen werd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Steu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euerliche Verg&amp;uuml;nstigungen bei Kapital- und Verm&amp;ouml;genseinkommen werden abgeschafft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Wählen ab 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s Wahlalter auf Landes- und Kommunalebene soll auf 16 Jahre gesenkt werd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Direkte Demokrati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e Beantragung von Volksabstimmungen soll erleichtert werd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Wahlrech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r Ministerpr&amp;auml;sident / die Ministerpr&amp;auml;sidentin soll direkt vom Volk gew&amp;auml;hlt werd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EU-Föderalismu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e Bundesl&amp;auml;nder sollen sich innerhalb der Europ&amp;auml;ischen Union verst&amp;auml;rkt selber vertret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Schu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e Geschlechtertrennung soll in ausgew&amp;auml;hlten Schulf&amp;auml;chern wieder eingef&amp;uuml;hrt werd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LANDESSPEZIFIS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r Bau des Transrapid M&amp;uuml;nchen - M&amp;uuml;nchen/Flughafen soll vorangetrieben werd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Flughaf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e bayerischen Flugh&amp;auml;fen sollen ausgebaut werd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en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 &amp;Ouml;ffentlichen Dienst soll das Renteneintrittsalter heraufgesetzt werd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Meist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r Meisterbrief muss Voraussetzung f&amp;uuml;r eine Eigenst&amp;auml;ndigkeit im Handwerk bleib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Arbeitnehmerrech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ede/r Berufst&amp;auml;tige muss j&amp;auml;hrlich eine Weiterbildungsma&amp;szlig;nahme wahrnehm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Direkte Demokrati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 den Gemeindeordnungen sollen weitreichende Formen der Mitwirkung Jugendlicher verankert werden.</text:p>
          </table:table-cell>
          <table:table-cell office:value-type="string" calcext:value-type="string">
            <text:p>bayern</text:p>
          </table:table-cell>
          <table:table-cell office:value-type="float" office:value="2003" calcext:value-type="float">
            <text:p>2003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ürke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e Türkei soll in die EU aufgenommen werd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Arbeitnehmer mit Migrationshintergru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rbeitssuchende aus den neuen Mitgliedsländern sollen ohne Übergangsfrist in allen EU-Staaten arbeiten dürf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Direkte Demokrati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 sollen EU-weite Volksentscheide eingeführt werd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hristliche Wer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e christlich-abendländische Kultur muss das Fundament Europas sei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EU-Föderalism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onale Parlamente müssen wieder mehr Einfluss in der Europäischen Union erhalt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Christliche Wer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 der europäischen Verfassung sollte ein Gottesbezug verankert werd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Direkte Demokrati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e deutsche Bevölkerung soll in einer Volksabstimmung über die neue EU-Verfassung entscheid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EU-Stabilitätspak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erstöße gegen den Europäischen Stabilitätspakt sollen strikt bestraft werd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Europ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e Beitragszahlungen Deutschlands an die EU müssen gesenkt werd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EU-Steu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stelle der nationalen Beiträge darf die EU eine eigene Steuer erheb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EU-Föderalism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ktive Arbeitsmarktpolitik ist eine nationale Aufgabe, keine Aufgabe der EU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Wirtschaftssyste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eie Marktwirtschaft ist die beste Strategie gegen Arbeitslosigkeit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Steu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e Mehrwertsteuer soll EU-weit vereinheitlicht werd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Arbeitnehmerrech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ziale Mindeststandards wie Mindestlöhne sollen EU-weit eingeführt werd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Dro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bsolutes Werbeverbot für Tabakprodukte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tomenergi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r Transport von Atommüll zwischen den EU-Staaten muss verboten werd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kommunale Grundversorgun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e Wasserversorgung soll privatisiert werd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Umweltschutz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e EU soll sich aktiv gegen Kurzstreckenflüge einsetz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Atomenergi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U-weiter Ausstieg aus der Atomenergie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Schu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ir brauchen einheitliche Bildungsstandards innerhalb der EU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Gentechni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ede Form von Klonforschung soll verboten werd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Arbeitnehmer mit Migrationshintergru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U-Green-Card für hochqualifizierte Fachkräfte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Digitale Grundrech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iometrische Daten (Fingerabdrücke u.a.) sollen von allen Einwohner/innen der EU in den Ausweispapieren erfasst werd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Polize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le Flugzeuge, die in der EU landen oder starten, sollen von bewaffnetem Sicherheitspersonal begleitet werd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Digitale Grundrech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rsonenbezogene Daten sollen zur EU-weiten Verbrechensbekämpfung an einer zentralen Stelle gesammelt werd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Grenzkontrolle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 muss ein gemeinsamer Grenzschutz der EU eingerichtet werd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Polize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ei der Verfolgung von Kriminellen dürfen nationale Polizisten/innen über die EU-Binnengrenzen hinweg tätig werd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6" office:value-type="string" calcext:value-type="string">
            <text:p>Entwicklungshilf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ntwicklungshilfe erhalten nur Staaten, welche die Menschenrechte konsequent beacht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EU-Arme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e EU darf keine militärischen Mittel zur Konfliktlösung einsetzen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Friedenspoliti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e NATO ist entbehrlich für die Sicherheit und Stabilität in Europa.</text:p>
          </table:table-cell>
          <table:table-cell office:value-type="string" calcext:value-type="string">
            <text:p>europa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Koh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Bergbau im Saarland soll erhalten werd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Gewerbesteu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Gewerbesteuer soll gesenkt werd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Wählen ab 1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uf Landes- und Kommunalebene sollen Jugendliche ab 16 Jahre wählen dürf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Kultu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ater und Museen sollen sich stärker selbst finanzier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Verfassungsschutz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s Landesamt für Verfassungsschutz ist aufzulös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Videoüberwachun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ehr Videoüberwachung auf öffentlichen Plätzen!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Polizei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ehr "Hilfs-Sheriffs" auf den Straßen!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Schu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 Zukunft soll ein Teil des Unterrichts nachmittags stattfind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hulsystem-Gliederun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Gesamtschule soll flächendeckend eingeführt werd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G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s achtjährige Gymnasium soll fortgeführt werd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Schu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Grundschulzeit soll auf 6 Jahre erhöht werd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Kopf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Benimmunterricht soll stärker im Unterricht verankert werd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Schu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Abschlussprüfung an Hauptschulen muss wieder abgeschafft werd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Universitä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udierende müssen alle Fächer auch im Saarland studieren könn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Arbeitnehmerrech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40-Stunden-Woche im öffentlichen Dienst muss auch für Angestellte eingeführt werd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rbeitslosigkei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Ansprüche auf Leistungen der Arbeitslosen- und Sozialhilfe sind strenger zu überprüf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usbildun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urzzeit-Ausbildungsgänge für praktisch Begabte einrichten!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Ausbildun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triebe, die nicht ausbilden, sollen zahl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Drog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llegaler Drogenkonsum soll stärker bestraft werd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Ehe für Al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s Saarland soll sich für die Gleichstellung der "Homo-Ehe" einsetz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Gentechni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eine Gentechnik in der Landwirtschaft im Saarland!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Erneuerbare Energi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eine weiteren Windparks im Saarland!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Mü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s Duale System bei der Müllentsorgung soll abgeschafft werden.</text:p>
          </table:table-cell>
          <table:table-cell office:value-type="string" calcext:value-type="string">
            <text:p>saarland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Ausbildun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ächsische Betriebe, die nicht ausbilden, sollen eine Abgabe zahl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zialpoliti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angzeitarbeitslose sollen zu gemeinnützigen Arbeiten verpflichtet werden könn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rbeitnehmerrecht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reiere Regelungen für die Wirtschaftsregion Sachsen, z.B. bei Löhnen, Arbeitszeit und Kündigungsschutz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Arbeitnehmerrecht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r Einfluss der Gewerkschaften muss zurückgedrängt werd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Ladenöffnungszei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Ladenschlussgesetz soll abgeschafft werd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Mindestloh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ir brauchen in Sachsen gesetzlich festgelegte Mindestlöhne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chuldenbrem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e Neuverschuldung Sachsens muss strikt begrenzt werd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Kultu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pernhäuser und Theater sollen sich stärker privat finanzier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Privatisierun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erstärkte Privatisierung von Verkehrsprojekten (z.B. Brücken- oder Tunnelbau)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Gentechni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enveränderte Pflanzen haben auf Sachsens Feldern nichts zu such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Müll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erbindliche Obergrenzen für Müllgebühr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Erneuerbare Energi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eine weiteren Windräder in Sachsen!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Schul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chulen sollen ihre Lehrer/innen selbst auswählen und bezahlen könn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Schul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ltern sollten die Grundschule für ihr Kind frei aussuchen könn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Schul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andesweite Einführung von Ganztagsschul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Schul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chulnoten bereits ab der 1. Schulklasse!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Schul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nschulung bereits mit 5 Jahr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Schul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chulabgang nur mit Schulabschluss!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KiT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ostenlose Kinderbetreuungsangebote für alle!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Ehe für All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omosexuelle sollen ihre Lebenspartnerschaften auch in Sachsen auf dem Standesamt eintragen lassen könn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Videoüberwachun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hr Videoüberwachung von öffentlichen Plätz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Polizeieinsatz-Koste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e Kosten für den staatlichen Polizeischutz bei Demonstrationen sollen die Veranstalter selbst trag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Cannabi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nnabis soll legalisiert werd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Graffiti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s soll härter gegen Graffiti-Sprayer vorgegangen werd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Wählen ab 1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uf Landesebene: Wahlrecht ab 16!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Direkte Demokrati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rleichterung von Volksbegehren auf Landesebene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Wahlrech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r/Die Ministerpräsident/in soll vom Volk direkt gewählt werden.</text:p>
          </table:table-cell>
          <table:table-cell office:value-type="string" calcext:value-type="string">
            <text:p>sachsen</text:p>
          </table:table-cell>
          <table:table-cell office:value-type="float" office:value="2004" calcext:value-type="float">
            <text:p>2004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Drog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r Besitz von illegalen Drogen muss stärker verfolg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Krankenversicherun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ür die Krankenversicherung soll künftig jede/jeder den gleichen Betrag zahlen ("Kopfpauschale")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Sprachkur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lächendeckende Sprachkurse für ausländische Mitbürger/innen sollen vom Land gebührenfrei angeboten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Jugendarbe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ehr Landesmittel für die Jugendverbände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KiT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ehrpläne für Kindergärten!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ulsystem-Gliederun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e Gliederung des Schulsystems in Haupt-, Realschule und Gymnasium soll erhalten bleiben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Kopftuch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rbot von Kopftüchern bei Lehrerinnen in öffentlichen Schulen!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Zentralabitu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inführung einheitlicher Abschlussprüfungen für die jeweiligen Schularten!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Schul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as Schulfach "Wirtschaft und Politik" soll Pflicht ab Klassenstufe 5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ulsystem-Gliederun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meinsame Schulzeit für alle bis zur Klasse neun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Studiengebühre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as erste Studium soll gebührenfrei bleiben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Verkeh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ir brauchen eine feste Fehmarn-Belt-Querung!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Autobah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eine Verlängerung der A 20 ("Ostseeautobahn") in Schleswig-Holstein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Flughafe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usbau regionaler Flughäfen in Schleswig-Holstein!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Autobah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reispuriger Ausbau der A 7 bis zur dänischen Grenze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rbeitnehmerrecht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as Land darf Aufträge nur an Unternehmen vergeben, die ihre Mitarbeiter/innen nach Tarif bezahlen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usbildun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etriebe, die keine Ausbildungsplätze anbieten, müssen eine Abgabe zahlen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Ladenöffnungszei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öllige Freigabe der Ladenöffnungszeiten in Schleswig-Holstein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Jugendstrafrech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schlossene Unterbringung für jugendliche Mehrfachtäter/innen!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Videoüberwachun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eine Ausweitung der Video-Überwachung von öffentlichen Plätzen!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Graffiti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ärtere Strafen für Graffiti-Sprayer/innen!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Cannabi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annabis soll legalisier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Beamtete Lehr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ehrer/innen sollen nicht mehr verbeamte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Gebietsrefor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e Landkreise und kreisfreien Städte in Schleswig-Holstein müssen erhalten bleiben - keine Zusammenlegung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Wahlrech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ei Landtags- und Kommunalwahlen: Stimmabgabe per Internet ermöglichen!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Wählen ab 16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ei Landtagswahlen: Wählen ab 16 Jahren!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Erneuerbare Energi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ehr Landesmittel für erneuerbare Energie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Umweltschutz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turschutzgebiete ausweiten!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Atomenergi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chleswig-Holstein soll auf Atomkraftwerke vollständig verzichten.</text:p>
          </table:table-cell>
          <table:table-cell office:value-type="string" calcext:value-type="string">
            <text:p>schleswig-holstei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Erneuerbare Energie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Mehr Fläche für den Bau weiterer Windkraftanlagen!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Kohle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Subventionen für die Steinkohle streichen!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utobahn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Ausbau der wichtigsten Autobahnen in NRW auf sechs Spuren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Flughafen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Die Flughäfen in NRW sollen ausgebau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Ökologische Landwirtschaft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Mehr Landesmittel für die ökologische Landwirtschaft!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entechnik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Der Anbau von genveränderten Pflanzen in NRW soll verboten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rbeitnehmerrechte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Landesaufträge nur an Unternehmen, die nach Tarif bezahlen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Meister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Auch Betriebe ohne Meister/innen sollen ausbilden dürfen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usbildung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Unternehmen, die nicht ausbilden, sollen zahlen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denöffnungszeit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Das Ladenschlussgesetz soll abgeschafft werden (Einkaufen auch am Sonntag)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Steuer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Es müssen mehr Gelder aus der Umsatzsteuer an die Gemeinden gehen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Tiere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Abschaffung der Hundesteuer in NRW!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Inklusion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Menschen mit Behinderungen sollen einen Rechtsanspruch auf einen Ausbildungsplatz erhalten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KiTa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Der Elternbeitrag für Kindergärten soll abgeschaff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Jugendbeirat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Einrichtung von Jugendbeiräten auf kommunaler Ebene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Schule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Fremdsprachenunterricht ab der 1. Klasse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Sitzenbleiben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Kein Sitzenbleiben bis Klasse 8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Beamtete Lehrer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Die Verbeamtung von Lehrern/innen soll abgeschafft werden. 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Studiengebühren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Studiengebühren ab dem ersten Semester!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Schule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Mehr Sportstunden in Grund- und weiterführenden Schulen!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Jugendschutz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Verkaufsverbot von Junkfood (Cola, Chips, Riegel) an den Schulen NRWs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Cannabis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Haschisch soll legalisier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Abtreibung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Schwangerschaftsabbrüche auch ohne Beratungszwang!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Privatisierung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Mehr Theater sollen privatisier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Kopftuch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Kopftuchverbot bei Lehrerinnen!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Digitale Grundrechte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Von allen Straftätern/innen sollen DNA-Daten erfasst werden ("genetischer Fingerabdruck")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Polizeieinsatz-Kosten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Veranstalter/innen von Großsportereignissen sollen die Einsatzkosten der Polizei selbst tragen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Videoüberwachung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Mehr Videoüberwachung von öffentlichen Orten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Nebeneinkünfte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Politiker/innen sollen ihre gesamten Nebeneinkünfte offen legen.</text:p>
          </table:table-cell>
          <table:table-cell office:value-type="string" calcext:value-type="string">
            <text:p>nordrhein-westfalen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Tempolimi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enerelles Tempolimit auf Autobahnen!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rbeitnehmerrecht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Kündigungsschutz soll gelockert werd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omenergi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m geplanten Ausstieg aus der Atomenergie soll festgehalten werd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ue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nzinsteuern senken!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ürkei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e Türkei soll vollwertiges Mitglied der Europäischen Union werden könn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eue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e Mehrwertsteuer muss erhöht werden!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indestloh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nführung eines gesetzlichen Mindestlohns!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eue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rhöhung der Steuern für Spitzenverdiener/innen!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ül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as Dosenpfand soll abgeschafft werd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rankenversicherung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lle Bürger/innen sollen sich in einer gesetzlichen Krankenkasse versichern müss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eue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m Ausland lebende Deutsche sollen in Deutschland Steuern zahlen müss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ventio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e europäischen Agrarsubventionen müssen deutlich gesenkt werd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urop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e gemeinsame europäische Verteidigungspolitik soll ausgebaut werd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ohl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e deutsche Steinkohle soll weiter subventioniert werd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Bundeswehr im Innere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e Bundeswehr soll für Aufgaben der inneren Sicherheit verstärkt eingesetzt werden dürf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beneinkünft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bgeordnete sollen verpflichtet werden, alle ihre Nebeneinkünfte zu veröffentlich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rachtes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edes Kind muss vor der Einschulung einen Sprachtest besteh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udiengebühre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as Erststudium soll gebührenfrei sei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ooperationsverbo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ildungspolitik soll ausschließlich Angelegenheit der Bundesländer sei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AföG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AföG sollte unabhängig vom Einkommen der Eltern gezahlt werd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treuungsgel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Staat soll im ersten Jahr der Elternzeit ("Erziehungsurlaub") einen Lohnersatz zahl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btreibung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rauen müssen auch ohne vorherige Beratung bis zum dritten Monat straffrei abtreiben dürf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tale Grundrecht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on allen Straftätern/innen sollen die DNA-Daten ("genetischer Fingerabdruck") zentral erfasst werd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hrpflich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e Wehrpflicht soll abgeschafft werd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ideoüberwachung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ehr Videoüberwachung von öffentlichen Plätzen!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he für All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esetzliche Gleichstellung der "Homo-Ehe"!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ählen ab 1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i Bundestagswahlen: Wählen ab 16 Jahren!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igitale Grundrecht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iometrische Daten (z.B. Fingerabdruck) sollen in den Personalausweis aufgenommen werd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nnabi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aschisch soll legalisiert werden.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irekte Demokrati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olksentscheide auch auf Bundesebene!</text:p>
          </table:table-cell>
          <table:table-cell office:value-type="string" calcext:value-type="string">
            <text:p>deutschland</text:p>
          </table:table-cell>
          <table:table-cell office:value-type="float" office:value="2005" calcext:value-type="float">
            <text:p>2005</text:p>
          </table:table-cell>
          <table:table-cell table:number-columns-repeated="101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Ladenöffnungsze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 Berlin sollen die Ladenöffnungszeiten von Montag bis Sonnabend freigegeben werd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rivatisierung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ie BVG soll Eigentum des Landes Berlin bleib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Graffiti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raffiti-Sprayer/innen müssen mit intensiven polizeilichen Maßnahmen verfolgt werd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Schu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lle Berliner Grundschulen sollen Ganztagsschulen werd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Kopfnot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Wiedereinführung von Kopfnoten (z.B. Betragen, Fleiß) auf Schulzeugnissen!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Sitzenbleibe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n Berliner Schulen soll das Sitzenbleiben abgeschafft werden!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utobah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Weiterer Ausbau der Berliner Stadtautobahn!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Diese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 der Innenstadt soll künftig ein Fahrverbot für Dieselfahrzeuge ohne Rußfilter gelt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Verkehr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usbau der Binnenschifffahrtswege in Berlin!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Gewerbesteuer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ie Gewerbesteuer soll erhöht werd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Privatisierung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ie städtischen Wohnungsbaugesellschaften sollen verkauft werd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Drog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ontrollierte Abgabe von "harten" Drogen an Schwerstabhängige!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1-Euro-Job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erlin soll sich für die Abschaffung der MAE-Stellen ("1-Euro-Jobs") einsetz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Religionsunterrich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hüler/innen sollen das neu eingeführte Pflichtfach Ethik durch das Fach Religion ersetzen könn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Studiengebühre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as Erststudium an den Berliner Hochschulen soll gebührenfrei bleib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ÖPNV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r U-Bahn-Ausbau soll Vorrang vor dem Ausbau der Straßenbahn hab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Verkehr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 Berlin sollen weitere Autostraßen zu Fahrradstraßen umgebaut werd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Krankenhaus-Privatisierung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Vollständige Privatisierung des landeseigenen Klinikunternehmens "Vivantes"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Frauenquot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m Berliner Senat sollen Frauen und Männer zu gleichen Teilen vertreten sei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Sprachtes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ür Kinder ohne ausreichende Deutschkenntnisse soll eine verpflichtende Vorschule eingeführt werd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Rauchverbo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erlin soll sich für ein bundesweites Rauchverbot in Kneipen und Restaurants einsetz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Polizisten-Kennzeichnung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ennzeichnungspflicht für alle Polizisten/innen (z.B. Namensschilder oder Kennnummern an den Uniformen)!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Schu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as Land Berlin soll verstärkt die Privatschulen förder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Sozialpolitik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Wenn Eltern bei Erziehungsproblemen wiederholt die Hilfe des Jugendamtes ablehnen, sollen ihnen staatliche Leistungen gekürzt werd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KiT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echtsanspruch auf einen Kita-Platz auch für unter 3-Jährige!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chulsystem-Gliederung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as dreigliedrige Schulsystem (Hauptschule, Realschule, Gymnasium) soll erhalten bleib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Kultur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reien Theatern sollen mehr öffentliche Räumlichkeiten kostenfrei zur Verfügung gestellt werd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Polizei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erliner Polizisten/innen sollen als letztes Mittel in Gefahrensituationen gezielt tödliche Schüsse abgeben dürf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Wahlrech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ie Bezirksbürgermeister/innen sollen direkt gewählt werd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Flughafe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r Flughafen Tempelhof soll neben dem Großflughafen Schönefeld (BBI) in Betrieb bleiben.</text:p>
          </table:table-cell>
          <table:table-cell office:value-type="string" calcext:value-type="string">
            <text:p>berlin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Flughafe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e Flughäfen in Baden-Württemberg sollen ausgebau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tomenergi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e Laufzeiten der Kernkraftwerke sollen verlänger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Gentechni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entechnikfreie Lebensmittel sollen in Baden-Württemberg ein Qualitätssiegel bekomm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Projek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ehr Landesmittel für die AIDS-Aufklärung!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Graffiti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raffiti-Sprayen soll als Straftat eingestuft werden, nicht bloß als Ordnungswidrigkeit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Studiengebühre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as Erststudium soll gebührenfrei bleiben!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Universitä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e Universitäten sollen sich alle ihre Studierenden selbst aussuchen dürf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G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iedereinführung des neunjährigen Gymnasiums!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Beamtete Lehr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eue Lehrkräfte sollen nicht mehr verbeamte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Sprachtes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erbindliche Sprachtests für alle Kinder vor der Einschulung!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Betreuungsgeld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andeszuschüsse zum Kindergeld für Alleinerziehende!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Kündigungsschutz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ei Neueinstellungen soll der Kündigungsschutz gelocker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RES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eiterer Personalabbau in Ministerien und Landesverwaltungen!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Vermögenssteu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as Land soll sich für die Einführung einer Vermögenssteuer einsetz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Digitale Grundrecht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ei allen Straftaten sollen die DNA-Daten der Täter/innen erfasst und gespeicher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Verkeh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e Verlagerung des Güterverkehrs auf die Schiene soll vom Land stärker finanziell geförder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Schülerticke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as Land soll Fahrkarten für Auszubildende, Schüler/innen und Studierende stärker finanziell förder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chulsystem-Gliederun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as dreigliedrige Schulsystem (Hauptschule, Realschule, Gymnasium) soll erhalten bleib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KiT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Zur Vorbereitung auf die Grundschule soll das letzte Kindergartenjahr verpflichtend sei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Videoüberwachun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Keine Videoüberwachung auf öffentlichen Plätzen!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Wählen ab 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ei Landtagswahlen: Wählen ab 16 Jahren!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Jugendschutz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n Schulen soll der Verkauf von "Junk-Food" (Cola, Chips, Schokoriegel u.a.) vom Land verboten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Drog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as Land soll die kontrollierte Abgabe des Ersatzstoffes Methadon an Heroinabhängige ausbau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Tierschutz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egebatterien in der Hühnerhaltung verbieten!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Verkeh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e Lkw-Maut soll auf Ausweichstrecken in Baden-Württemberg ausgedehn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Flüchtlin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e Schulpflicht soll auch für Kinder von Asylbewerbern und -bewerberinnen sowie Flüchtlingen gelt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Arbeitnehmerrecht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e betriebliche Mitbestimmung soll eingeschränk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Wahlrecht für Ausländ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ei Landtagswahlen sollen auch Nicht-EU-Bürger/innen wählen dürf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Jugendschutz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m Umkreis von Schulen sollen keine Zigarettenautomaten aufgestellt werden dürfen.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Direkte Demokrati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olksentscheide auf Landesebene erleichtern!</text:p>
          </table:table-cell>
          <table:table-cell office:value-type="string" calcext:value-type="string">
            <text:p>baden-wuerttemberg</text:p>
          </table:table-cell>
          <table:table-cell office:value-type="float" office:value="2006" calcext:value-type="float">
            <text:p>2006</text:p>
          </table:table-cell>
          <table:table-cell table:number-columns-repeated="101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Tempolimi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mpolimit</text:p>
          </table:table-cell>
          <table:table-cell office:value-type="string" calcext:value-type="string">
            <text:p>Generelles Tempolimit auf Autobahnen in Bremen!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Koh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ohlekraftwerk</text:p>
          </table:table-cell>
          <table:table-cell office:value-type="string" calcext:value-type="string">
            <text:p>In Bremen soll ein weiteres Kohlekraftwerk gebaut werd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tudiengebühr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udiengebühren</text:p>
          </table:table-cell>
          <table:table-cell office:value-type="string" calcext:value-type="string">
            <text:p>Das Erststudium an staatlichen Hochschulen im Land Bremen soll gebührenfrei bleib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Mül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ßgeld für Schmutz</text:p>
          </table:table-cell>
          <table:table-cell office:value-type="string" calcext:value-type="string">
            <text:p>Die Verschmutzung öffentlicher Plätze (z. B. durch Müll oder Hundekot) soll mit höheren Bußgeldern geahndet werd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Sprachte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utschtest</text:p>
          </table:table-cell>
          <table:table-cell office:value-type="string" calcext:value-type="string">
            <text:p>Für alle Vierjährigen soll ein verpflichtender Deutschtest eingeführt werd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ulsystem-Gliederu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ine Schule bis Klasse 10</text:p>
          </table:table-cell>
          <table:table-cell office:value-type="string" calcext:value-type="string">
            <text:p>Alle Kinder sollen bis zur 10. Klasse gemeinsam in einer Schule unterrichtet werd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Bleiberech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usweisung von Straftätern</text:p>
          </table:table-cell>
          <table:table-cell office:value-type="string" calcext:value-type="string">
            <text:p>Geduldete Migranten/innen, die straffällig geworden sind, sollen konsequent ausgewiesen werd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KiT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anztags-Kitas</text:p>
          </table:table-cell>
          <table:table-cell office:value-type="string" calcext:value-type="string">
            <text:p>Das Land Bremen soll allen Familien Kindergartenplätze mit Ganztagsbetreuung zusicher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KiT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licht zum Kindergarten</text:p>
          </table:table-cell>
          <table:table-cell office:value-type="string" calcext:value-type="string">
            <text:p>Das letzte Kindergartenjahr vor der Einschulung soll verpflichtend werd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Polizeieinsatz-Kost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osten für Polizeischutz</text:p>
          </table:table-cell>
          <table:table-cell office:value-type="string" calcext:value-type="string">
            <text:p>Veranstalter/innen von kommerziellen Großereignissen sollen sich an den Kosten für den Polizeischutz beteilig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Polize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olizeireviere</text:p>
          </table:table-cell>
          <table:table-cell office:value-type="string" calcext:value-type="string">
            <text:p>Alle Bremer Polizeireviere sollen wieder rund um die Uhr besetzt sei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Direkte Demokrati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olksbegehren</text:p>
          </table:table-cell>
          <table:table-cell office:value-type="string" calcext:value-type="string">
            <text:p>Die Hürden für direkte Bürgerbeteiligung (Volksbegehren, Volksentscheid) sollen gesenkt werd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Religionsfreihei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ligiöse Symbole an Schulen</text:p>
          </table:table-cell>
          <table:table-cell office:value-type="string" calcext:value-type="string">
            <text:p>Lehrkräften soll das Tragen von jeglichen religiösen Symbolen an öffentlichen Schulen verboten werd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Schu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ulnoten ab Klasse 3</text:p>
          </table:table-cell>
          <table:table-cell office:value-type="string" calcext:value-type="string">
            <text:p>Schulnoten sollen bereits ab der 3. Klasse vergeben werd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Schu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anztagsschulen</text:p>
          </table:table-cell>
          <table:table-cell office:value-type="string" calcext:value-type="string">
            <text:p>Für alle Klassen fünf bis zehn: Ganztagsschulen mit verpflichtendem Nachmittagsangebot!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Sozialpoliti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ortverein für Kinder</text:p>
          </table:table-cell>
          <table:table-cell office:value-type="string" calcext:value-type="string">
            <text:p>Das Land Bremen soll allen Kindern und Jugendlichen aus einkommensschwachen Familien einen Zuschuss für die Mitgliedschaft in einem Sportverein gewähr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E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mputerspiele</text:p>
          </table:table-cell>
          <table:table-cell office:value-type="string" calcext:value-type="string">
            <text:p>Bremen soll sich dafür einsetzen, dass die Herstellung und der Vertrieb besonders gewalthaltiger Computerspiele verboten werd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Jugendstrafrech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ammer für Arbeitnehmer</text:p>
          </table:table-cell>
          <table:table-cell office:value-type="string" calcext:value-type="string">
            <text:p>In Bremen muss jeder Arbeitnehmer und jede Arbeitnehmerin zahlendes Mitglied in der Arbeitnehmerkammer sein: Diese Mitgliedschaft soll freiwillig werd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Mindestloh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ndestlöhne</text:p>
          </table:table-cell>
          <table:table-cell office:value-type="string" calcext:value-type="string">
            <text:p>Bremen soll sich für die generelle Einführung von Mindestlöhnen einsetz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kommunale Grundversorgu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asserversorgung</text:p>
          </table:table-cell>
          <table:table-cell office:value-type="string" calcext:value-type="string">
            <text:p>Die Wasserversorgung im Land Bremen soll vollständig privatisiert werd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Atomenergi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KW Unterweser</text:p>
          </table:table-cell>
          <table:table-cell office:value-type="string" calcext:value-type="string">
            <text:p>Bremen soll sich dafür einsetzen, dass das Kernkraftwerk "Unterweser" schon vor 2012 stillgelegt wird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Drog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eroinabgabe</text:p>
          </table:table-cell>
          <table:table-cell office:value-type="string" calcext:value-type="string">
            <text:p>Staatlich kontrollierte Abgabe von Heroin an Schwerstabhängige!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Dies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ußfilter</text:p>
          </table:table-cell>
          <table:table-cell office:value-type="string" calcext:value-type="string">
            <text:p>Für Dieselfahrzeuge ohne Rußpartikelfilter soll die Innenstadt gesperrt werden, wenn in Bremen die Feinstaubgrenze überschritten wird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Sozialticke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zialticket</text:p>
          </table:table-cell>
          <table:table-cell office:value-type="string" calcext:value-type="string">
            <text:p>Empfänger/innen von Arbeitslosengeld sollen günstiger mit Bus und Straßenbahn fahren können ("Sozialticket")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Jugendstrafrech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ugendstrafen</text:p>
          </table:table-cell>
          <table:table-cell office:value-type="string" calcext:value-type="string">
            <text:p>Junge Erwachsene zwischen 18 und 21 Jahren sollen verstärkt nach Erwachsenenstrafrecht verurteilt werd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Schu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rgleichsarbeiten</text:p>
          </table:table-cell>
          <table:table-cell office:value-type="string" calcext:value-type="string">
            <text:p>Das Abschneiden der einzelnen Bremer Schulen bei Vergleichsarbeiten soll veröffentlicht werd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Sozialpoliti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milienhebamme</text:p>
          </table:table-cell>
          <table:table-cell office:value-type="string" calcext:value-type="string">
            <text:p>Sozial benachteiligte Familien sollen vor und nach der Geburt eines Kindes intensiver vom Jugendamt begleitet werden ("Familienhebammen")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Ehe für All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eichstellung mit Ehe</text:p>
          </table:table-cell>
          <table:table-cell office:value-type="string" calcext:value-type="string">
            <text:p>Das Land Bremen soll sich dafür einsetzen, dass gleichgeschlechtliche Partnerschaften mit Ehen gleichgestellt werd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Kündigungsschutz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ündigungsschutz</text:p>
          </table:table-cell>
          <table:table-cell office:value-type="string" calcext:value-type="string">
            <text:p>Bremen soll sich für die Lockerung des Kündigungsschutzes einsetzen.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Wählen ab 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ählen ab 16</text:p>
          </table:table-cell>
          <table:table-cell office:value-type="string" calcext:value-type="string">
            <text:p>Bei Bürgerschaftswahlen: Wählen ab 16 Jahren!</text:p>
          </table:table-cell>
          <table:table-cell office:value-type="string" calcext:value-type="string">
            <text:p>bremen</text:p>
          </table:table-cell>
          <table:table-cell office:value-type="float" office:value="2007" calcext:value-type="float">
            <text:p>2007</text:p>
          </table:table-cell>
          <table:table-cell table:number-columns-repeated="101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Drog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koholverbot</text:p>
          </table:table-cell>
          <table:table-cell office:value-type="string" calcext:value-type="string">
            <text:p>Auf dem Kiez: Alkoholverbot auf Straßen und Plätzen an den Wochenenden!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tudiengebühr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udiengebühren</text:p>
          </table:table-cell>
          <table:table-cell office:value-type="string" calcext:value-type="string">
            <text:p>Die Studiengebühren für das Erststudium an den öffentlichen Hamburger Hochschulen sollen abgeschafft werd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Flussvertiefu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lbvertiefung</text:p>
          </table:table-cell>
          <table:table-cell office:value-type="string" calcext:value-type="string">
            <text:p>Die Elbe soll für die Schifffahrt vertieft werd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Mindestloh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ndestlohn</text:p>
          </table:table-cell>
          <table:table-cell office:value-type="string" calcext:value-type="string">
            <text:p>Hamburg soll sich für einen bundesweiten, einheitlichen gesetzlichen Mindestlohn einsetz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Sozialer Wohnungsba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zialer Wohnungsbau</text:p>
          </table:table-cell>
          <table:table-cell office:value-type="string" calcext:value-type="string">
            <text:p>Die öffentliche Förderung von sozialem Wohnungsbau soll abgeschafft werd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KiT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bührenfreie Kitas</text:p>
          </table:table-cell>
          <table:table-cell office:value-type="string" calcext:value-type="string">
            <text:p>Der Besuch einer Kindertagesstätte (Kita) soll gebührenfrei sei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prachte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rachtests</text:p>
          </table:table-cell>
          <table:table-cell office:value-type="string" calcext:value-type="string">
            <text:p>Vor der Einschulung: Verpflichtende Sprachtests für alle Kinder!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ulsystem-Gliederu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reigliedrige Schule</text:p>
          </table:table-cell>
          <table:table-cell office:value-type="string" calcext:value-type="string">
            <text:p>Hauptschulen, Realschulen und Gymnasien sollen zu einer gemeinsamen Schulform zusammengelegt werd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Rauchverbo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auchverbot</text:p>
          </table:table-cell>
          <table:table-cell office:value-type="string" calcext:value-type="string">
            <text:p>Gastwirte/-innen sollen selbst über ein Rauchverbot in ihren Gaststätten entscheiden dürf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Ladenöffnungszei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Öffnungszeiten</text:p>
          </table:table-cell>
          <table:table-cell office:value-type="string" calcext:value-type="string">
            <text:p>Ladenbesitzer/-innen sollen frei die Öffnungszeiten ihrer Geschäfte bestimmen könn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Steu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euerprüfer</text:p>
          </table:table-cell>
          <table:table-cell office:value-type="string" calcext:value-type="string">
            <text:p>Mehr Personal in den Finanzämtern für die Steuerprüfung von Unternehmen!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Privatisieru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ivatisierung des Hafens</text:p>
          </table:table-cell>
          <table:table-cell office:value-type="string" calcext:value-type="string">
            <text:p>Privatisierung des Hafens: Die Stadt soll weitere Anteile der HHLA an der Börse verkauf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Verkeh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ity-Maut</text:p>
          </table:table-cell>
          <table:table-cell office:value-type="string" calcext:value-type="string">
            <text:p>Einführung einer Maut für Kraftfahrzeuge in der Innenstadt ("City-Maut")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Autobah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afenquerspange</text:p>
          </table:table-cell>
          <table:table-cell office:value-type="string" calcext:value-type="string">
            <text:p>Zur Entlastung der Innenstadt: Bau einer Verbindungsautobahn zwischen A1 und A7 ("Hafenquerspange")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Gebietsrefo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dstaat</text:p>
          </table:table-cell>
          <table:table-cell office:value-type="string" calcext:value-type="string">
            <text:p>Hamburg soll mit anderen Bundesländern ein gemeinsames Bundesland bilden ("Nordstaat")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Ehe für Al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mo-Ehen</text:p>
          </table:table-cell>
          <table:table-cell office:value-type="string" calcext:value-type="string">
            <text:p>Hamburg soll sich dafür einsetzen, dass eingetragene Partnerschaften von Homosexuellen rechtlich der Ehe gleichgestellt werd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Koh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ohlekraftwerk</text:p>
          </table:table-cell>
          <table:table-cell office:value-type="string" calcext:value-type="string">
            <text:p>Das Kohlekraftwerk in Hamburg-Moorburg soll gebaut werd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kommunale Grundversorgu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romnetz</text:p>
          </table:table-cell>
          <table:table-cell office:value-type="string" calcext:value-type="string">
            <text:p>Das Hamburger Stromnetz soll zurück in die öffentliche Hand!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Krankenhaus-Privatisieru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ivate Krankenhäuser</text:p>
          </table:table-cell>
          <table:table-cell office:value-type="string" calcext:value-type="string">
            <text:p>Bei der Verteilung öffentlicher Gelder sollen private Krankenhäuser den öffentlichen gleichgestellt werd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Sozialticke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zialticket</text:p>
          </table:table-cell>
          <table:table-cell office:value-type="string" calcext:value-type="string">
            <text:p>Wiedereinführung von Sozialtickets in den öffentlichen Nahverkehrsmitteln!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Flüchtl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lüchtlinge</text:p>
          </table:table-cell>
          <table:table-cell office:value-type="string" calcext:value-type="string">
            <text:p>Alle in Hamburg lebenden Flüchtlinge sollen ein dauerhaftes Bleiberecht bekomm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Schuldenbrem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verschuldung</text:p>
          </table:table-cell>
          <table:table-cell office:value-type="string" calcext:value-type="string">
            <text:p>Ein Verbot der Neuverschuldung soll in die Hamburger Verfassung aufgenommen werd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Universitä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ternehmen und Hochschulen</text:p>
          </table:table-cell>
          <table:table-cell office:value-type="string" calcext:value-type="string">
            <text:p>Unternehmen sollen mehr Einfluss in den Entscheidungsgremien der Hochschulen hab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Ausbildu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gabe für Ausbildungsplätze</text:p>
          </table:table-cell>
          <table:table-cell office:value-type="string" calcext:value-type="string">
            <text:p>Betriebe, die nicht ausbilden, sollen ausbildende Betriebe finanziell unterstütz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Beamtete Lehr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rbeamtung von Lehrern</text:p>
          </table:table-cell>
          <table:table-cell office:value-type="string" calcext:value-type="string">
            <text:p>Lehrerinnen und Lehrer sollen weiterhin verbeamtet werd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Sch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bührenfreie Schulbücher</text:p>
          </table:table-cell>
          <table:table-cell office:value-type="string" calcext:value-type="string">
            <text:p>Gebührenfreie Bereitstellung von Schulbüchern an allen Hamburger Schulen!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Jugendstrafrech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ugendliche Straftäter</text:p>
          </table:table-cell>
          <table:table-cell office:value-type="string" calcext:value-type="string">
            <text:p>Die geschlossene Unterbringung für jugendliche Straftäter - wie in der Feuerbergstraße - soll weiterhin möglich sei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LANDESSPEZIFISC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ücherhallen</text:p>
          </table:table-cell>
          <table:table-cell office:value-type="string" calcext:value-type="string">
            <text:p>Kostenlose Nutzung von Bücherhallen!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Videoüberwachu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deoüberwachung</text:p>
          </table:table-cell>
          <table:table-cell office:value-type="string" calcext:value-type="string">
            <text:p>Die Videoüberwachung von öffentlichen Plätzen soll ausgeweitet werde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Direkte Demokrat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olksentscheide</text:p>
          </table:table-cell>
          <table:table-cell office:value-type="string" calcext:value-type="string">
            <text:p>Das Ergebnis von Volksentscheiden soll für den Hamburger Senat verbindlich sein.</text:p>
          </table:table-cell>
          <table:table-cell office:value-type="string" calcext:value-type="string">
            <text:p>hamburg</text:p>
          </table:table-cell>
          <table:table-cell office:value-type="float" office:value="2008" calcext:value-type="float">
            <text:p>2008</text:p>
          </table:table-cell>
          <table:table-cell table:number-columns-repeated="101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Atomenergi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tomkraftwerke</text:p>
          </table:table-cell>
          <table:table-cell office:value-type="string" calcext:value-type="string">
            <text:p>Die Laufzeit der Atomkraftwerke soll verlängert werd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Mindestloh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destlohn</text:p>
          </table:table-cell>
          <table:table-cell office:value-type="string" calcext:value-type="string">
            <text:p>Einführung eines flächendeckenden gesetzlichen Mindestlohnes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Bundesweh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Die Bundeswehr soll sofort aus Afghanistan abgezogen werd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U-Austrit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U-Austritt</text:p>
          </table:table-cell>
          <table:table-cell office:value-type="string" calcext:value-type="string">
            <text:p>Deutschland soll aus der EU austret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Managergehält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nagergehälter</text:p>
          </table:table-cell>
          <table:table-cell office:value-type="string" calcext:value-type="string">
            <text:p>Unternehmen sollen über die Höhe von Managergehältern frei entscheiden könn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Digitale Grundrech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nline-Durch- suchung</text:p>
          </table:table-cell>
          <table:table-cell office:value-type="string" calcext:value-type="string">
            <text:p>Die verdeckte Online-Durchsuchung privater Computer durch Sicherheitsbehörden soll verboten werd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Studiengebühr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udiengebühren</text:p>
          </table:table-cell>
          <table:table-cell office:value-type="string" calcext:value-type="string">
            <text:p>Das Erststudium soll gebührenfrei sei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Sprachte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prachtests für Kinder</text:p>
          </table:table-cell>
          <table:table-cell office:value-type="string" calcext:value-type="string">
            <text:p>In allen Bundesländern: Einführung verbindlicher Sprachtests für alle Kinder im Vorschulalter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Tierschutz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ierversuche</text:p>
          </table:table-cell>
          <table:table-cell office:value-type="string" calcext:value-type="string">
            <text:p>Ausnahmsloses Verbot von Tierversuch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Ban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aatliche Beteiligung an Banken</text:p>
          </table:table-cell>
          <table:table-cell office:value-type="string" calcext:value-type="string">
            <text:p>Die staatliche Beteiligung an privaten Banken darf nur eine vorübergehende Notlösung sei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Friedenspoliti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nschenrechte</text:p>
          </table:table-cell>
          <table:table-cell office:value-type="string" calcext:value-type="string">
            <text:p>Handelsbeziehungen mit Staaten, die Menschenrechte missachten, sollen eingestellt werd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6" office:value-type="string" calcext:value-type="string">
            <text:p>Frauenquo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uenquote</text:p>
          </table:table-cell>
          <table:table-cell office:value-type="string" calcext:value-type="string">
            <text:p>Bei der Besetzung von Führungspositionen soll eine gesetzliche Frauenquote gelt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Steu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ternehmens- steuer</text:p>
          </table:table-cell>
          <table:table-cell office:value-type="string" calcext:value-type="string">
            <text:p>Die Steuern für Unternehmen sollen gesenkt werd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Direkte Demokrati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olksentscheide</text:p>
          </table:table-cell>
          <table:table-cell office:value-type="string" calcext:value-type="string">
            <text:p>Einführung von Volksentscheiden auch auf Bundesebene!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Betreuungsgel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etreuungsgeld</text:p>
          </table:table-cell>
          <table:table-cell office:value-type="string" calcext:value-type="string">
            <text:p>Eltern, die für ihre Kinder keinen Krippenplatz in Anspruch nehmen, sollen ein Betreuungsgeld erhalt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usbildu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sbildungs- platzgarantie</text:p>
          </table:table-cell>
          <table:table-cell office:value-type="string" calcext:value-type="string">
            <text:p>Jedem Jugendlichen soll ein Ausbildungsplatz gesetzlich garantiert werd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Kündigungsschutz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ündigungsschutz</text:p>
          </table:table-cell>
          <table:table-cell office:value-type="string" calcext:value-type="string">
            <text:p>Der betriebliche Kündigungsschutz soll gelockert werd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Türke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U-Beitritt der Türkei</text:p>
          </table:table-cell>
          <table:table-cell office:value-type="string" calcext:value-type="string">
            <text:p>Die Türkei soll die Vollmitgliedschaft in der EU erhalt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Tempolimi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olimit</text:p>
          </table:table-cell>
          <table:table-cell office:value-type="string" calcext:value-type="string">
            <text:p>Generelles Tempolimit auf deutschen Autobahn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BAfö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AföG</text:p>
          </table:table-cell>
          <table:table-cell office:value-type="string" calcext:value-type="string">
            <text:p>Studierende, Schüler/-innen und Auszubildende sollen unabhängig vom Einkommen der Eltern einen Anspruch auf BAföG hab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D-Mar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-Mark</text:p>
          </table:table-cell>
          <table:table-cell office:value-type="string" calcext:value-type="string">
            <text:p>Die D-Mark soll wieder eingeführt werd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Ökologische Landwirtschaf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Ökologische Landwirtschaft</text:p>
          </table:table-cell>
          <table:table-cell office:value-type="string" calcext:value-type="string">
            <text:p>Die ökologische Landwirtschaft soll vom Staat finanziell stärker gefördert werd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Christliche Wer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ristliche Werte</text:p>
          </table:table-cell>
          <table:table-cell office:value-type="string" calcext:value-type="string">
            <text:p>Christliche Werte sollen das Leitbild deutscher Politik sein!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Privatisieru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ahn- privatisierung</text:p>
          </table:table-cell>
          <table:table-cell office:value-type="string" calcext:value-type="string">
            <text:p>Die Bahn soll vollständig in staatlicher Hand sei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Wehrpflich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ehrpflicht</text:p>
          </table:table-cell>
          <table:table-cell office:value-type="string" calcext:value-type="string">
            <text:p>Die Wehrpflicht soll in ihrer jetzigen Form beibehalten werd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Gentechni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ntechnisch veränderte Lebensmittel</text:p>
          </table:table-cell>
          <table:table-cell office:value-type="string" calcext:value-type="string">
            <text:p>In Deutschland sollen gentechnisch veränderte Lebensmittel produziert werden dürf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Ehe für Al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doptionsrecht</text:p>
          </table:table-cell>
          <table:table-cell office:value-type="string" calcext:value-type="string">
            <text:p>Vollständiges Adoptionsrecht für gleichgeschlechtliche Lebenspartnerschaft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style-name="ce6" office:value-type="string" calcext:value-type="string">
            <text:p>Vermögenssteu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ermögenssteuer</text:p>
          </table:table-cell>
          <table:table-cell office:value-type="string" calcext:value-type="string">
            <text:p>Die Vermögenssteuer soll wieder eingeführt werd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Kooperationsverbo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ldungspolitik</text:p>
          </table:table-cell>
          <table:table-cell office:value-type="string" calcext:value-type="string">
            <text:p>Bildungspolitik soll Ländersache bleib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Flüchtl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sylrecht</text:p>
          </table:table-cell>
          <table:table-cell office:value-type="string" calcext:value-type="string">
            <text:p>Die Möglichkeit, in Deutschland Asyl zu erhalten, soll erleichtert werd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Gesundhei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axisgebühr</text:p>
          </table:table-cell>
          <table:table-cell office:value-type="string" calcext:value-type="string">
            <text:p>Die Praxisgebühr soll abgeschafft werd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Ren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ntengarantie</text:p>
          </table:table-cell>
          <table:table-cell office:value-type="string" calcext:value-type="string">
            <text:p>Wenn die Löhne sinken, müssen die gesetzlichen Renten entsprechend gekürzt werd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Friedenspoliti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üstungsexporte</text:p>
          </table:table-cell>
          <table:table-cell office:value-type="string" calcext:value-type="string">
            <text:p>Generelles Verbot von Rüstungsexporten deutscher Firm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chulsystem-Gliederu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hulsystem</text:p>
          </table:table-cell>
          <table:table-cell office:value-type="string" calcext:value-type="string">
            <text:p>Das gegliederte Schulsystem (Haupt- /Realschulen und Gymnasien) soll beibehalten werd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Wahlrecht für Ausländ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ommunales Wahlrecht</text:p>
          </table:table-cell>
          <table:table-cell office:value-type="string" calcext:value-type="string">
            <text:p>Kommunales Wahlrecht für alle, die dauerhaft in Deutschland leb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Arbeitslosigkei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rbeitslosengeld II</text:p>
          </table:table-cell>
          <table:table-cell office:value-type="string" calcext:value-type="string">
            <text:p>Die Regelsätze für das Arbeitslosengeld II ("Hartz-IV") sollen deutlich angehoben werd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Bundeswehr im Inner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ndeswehr im Innern</text:p>
          </table:table-cell>
          <table:table-cell office:value-type="string" calcext:value-type="string">
            <text:p>Zur Terrorismusbekämpfung soll die Bundeswehr auch im Innern eingesetzt werden können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Staatsfor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mokratie</text:p>
          </table:table-cell>
          <table:table-cell office:value-type="string" calcext:value-type="string">
            <text:p>Die Demokratie, die wir in der Bundesrepublik haben, ist die beste Staatsform.</text:p>
          </table:table-cell>
          <table:table-cell office:value-type="string" calcext:value-type="string">
            <text:p>deutschland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Gentechni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duktion von Genfood</text:p>
          </table:table-cell>
          <table:table-cell office:value-type="string" calcext:value-type="string">
            <text:p>In der EU sollen keine gentechnisch veränderten Lebensmittel produziert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EU-Erweiterun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U-Erweiterung</text:p>
          </table:table-cell>
          <table:table-cell office:value-type="string" calcext:value-type="string">
            <text:p>Künftig sollen alle EU-Bürger/-innen über die Aufnahme von neuen Mitgliedsstaaten abstimm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Flüchtlin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inwanderungs- politik</text:p>
          </table:table-cell>
          <table:table-cell office:value-type="string" calcext:value-type="string">
            <text:p>Die Einwanderungspolitik der EU soll verschärft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Managergehält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nagergehälter</text:p>
          </table:table-cell>
          <table:table-cell office:value-type="string" calcext:value-type="string">
            <text:p>In der EU soll die Höhe von Managergehältern gesetzlich begrenzt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Traditionelles Familienbil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milienbild</text:p>
          </table:table-cell>
          <table:table-cell office:value-type="string" calcext:value-type="string">
            <text:p>Die traditionelle Familie aus Mann, Frau und Kind/Kindern soll stärker als andere Lebensgemeinschaften gefördert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Gesundhei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sundheits- versorgung</text:p>
          </table:table-cell>
          <table:table-cell office:value-type="string" calcext:value-type="string">
            <text:p>In der EU sollen einheitliche Qualitätsstandards in der Gesundheitsversorgung eingeführt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Entwicklungshil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U-Entwicklungs- hilfe</text:p>
          </table:table-cell>
          <table:table-cell office:value-type="string" calcext:value-type="string">
            <text:p>Die EU-Entwicklungshilfe soll abgeschafft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Wählen ab 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ahlrecht ab 16</text:p>
          </table:table-cell>
          <table:table-cell office:value-type="string" calcext:value-type="string">
            <text:p>Wahlrecht ab 16 Jahren bei Europawahlen!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rbeitnehmer mit Migrationshintergrun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beitsmarkt</text:p>
          </table:table-cell>
          <table:table-cell office:value-type="string" calcext:value-type="string">
            <text:p>Der Zugang zum deutschen Arbeitsmarkt soll für Menschen aus den östlichen EU-Staaten dauerhaft beschränkt <text:s/>bleib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E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ennzeichnung Salz, Zucker, Fett</text:p>
          </table:table-cell>
          <table:table-cell office:value-type="string" calcext:value-type="string">
            <text:p>In der EU soll der Anteil von Fett, Zucker und Salz in Lebensmitteln durch ein Symbol deutlich gekennzeichnet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Digitale Grundrech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ometrische Daten</text:p>
          </table:table-cell>
          <table:table-cell office:value-type="string" calcext:value-type="string">
            <text:p>Biometrische Daten (z.B. Fingerabdruck) sollen weiterhin im Reisepass erfasst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Europ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U-Beitrags- zahlungen</text:p>
          </table:table-cell>
          <table:table-cell office:value-type="string" calcext:value-type="string">
            <text:p>Die Beitragszahlungen an die EU sollen sich an der jeweiligen Wirtschaftsleistung der Mitgliedsländer orientier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office:value-type="string" calcext:value-type="string">
            <text:p>Atomenergi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bschaltung Atomkraftwerke</text:p>
          </table:table-cell>
          <table:table-cell office:value-type="string" calcext:value-type="string">
            <text:p>Alle Atomkraftwerke innerhalb der EU sollen abgeschaltet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Subventi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grarsubventionen</text:p>
          </table:table-cell>
          <table:table-cell office:value-type="string" calcext:value-type="string">
            <text:p>Die EU-Subventionen für die Landwirtschaft sollen abgeschafft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Wahlrech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ommissions- präsident</text:p>
          </table:table-cell>
          <table:table-cell office:value-type="string" calcext:value-type="string">
            <text:p>Die Bürger/-innen sollen den EU-Kommissionspräsidenten zukünftig selbst wähl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RE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inheimische Unternehmen</text:p>
          </table:table-cell>
          <table:table-cell office:value-type="string" calcext:value-type="string">
            <text:p>Einheimische Unternehmen sollen bei öffentlichen, europaweiten Ausschreibungen bevorzugt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Tempolimi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mpolimit</text:p>
          </table:table-cell>
          <table:table-cell office:value-type="string" calcext:value-type="string">
            <text:p>In der EU soll auf allen Autobahnen <text:s/>ein einheitliches Tempolimit gelt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Staatsfor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lamentarische Demokratie</text:p>
          </table:table-cell>
          <table:table-cell office:value-type="string" calcext:value-type="string">
            <text:p>Die parlamentarische Demokratie ist die beste Regierungsform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EU-Arme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U-Armee</text:p>
          </table:table-cell>
          <table:table-cell office:value-type="string" calcext:value-type="string">
            <text:p>Die nationalen Streitkräfte sollen durch eine EU-Armee ersetzt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Ban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aatliche Banken</text:p>
          </table:table-cell>
          <table:table-cell office:value-type="string" calcext:value-type="string">
            <text:p>Die EU-Mitgliedsstaaten sollen ihre öffentlichen Banken (z.B. Landesbanken, Sparkassen) privatisier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EU-Austrit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U-Austritt</text:p>
          </table:table-cell>
          <table:table-cell office:value-type="string" calcext:value-type="string">
            <text:p>Deutschland soll aus der EU austret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Erneuerbare Energi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rneuerbare Energien</text:p>
          </table:table-cell>
          <table:table-cell office:value-type="string" calcext:value-type="string">
            <text:p>Die Staaten der EU sollen vollständig <text:s/>auf erneuerbare Energien umstell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Steu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ternehmens- steuer</text:p>
          </table:table-cell>
          <table:table-cell office:value-type="string" calcext:value-type="string">
            <text:p>Die Unternehmenssteuern sollen EU-weit angeglichen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Friedenspoliti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tomwaffen</text:p>
          </table:table-cell>
          <table:table-cell office:value-type="string" calcext:value-type="string">
            <text:p>In der Europäischen Union soll es keine Atomwaffen mehr geb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EU-Außenpoliti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U-Außenminister</text:p>
          </table:table-cell>
          <table:table-cell office:value-type="string" calcext:value-type="string">
            <text:p>Die Europäische Union soll einen gemeinsamen Außenminister beruf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Gentechni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bryonale Stammzellen- forschung</text:p>
          </table:table-cell>
          <table:table-cell office:value-type="string" calcext:value-type="string">
            <text:p>Striktes Verbot von embryonaler Stammzellenforschung in der EU!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EU-Steu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U-Steuer</text:p>
          </table:table-cell>
          <table:table-cell office:value-type="string" calcext:value-type="string">
            <text:p>Die EU soll die Möglichkeit erhalten, eigene Steuern zu erheb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style-name="ce6" office:value-type="string" calcext:value-type="string">
            <text:p>Kündigungsschutz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ündigungsschutz</text:p>
          </table:table-cell>
          <table:table-cell office:value-type="string" calcext:value-type="string">
            <text:p>Der Kündigungsschutz in den EU-Mitgliedsstaaten soll gelockert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RE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-Stützpunkte</text:p>
          </table:table-cell>
          <table:table-cell office:value-type="string" calcext:value-type="string">
            <text:p>Die USA sollen ihre militärischen Stützpunkte innerhalb der Europäischen Union aufgeb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D-Mar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-Mark</text:p>
          </table:table-cell>
          <table:table-cell office:value-type="string" calcext:value-type="string">
            <text:p>Deutschland soll aus der Währungsunion austreten und die D-Mark wieder einführ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RE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O-Sicherheitsrat</text:p>
          </table:table-cell>
          <table:table-cell office:value-type="string" calcext:value-type="string">
            <text:p>Ein einziger ständiger Sitz für alle EU-Mitgliedsländer im UNO-Sicherheitsrat!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EU-Föderalismu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setzgebung</text:p>
          </table:table-cell>
          <table:table-cell office:value-type="string" calcext:value-type="string">
            <text:p>Es sollen wieder mehr Gesetzgebungskompetenzen auf die nationale Ebene verlagert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Mindestloh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destlohn</text:p>
          </table:table-cell>
          <table:table-cell office:value-type="string" calcext:value-type="string">
            <text:p>Jeder EU-Staat soll einen gesetzlichen Mindestlohn einführ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Christliche Wer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ristliche Werte- gemeinschaft</text:p>
          </table:table-cell>
          <table:table-cell office:value-type="string" calcext:value-type="string">
            <text:p>Die EU soll sich als christliche Wertegemeinschaft versteh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EU-Stabilitätspak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erschuldung</text:p>
          </table:table-cell>
          <table:table-cell office:value-type="string" calcext:value-type="string">
            <text:p>Auch während der Wirtschaftskrise muss eine zu hohe Neuverschuldung der Staaten in der Euro-Zone bestraft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Gentechni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lonverbot</text:p>
          </table:table-cell>
          <table:table-cell office:value-type="string" calcext:value-type="string">
            <text:p>Europaweites Klonverbot von Tieren!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Direkte Demokrati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ürgerentscheide</text:p>
          </table:table-cell>
          <table:table-cell office:value-type="string" calcext:value-type="string">
            <text:p>Es sollen EU-weite Bürgerentscheide eingeführt werden.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Rauchverbo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auchverbot</text:p>
          </table:table-cell>
          <table:table-cell office:value-type="string" calcext:value-type="string">
            <text:p>EU-weit: striktes Rauchverbot in der Gastronomie!</text:p>
          </table:table-cell>
          <table:table-cell office:value-type="string" calcext:value-type="string">
            <text:p>europa</text:p>
          </table:table-cell>
          <table:table-cell office:value-type="float" office:value="2009" calcext:value-type="float">
            <text:p>2009</text:p>
          </table:table-cell>
          <table:table-cell table:number-columns-repeated="101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Ladenöffnungszei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rkaufsoffene Sonntage</text:p>
          </table:table-cell>
          <table:table-cell office:value-type="string" calcext:value-type="string">
            <text:p>In Nordrhein-Westfalen sollen die verkaufsoffenen Sonntage abgeschaff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ulsystem-Gliederun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chulsystem</text:p>
          </table:table-cell>
          <table:table-cell office:value-type="string" calcext:value-type="string">
            <text:p>Das dreigliedrige Schulsystem (Hauptschule, Realschule, Gymnasium) soll erhalten bleib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Rauchverbo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uchverbot</text:p>
          </table:table-cell>
          <table:table-cell office:value-type="string" calcext:value-type="string">
            <text:p>Absolutes Rauchverbot in Gaststätten und Restaurants!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rbeitnehmer mit Migrationshintergrun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granten im öffentl. Dienst</text:p>
          </table:table-cell>
          <table:table-cell office:value-type="string" calcext:value-type="string">
            <text:p>Es sollen mehr Menschen mit Zuwanderungsgeschichte im öffentlichen Dienst beschäftig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KiT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ita-Platz-Ausgleich</text:p>
          </table:table-cell>
          <table:table-cell office:value-type="string" calcext:value-type="string">
            <text:p>Eltern, die für ihre Kinder unter drei Jahren keinen Kita-Platz in Anspruch nehmen, sollen eine zusätzliche finanzielle Unterstützung erhalt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Kopfno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opfnoten</text:p>
          </table:table-cell>
          <table:table-cell office:value-type="string" calcext:value-type="string">
            <text:p>Die Kopfnoten für Schülerinnen und Schüler sollen beibehalten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Studiengebühr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udiengebühren</text:p>
          </table:table-cell>
          <table:table-cell office:value-type="string" calcext:value-type="string">
            <text:p>Die Gebühren für das Erststudium an den Hochschulen in Nordrhein-Westfalen sollen wieder abgeschaff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utobah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obahnnetz</text:p>
          </table:table-cell>
          <table:table-cell office:value-type="string" calcext:value-type="string">
            <text:p>Das Autobahnnetz in Nordrhein-Westfalen soll ausgebau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Digitale Grundrech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ternetsperre</text:p>
          </table:table-cell>
          <table:table-cell office:value-type="string" calcext:value-type="string">
            <text:p>Der Staat soll Internetseiten mit strafbaren Inhalten sperren dürf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Kulturaustausc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ulturprojekte von Zuwanderern</text:p>
          </table:table-cell>
          <table:table-cell office:value-type="string" calcext:value-type="string">
            <text:p>Das Land soll Kulturprojekte von Menschen mit Zuwanderungsgeschichte weiterhin förder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Privatisierun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eldhilfe an Unternehmen</text:p>
          </table:table-cell>
          <table:table-cell office:value-type="string" calcext:value-type="string">
            <text:p>Wenn das Land Unternehmen mit Geld direkt hilft, soll es auch Mitspracherechte bei Unternehmensentscheidungen erhalt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Atomenergi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ernkraft</text:p>
          </table:table-cell>
          <table:table-cell office:value-type="string" calcext:value-type="string">
            <text:p>Die Laufzeiten der Kernkraftwerke sollen verlänger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Gentechni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entechnik</text:p>
          </table:table-cell>
          <table:table-cell office:value-type="string" calcext:value-type="string">
            <text:p>Die Landwirtschaft in Nordrhein-Westfalen soll ausnahmslos gentechnikfrei sei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6" office:value-type="string" calcext:value-type="string">
            <text:p>Wahlrecht für Ausländ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ommunales Wahlrecht</text:p>
          </table:table-cell>
          <table:table-cell office:value-type="string" calcext:value-type="string">
            <text:p>Alle Menschen, die dauerhaft in Nordrhein-Westfalen leben, sollen bei Kommunalwahlen wählen dürf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Gewerbesteu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ewerbesteuer</text:p>
          </table:table-cell>
          <table:table-cell office:value-type="string" calcext:value-type="string">
            <text:p>Die Gewerbesteuer der Kommunen soll erhalten bleib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Deutschexklusiv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zialleistungen für Deutsche</text:p>
          </table:table-cell>
          <table:table-cell office:value-type="string" calcext:value-type="string">
            <text:p>Nur Deutsche sollen einen Anspruch auf Sozialleistungen hab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Mindestloh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destlohn</text:p>
          </table:table-cell>
          <table:table-cell office:value-type="string" calcext:value-type="string">
            <text:p>Es soll ein flächendeckender gesetzlicher Mindestlohn eingeführ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Frauenquo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uenquote</text:p>
          </table:table-cell>
          <table:table-cell office:value-type="string" calcext:value-type="string">
            <text:p>Einführung einer gesetzlichen Frauenquote für Aufsichtsräte!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Ehe für Al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herecht</text:p>
          </table:table-cell>
          <table:table-cell office:value-type="string" calcext:value-type="string">
            <text:p>Die Ehe zwischen Mann und Frau soll weiterhin mit mehr Rechten verbunden sein als andere Lebenspartnerschaft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Religionsunterrich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slamischer Religions- unterricht</text:p>
          </table:table-cell>
          <table:table-cell office:value-type="string" calcext:value-type="string">
            <text:p>An den Schulen Nordrhein-Westfalens soll islamischer Religionsunterricht in deutscher Sprache angeboten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G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bitur</text:p>
          </table:table-cell>
          <table:table-cell office:value-type="string" calcext:value-type="string">
            <text:p>An Gymnasien soll das Abitur weiterhin nach 12 Jahren abgeleg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Schuldenbrems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chuldenbremse</text:p>
          </table:table-cell>
          <table:table-cell office:value-type="string" calcext:value-type="string">
            <text:p>In der Landesverfassung Nordrhein-Westfalens soll eine Begrenzung staatlicher Schulden ("Schuldenbremse") veranker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Universitä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i-Forschung</text:p>
          </table:table-cell>
          <table:table-cell office:value-type="string" calcext:value-type="string">
            <text:p>Die universitäre Forschung soll sich stärker am Bedarf der Wirtschaft orientier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Bleiberech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eiberecht</text:p>
          </table:table-cell>
          <table:table-cell office:value-type="string" calcext:value-type="string">
            <text:p>Ausländerinnen und Ausländer, die bereits seit vielen Jahren geduldet in Nordrhein-Westfalen leben, sollen ein dauerhaftes Bleiberecht erhalt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Steu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itzensteuersatz</text:p>
          </table:table-cell>
          <table:table-cell office:value-type="string" calcext:value-type="string">
            <text:p>Der Spitzensteuersatz soll gesenk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kommunale Grundversorgun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ommunale Grundversorgung</text:p>
          </table:table-cell>
          <table:table-cell office:value-type="string" calcext:value-type="string">
            <text:p>Die kommunale Grundversorgung (Wasser, Strom, Gas, Abfall) soll in öffentlicher Hand sei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Krankenhaus-Privatisierun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rankenhäuser</text:p>
          </table:table-cell>
          <table:table-cell office:value-type="string" calcext:value-type="string">
            <text:p>Weitere Privatisierung von Krankenhäusern!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6" office:value-type="string" calcext:value-type="string">
            <text:p>Politischer Extremismu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chts- extremismus</text:p>
          </table:table-cell>
          <table:table-cell office:value-type="string" calcext:value-type="string">
            <text:p>Das Land soll weiterhin Projekte gegen Rechtsextremismus förder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Arbeitslosigkei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ürzung Sozialleistungen</text:p>
          </table:table-cell>
          <table:table-cell office:value-type="string" calcext:value-type="string">
            <text:p>Wenn Arbeitslose ein Jobangebot ablehnen, sollen ihnen die Sozialleistungen stärker gekürz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Polize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lizeipräsenz</text:p>
          </table:table-cell>
          <table:table-cell office:value-type="string" calcext:value-type="string">
            <text:p>Die Polizeipräsenz in der Öffentlichkeit soll erhöh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Jugendstrafrech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ugendstrafrecht</text:p>
          </table:table-cell>
          <table:table-cell office:value-type="string" calcext:value-type="string">
            <text:p>Das Jugendstrafrecht soll nur bis zum 18. Lebensjahr angewendet werden dürf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Flughaf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chtflugverbot</text:p>
          </table:table-cell>
          <table:table-cell office:value-type="string" calcext:value-type="string">
            <text:p>Generelles Nachtflugverbot auf allen Flughäfen in Nordrhein-Westfalen!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Ausbildun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sbildungsplatz- abgabe</text:p>
          </table:table-cell>
          <table:table-cell office:value-type="string" calcext:value-type="string">
            <text:p>Unternehmen, die keine Ausbildungsplätze anbieten, sollen eine Abgabe zahl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Mosche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arett-Verbot</text:p>
          </table:table-cell>
          <table:table-cell office:value-type="string" calcext:value-type="string">
            <text:p>In Nordrhein-Westfalen soll der Bau von Minaretten verboten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Schu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ivatschulen</text:p>
          </table:table-cell>
          <table:table-cell office:value-type="string" calcext:value-type="string">
            <text:p>Die Gründung weiterer Privatschulen in Nordrhein-Westfalen soll geförder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Wirtschaft&amp;Politi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teispenden</text:p>
          </table:table-cell>
          <table:table-cell office:value-type="string" calcext:value-type="string">
            <text:p>Unternehmen sollen auch weiterhin an Parteien spenden dürf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Wählen ab 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ählen ab 16</text:p>
          </table:table-cell>
          <table:table-cell office:value-type="string" calcext:value-type="string">
            <text:p>Jugendliche ab 16 Jahren sollen bei Landtagswahlen wählen dürf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Koh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einkohle-Bergbau</text:p>
          </table:table-cell>
          <table:table-cell office:value-type="string" calcext:value-type="string">
            <text:p>Das Land soll den Steinkohle-Bergbau in Nordrhein-Westfalen weiterhin finanziell unterstützen.</text:p>
          </table:table-cell>
          <table:table-cell office:value-type="string" calcext:value-type="string">
            <text:p>nordrhein-westfalen</text:p>
          </table:table-cell>
          <table:table-cell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Privatisierun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-Bahn</text:p>
          </table:table-cell>
          <table:table-cell office:value-type="string" calcext:value-type="string">
            <text:p>Die Berliner S-Bahn soll als landeseigenes Unternehmen betrieben werden!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Wählen ab 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ählen ab 16</text:p>
          </table:table-cell>
          <table:table-cell office:value-type="string" calcext:value-type="string">
            <text:p>Bei der Berliner Abgeordnetenhauswahl: Wählen ab 16 Jahren!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Mül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erschmutzung durch Hundekot</text:p>
          </table:table-cell>
          <table:table-cell office:value-type="string" calcext:value-type="string">
            <text:p>Härteres Vorgehen bei Verschmutzung durch Hundekot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Ehe für Al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ebenspartner&amp;shy;schaften</text:p>
          </table:table-cell>
          <table:table-cell office:value-type="string" calcext:value-type="string">
            <text:p>Eingetragene Lebenspartnerschaften sollen der Ehe gleichgestellt werd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Drog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lkohol in der Öffentlichkeit</text:p>
          </table:table-cell>
          <table:table-cell office:value-type="string" calcext:value-type="string">
            <text:p>Der Alkoholkonsum auf öffentlichen Plätzen soll weiter eingeschränkt werd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Hot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ity-Tax</text:p>
          </table:table-cell>
          <table:table-cell office:value-type="string" calcext:value-type="string">
            <text:p>In Berlin soll es eine Steuer für Hotelübernachtungen geben ("City-Tax")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KiT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erpflichtendes Kita-Jahr</text:p>
          </table:table-cell>
          <table:table-cell office:value-type="string" calcext:value-type="string">
            <text:p>Das letzte Kita-Jahr vor der Einschulung soll für alle Kinder verpflichtend sei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Kulturaustausc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ulturprojekte</text:p>
          </table:table-cell>
          <table:table-cell office:value-type="string" calcext:value-type="string">
            <text:p>Berlin soll weiterhin Kulturprojekte von Menschen mit Migrationshintergrund förder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LANDESSPEZIFISC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diaspree</text:p>
          </table:table-cell>
          <table:table-cell office:value-type="string" calcext:value-type="string">
            <text:p>Die Bebauung des Spreeufers im Rahmen des Mediaspree-Projekts soll gestoppt werd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Jugendstrafrech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arnschussarrest</text:p>
          </table:table-cell>
          <table:table-cell office:value-type="string" calcext:value-type="string">
            <text:p>Kriminelle Jugendliche sollen bei einer Verurteilung auf Bewährung auch für kurze Zeit inhaftiert werden können ("Warnschussarrest")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Grunderwerbssteu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underwerbs&amp;shy;steuer</text:p>
          </table:table-cell>
          <table:table-cell office:value-type="string" calcext:value-type="string">
            <text:p>Die Grunderwerbssteuer soll erhöht werd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Politischer Extremismu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ojekte gegen Linksextremismus</text:p>
          </table:table-cell>
          <table:table-cell office:value-type="string" calcext:value-type="string">
            <text:p>Projekte zur Bekämpfung des Linksextremismus sollen gefördert werd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Schu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chsjährige Grundschulzeit</text:p>
          </table:table-cell>
          <table:table-cell office:value-type="string" calcext:value-type="string">
            <text:p>Die sechsjährige Grundschulzeit soll für alle Schülerinnen und Schüler verpflichtend sei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Flüchtlin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eizügigkeit für Asylbewerber</text:p>
          </table:table-cell>
          <table:table-cell office:value-type="string" calcext:value-type="string">
            <text:p>Berlin soll sich dafür einsetzen, dass sich Asylbewerber und Asylbewerberinnen in ganz Deutschland frei bewegen dürf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Direkte Demokrati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olksentscheide</text:p>
          </table:table-cell>
          <table:table-cell office:value-type="string" calcext:value-type="string">
            <text:p>In Berlin sollen die Hürden für Volksentscheide gesenkt werd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utobah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adtautobahn</text:p>
          </table:table-cell>
          <table:table-cell office:value-type="string" calcext:value-type="string">
            <text:p>Die Stadtautobahn A100 soll verlängert werd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rbeitnehmer mit Migrationshintergrun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granten im öffentlichen Dienst</text:p>
          </table:table-cell>
          <table:table-cell office:value-type="string" calcext:value-type="string">
            <text:p>Mehr Menschen mit Migrationshintergrund sollen im öffentlichen Dienst Berlins arbeit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Universitä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sterstudien&amp;shy;platz</text:p>
          </table:table-cell>
          <table:table-cell office:value-type="string" calcext:value-type="string">
            <text:p>Alle Bachelor-Absolventen Berliner Hochschulen sollen einen Rechtsanspruch auf einen Masterstudienplatz in Berlin hab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LANDESSPEZIFISC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elhofer Feld</text:p>
          </table:table-cell>
          <table:table-cell office:value-type="string" calcext:value-type="string">
            <text:p>Das Tempelhofer Feld soll komplett als Grünfläche erhalten bleib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Deutschexklusiv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indergeld für Deutsche</text:p>
          </table:table-cell>
          <table:table-cell office:value-type="string" calcext:value-type="string">
            <text:p>Kindergeld soll nur an deutsche Familien ausgezahlt werd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Tempolimi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o 30</text:p>
          </table:table-cell>
          <table:table-cell office:value-type="string" calcext:value-type="string">
            <text:p>Auf mehr Berliner Straßen soll Tempo 30 gelt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Politischer Extremismu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ojekte gegen Rechts&amp;shy;extremismus</text:p>
          </table:table-cell>
          <table:table-cell office:value-type="string" calcext:value-type="string">
            <text:p>Projekte gegen Rechtsextremismus sollen weiterhin gefördert werd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Schu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ahrgangs&amp;shy;übergreifendes Lernen</text:p>
          </table:table-cell>
          <table:table-cell office:value-type="string" calcext:value-type="string">
            <text:p>Das jahrgangsübergreifende Lernen ("JüL") an Berliner Grundschulen soll abgeschafft werd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Polizisten-Kennzeichnun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ennung von Polizisten</text:p>
          </table:table-cell>
          <table:table-cell office:value-type="string" calcext:value-type="string">
            <text:p>Bei Großeinsätzen sollen alle Polizistinnen und Polizisten eine individuelle Kennung tragen müss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Sozialer Wohnungsbau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zialer Wohnungsbau</text:p>
          </table:table-cell>
          <table:table-cell office:value-type="string" calcext:value-type="string">
            <text:p>Berlin soll den sozialen Wohnungsbau wieder förder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Umweltzo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mweltzone</text:p>
          </table:table-cell>
          <table:table-cell office:value-type="string" calcext:value-type="string">
            <text:p>Abschaffung der Umweltzone in Berlin!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Gemeinsamer Unterrich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meinsamer Unterricht</text:p>
          </table:table-cell>
          <table:table-cell office:value-type="string" calcext:value-type="string">
            <text:p>Alle Kinder sollen ungeachtet ihres kulturellen Hintergrundes gemeinsam unterrichtet werd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6" office:value-type="string" calcext:value-type="string">
            <text:p>Mindestloh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destlohn</text:p>
          </table:table-cell>
          <table:table-cell office:value-type="string" calcext:value-type="string">
            <text:p>Gesetzliche Mindestlöhne sollen weiterhin nur für einzelne Branchen gelt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Videoüberwachun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ideo&amp;shy;überwachung</text:p>
          </table:table-cell>
          <table:table-cell office:value-type="string" calcext:value-type="string">
            <text:p>Die Videoüberwachung im öffentlichen Raum soll ausgeweitet werd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Sprachte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achtests im Vorschulalter</text:p>
          </table:table-cell>
          <table:table-cell office:value-type="string" calcext:value-type="string">
            <text:p>Alle Kinder im Vorschulalter sollen zusätzliche Sprachtests absolvieren müss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Frauenquot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uenquote</text:p>
          </table:table-cell>
          <table:table-cell office:value-type="string" calcext:value-type="string">
            <text:p>Das Land Berlin soll sich für die Einführung einer gesetzlichen Frauenquote in Aufsichtsräten und Vorständen einsetz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Religionsunterrich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ehrer für islamischen Religions&amp;shy;unterricht</text:p>
          </table:table-cell>
          <table:table-cell office:value-type="string" calcext:value-type="string">
            <text:p>Berliner Lehrerinnen und Lehrer für islamischen Religionsunterricht sollen an deutschen Hochschulen ausgebildet worden sei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kommunale Grundversorgun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asserbetriebe</text:p>
          </table:table-cell>
          <table:table-cell office:value-type="string" calcext:value-type="string">
            <text:p>Die Privatisierung der Berliner Wasserbetriebe soll rückgängig gemacht werd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Arbeitslosigkei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LG-II-Empfänger</text:p>
          </table:table-cell>
          <table:table-cell office:value-type="string" calcext:value-type="string">
            <text:p>Hartz IV-Empfängerinnen und -Empfängern sollen auch weiterhin Leistungen gekürzt werden, wenn sie ein Jobangebot ablehn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Projek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S-Gedenkstätten</text:p>
          </table:table-cell>
          <table:table-cell office:value-type="string" calcext:value-type="string">
            <text:p>Die Berliner Gedenkstätten für die Opfer des NS-Regimes sollen weiterhin vom Land Berlin finanziell gefördert werd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Wahlrecht für Ausländ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ahlrecht für Ausländer</text:p>
          </table:table-cell>
          <table:table-cell office:value-type="string" calcext:value-type="string">
            <text:p>Kommunales Wahlrecht für alle dauerhaft in Berlin wohnenden Ausländerinnen und Ausländer!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Bundeswehr-Anwerbun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erbung für Bundeswehr</text:p>
          </table:table-cell>
          <table:table-cell office:value-type="string" calcext:value-type="string">
            <text:p>An Berliner Schulen soll für Berufe bei der Bundeswehr geworben werden dürf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LANDESSPEZIFISC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hnhof Zoo</text:p>
          </table:table-cell>
          <table:table-cell office:value-type="string" calcext:value-type="string">
            <text:p>Am Bahnhof Zoo sollen wieder Fernverkehrszüge halten.</text:p>
          </table:table-cell>
          <table:table-cell office:value-type="string" calcext:value-type="string">
            <text:p>berli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LANDESSPEZIFIS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amburger Hafen</text:p>
          </table:table-cell>
          <table:table-cell office:value-type="string" calcext:value-type="string">
            <text:p>In der Hamburger Wirtschaftspolitik soll der Hafen stets Vorrang hab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Ki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ta-Gebühren</text:p>
          </table:table-cell>
          <table:table-cell office:value-type="string" calcext:value-type="string">
            <text:p>Die Erhöhung der Kita-Gebühren soll zurückgenommen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ÖPN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dtbahn</text:p>
          </table:table-cell>
          <table:table-cell office:value-type="string" calcext:value-type="string">
            <text:p>In Hamburg soll keine Stadtbahn gebaut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Flüchtl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grationskurse</text:p>
          </table:table-cell>
          <table:table-cell office:value-type="string" calcext:value-type="string">
            <text:p>Es sollen mehr Integrationskurse für in Hamburg lebende Zuwanderer/innen angeboten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Rauchverbo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uchverbot</text:p>
          </table:table-cell>
          <table:table-cell office:value-type="string" calcext:value-type="string">
            <text:p>Wirte sollen selbst entscheiden dürfen, ob in ihren Gaststätten und Restaurants geraucht wird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Sch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hulnoten</text:p>
          </table:table-cell>
          <table:table-cell office:value-type="string" calcext:value-type="string">
            <text:p>Abschaffung von Schulnoten in der Grundschule!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Digitale Grundrech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ckt-Scanner</text:p>
          </table:table-cell>
          <table:table-cell office:value-type="string" calcext:value-type="string">
            <text:p>Am Hamburger Flughafen sollen keine Ganzkörper-Scanner ("Nackt-Scanner") mehr eingesetzt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Gewerbesteu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werbesteuer</text:p>
          </table:table-cell>
          <table:table-cell office:value-type="string" calcext:value-type="string">
            <text:p>Die Gewerbesteuer soll gesenkt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rbeitnehmer mit Migrationshintergru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granten in Polizeidienst</text:p>
          </table:table-cell>
          <table:table-cell office:value-type="string" calcext:value-type="string">
            <text:p>Mehr Menschen mit Migrationshintergrund sollen im Polizeidienst eingestellt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Ban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SH Nordbank</text:p>
          </table:table-cell>
          <table:table-cell office:value-type="string" calcext:value-type="string">
            <text:p>Die HSH Nordbank soll vollständig privatisiert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G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itur</text:p>
          </table:table-cell>
          <table:table-cell office:value-type="string" calcext:value-type="string">
            <text:p>An Hamburger Gymnasien: Wiedereinführung des Abiturs nach Klasse 13!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Verke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kgebühren</text:p>
          </table:table-cell>
          <table:table-cell office:value-type="string" calcext:value-type="string">
            <text:p>Die Parkgebühren in der Hamburger City sollen erhöht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Direkte Demokrat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uorum bei Bürger&amp;shy;entscheiden</text:p>
          </table:table-cell>
          <table:table-cell office:value-type="string" calcext:value-type="string">
            <text:p>Für Bürgerentscheide auf Bezirksebene soll eine Mindestbeteiligung ("Quorum") eingeführt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Arbeitnehmer mit Migrationshintergru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sländische Fachkräfte</text:p>
          </table:table-cell>
          <table:table-cell office:value-type="string" calcext:value-type="string">
            <text:p>Hamburg soll verstärkt hochqualifizierte Fachkräfte aus dem Ausland anwerb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Sch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undschulzeit</text:p>
          </table:table-cell>
          <table:table-cell office:value-type="string" calcext:value-type="string">
            <text:p>Kinder sollen weiterhin nach der vierten Grundschulklasse auf weiterführende Stadtteilschulen und Gymnasien wechsel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6" office:value-type="string" calcext:value-type="string">
            <text:p>Wahlrecht für Ausländ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ommunales Wahlrecht</text:p>
          </table:table-cell>
          <table:table-cell office:value-type="string" calcext:value-type="string">
            <text:p>Alle Ausländer/innen, die dauerhaft in Hamburg leben, sollen das kommunale Wahlrecht erhalt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Ladenöffnungszei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kaufsoffene Sonntage</text:p>
          </table:table-cell>
          <table:table-cell office:value-type="string" calcext:value-type="string">
            <text:p>Mehr verkaufsoffene Sonntage in Hamburg!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kommunale Grundversorgu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om-, Fernwärme- und Gasnetze</text:p>
          </table:table-cell>
          <table:table-cell office:value-type="string" calcext:value-type="string">
            <text:p>Die Stadt Hamburg soll die Strom-, Fernwärme- und Gasnetze vollständig zurückkauf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Deutschexklusi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zialleistungen nur für Deutsche</text:p>
          </table:table-cell>
          <table:table-cell office:value-type="string" calcext:value-type="string">
            <text:p>Nur Deutsche sollen Anspruch auf Sozialleistungen hab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Erneuerbare Energ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rneuerbare Energien</text:p>
          </table:table-cell>
          <table:table-cell office:value-type="string" calcext:value-type="string">
            <text:p>Das Hamburger Stadtgebiet soll komplett mit erneuerbaren Energien versorgt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Kulturaustaus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ulturprojekte von Zuwanderern</text:p>
          </table:table-cell>
          <table:table-cell office:value-type="string" calcext:value-type="string">
            <text:p>Hamburg soll weiterhin Kulturprojekte von Zuwanderern/innen förder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Flussvertiefu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lbvertiefung</text:p>
          </table:table-cell>
          <table:table-cell office:value-type="string" calcext:value-type="string">
            <text:p>Die Elbe in Hamburg soll für große Containerschiffe weiter vertieft werden ("Fahrrinnenanpassung")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Studiengebühr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udiengebühren</text:p>
          </table:table-cell>
          <table:table-cell office:value-type="string" calcext:value-type="string">
            <text:p>Die Studiengebühren an Hamburger Hochschulen sollen beibehalten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Mindestloh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destlohn</text:p>
          </table:table-cell>
          <table:table-cell office:value-type="string" calcext:value-type="string">
            <text:p>Hamburg soll sich für einen flächendeckenden Mindestlohn einsetz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Mosche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bot Moscheebau</text:p>
          </table:table-cell>
          <table:table-cell office:value-type="string" calcext:value-type="string">
            <text:p>In Hamburg soll der Bau von weiteren Moscheen verboten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Umweltzo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mweltzone</text:p>
          </table:table-cell>
          <table:table-cell office:value-type="string" calcext:value-type="string">
            <text:p>Nur abgasarme Autos sollen in die Hamburger City fahren dürfen ("Umweltzone")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1-Euro-Jo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Euro-Jobs</text:p>
          </table:table-cell>
          <table:table-cell office:value-type="string" calcext:value-type="string">
            <text:p>Hamburg soll Arbeitsgelegenheiten für ALG-II-Empfänger/innen ausweisen ("1-Euro-Jobs")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Ehe für Al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optionsrecht</text:p>
          </table:table-cell>
          <table:table-cell office:value-type="string" calcext:value-type="string">
            <text:p>Homosexuelle Paare sollen ein gemeinsames Adoptionsrecht erhalt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LANDESSPEZIFIS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afenprivileg</text:p>
          </table:table-cell>
          <table:table-cell office:value-type="string" calcext:value-type="string">
            <text:p>Die Ausnahmeregelungen bei Umweltauflagen für den Hamburger Hafen sollen erhalten bleiben ("Hafenprivileg")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Wählen ab 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hlalter auf 16</text:p>
          </table:table-cell>
          <table:table-cell office:value-type="string" calcext:value-type="string">
            <text:p>Das Wahlalter bei Bürgerschaftswahlen soll auf 16 Jahre gesenkt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Polizeieinsatz-Kost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lizei beim Fußball</text:p>
          </table:table-cell>
          <table:table-cell office:value-type="string" calcext:value-type="string">
            <text:p>Bei Fußball-Bundesligaspielen sollen Polizei-Einsätze von den Veranstaltern bezahlt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Schuldentilgu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huldenabbau</text:p>
          </table:table-cell>
          <table:table-cell office:value-type="string" calcext:value-type="string">
            <text:p>Zusätzliche Steuereinnahmen sollen überwiegend zum Schuldenabbau verwendet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Jugendstrafrech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afmündigkeit von 14 auf 12</text:p>
          </table:table-cell>
          <table:table-cell office:value-type="string" calcext:value-type="string">
            <text:p>Hamburg soll sich dafür einsetzen, die Strafmündigkeit von 14 auf 12 Jahre herabzusetz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Privatisieru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ndeskranken&amp;shy;häuser</text:p>
          </table:table-cell>
          <table:table-cell office:value-type="string" calcext:value-type="string">
            <text:p>Hamburg soll die Landeskrankenhäuser ("Asklepios-Kliniken") zurückkauf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Autobah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afenquerspange</text:p>
          </table:table-cell>
          <table:table-cell office:value-type="string" calcext:value-type="string">
            <text:p>Die Verbindung der Autobahnen A1 und A7 ("Hafenquerspange") soll gebaut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Drog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 in Bus und Bahn</text:p>
          </table:table-cell>
          <table:table-cell office:value-type="string" calcext:value-type="string">
            <text:p>Der Konsum von alkoholischen Getränken in Hamburger Bussen und Bahnen soll verboten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Politischer Extremism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gramme gegen Rechts&amp;shy;extremismus</text:p>
          </table:table-cell>
          <table:table-cell office:value-type="string" calcext:value-type="string">
            <text:p>Programme gegen Rechtsextremismus sollen <text:s/>weiterhin von der Stadt gefördert werden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Gebietsrefo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rdstaat</text:p>
          </table:table-cell>
          <table:table-cell office:value-type="string" calcext:value-type="string">
            <text:p>Hamburg soll mit anderen norddeutschen Bundesländern ein gemeinsames Bundesland bilden ("Nordstaat").</text:p>
          </table:table-cell>
          <table:table-cell office:value-type="string" calcext:value-type="string">
            <text:p>hamburg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Erneuerbare Energ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rneuerbare Energien</text:p>
          </table:table-cell>
          <table:table-cell office:value-type="string" calcext:value-type="string">
            <text:p>Bremen und Bremerhaven sollen ausschließlich mit erneuerbaren Energien versorg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ulsystem-Gliederun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ymnasium</text:p>
          </table:table-cell>
          <table:table-cell office:value-type="string" calcext:value-type="string">
            <text:p>Das Gymnasium soll in Bremen als Schulform erhalten bleib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Frauenquot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auenquote</text:p>
          </table:table-cell>
          <table:table-cell office:value-type="string" calcext:value-type="string">
            <text:p>In Vorständen und Aufsichtsräten der Bremer Eigenbetriebe soll eine Frauenquote gelt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Tempolimi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empolimit</text:p>
          </table:table-cell>
          <table:table-cell office:value-type="string" calcext:value-type="string">
            <text:p>Abschaffung des generellen Tempolimits auf den Bremer Autobahnen!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Flüchtlin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lüchtlinge</text:p>
          </table:table-cell>
          <table:table-cell office:value-type="string" calcext:value-type="string">
            <text:p>Bremen soll Flüchtlinge aus Nordafrika aufnehm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Flussvertiefun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servertiefung</text:p>
          </table:table-cell>
          <table:table-cell office:value-type="string" calcext:value-type="string">
            <text:p>Die Bremer Außenweser soll für große Containerschiffe weiter vertief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LANDESSPEZIFISC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örderung von Bremerhaven</text:p>
          </table:table-cell>
          <table:table-cell office:value-type="string" calcext:value-type="string">
            <text:p>Das Land Bremen soll Bremerhaven stärker finanziell förder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Kulturaustausc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tegrations-Projekte</text:p>
          </table:table-cell>
          <table:table-cell office:value-type="string" calcext:value-type="string">
            <text:p>Bremen soll Projekte zur Integration von Migrantinnen und Migranten förder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Gewerbesteu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werbesteuer</text:p>
          </table:table-cell>
          <table:table-cell office:value-type="string" calcext:value-type="string">
            <text:p>In Bremen soll die Gewerbesteuer gesenk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Flughaf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achtflugverbot</text:p>
          </table:table-cell>
          <table:table-cell office:value-type="string" calcext:value-type="string">
            <text:p>Das Nachtflugverbot auf dem Bremer Flughafen soll verschärf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KiT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erpflichtendes Kindergartenjahr</text:p>
          </table:table-cell>
          <table:table-cell office:value-type="string" calcext:value-type="string">
            <text:p>Das letzte Kindergartenjahr vor der Einschulung soll verpflichtend sei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Krankenversicherun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rankenkasse</text:p>
          </table:table-cell>
          <table:table-cell office:value-type="string" calcext:value-type="string">
            <text:p>Jede Bürgerin und jeder Bürger soll in einer gesetzlichen Krankenkasse versichert sein müss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Religionsunterrich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ligionsunterricht</text:p>
          </table:table-cell>
          <table:table-cell office:value-type="string" calcext:value-type="string">
            <text:p>Die christlichen Kirchen sollen evangelischen und katholischen Religionsunterricht an Bremer Schulen anbieten dürf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Sozialpolitik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ostenfreier Eintritt für Einkommens&amp;shy;schwache</text:p>
          </table:table-cell>
          <table:table-cell office:value-type="string" calcext:value-type="string">
            <text:p>Der Eintritt in die Kultureinrichtungen des Landes soll für einkommensschwache Bürgerinnen und Bürger kostenfrei sei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Friedenspolitik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mschlag von Rüstungsgütern</text:p>
          </table:table-cell>
          <table:table-cell office:value-type="string" calcext:value-type="string">
            <text:p>Kein Umschlag von Rüstungsgütern in den bremischen Häf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Deutschexklusi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indergeld nur für Deutsche</text:p>
          </table:table-cell>
          <table:table-cell office:value-type="string" calcext:value-type="string">
            <text:p>Kindergeld soll nur an deutsche Familien ausgezahl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office:value-type="string" calcext:value-type="string">
            <text:p>Zentralabitu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undesweites Zentralabitur </text:p>
          </table:table-cell>
          <table:table-cell office:value-type="string" calcext:value-type="string">
            <text:p>Bremen soll sich für ein bundesweites Zentralabitur einsetz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Arbeitnehmer mit Migrationshintergrun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granten im Polizeidienst</text:p>
          </table:table-cell>
          <table:table-cell office:value-type="string" calcext:value-type="string">
            <text:p>Im Bremer Polizeidienst sollen mehr Menschen mit Migrationshintergrund beschäftig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Ehe für Al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mo-Ehe</text:p>
          </table:table-cell>
          <table:table-cell office:value-type="string" calcext:value-type="string">
            <text:p>Eingetragene Partnerschaften ("Homo-Ehen") sollen der Ehe gleichgestell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Arbeitslosigkei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rtz IV</text:p>
          </table:table-cell>
          <table:table-cell office:value-type="string" calcext:value-type="string">
            <text:p>ALG-II-Empfängerinnen und -Empfängern sollen auch weiterhin Leistungen gekürzt werden, wenn sie Jobangebote ablehn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Universitä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chtsanspruch auf Master-Studienplatz</text:p>
          </table:table-cell>
          <table:table-cell office:value-type="string" calcext:value-type="string">
            <text:p>Alle Bremer Bachelor-Absolventen sollen einen Rechtsanspruch auf einen Master-Studienplatz in Bremen hab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Umweltzon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mweltzone</text:p>
          </table:table-cell>
          <table:table-cell office:value-type="string" calcext:value-type="string">
            <text:p>Die Umweltzone in Bremen soll abgeschaff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Wahlrecht für Auslän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usländer-Wahlrecht</text:p>
          </table:table-cell>
          <table:table-cell office:value-type="string" calcext:value-type="string">
            <text:p>Kommunales Wahlrecht für alle dauerhaft in Bremen wohnenden Ausländerinnen und Ausländer!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Schuldenbrems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uldenbremse</text:p>
          </table:table-cell>
          <table:table-cell office:value-type="string" calcext:value-type="string">
            <text:p>In die Bremer Landesverfassung soll eine "Schuldenbremse" aufgenommen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LANDESSPEZIFISC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meinsame Landespolizei</text:p>
          </table:table-cell>
          <table:table-cell office:value-type="string" calcext:value-type="string">
            <text:p>Die Polizei Bremen und die Polizei Bremerhaven sollen zu einer gemeinsamen Landespolizei zusammengeführ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Ladenöffnungszei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erkaufsoffene Sonntage</text:p>
          </table:table-cell>
          <table:table-cell office:value-type="string" calcext:value-type="string">
            <text:p>In Bremen und Bremerhaven sollen die verkaufsoffenen Sonntage abgeschaff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1-Euro-Jo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-Euro-Jobs</text:p>
          </table:table-cell>
          <table:table-cell office:value-type="string" calcext:value-type="string">
            <text:p>Arbeitsgelegenheiten für ALG-II-Empfängerinnen und -Empfänger ("1-Euro-Jobs") sollen weiterhin geförder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Direkte Demokrat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erkauf öffentlicher Unternehmen</text:p>
          </table:table-cell>
          <table:table-cell office:value-type="string" calcext:value-type="string">
            <text:p>In Bremen sollen vor einem Verkauf öffentlicher Unternehmen die Bürgerinnen und Bürger befrag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Mosche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schee-Bau</text:p>
          </table:table-cell>
          <table:table-cell office:value-type="string" calcext:value-type="string">
            <text:p>Der Bau der Fatih-Moschee in Bremerhaven soll gestopp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BAfö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lternunab&amp;shy;hängiges BAföG</text:p>
          </table:table-cell>
          <table:table-cell office:value-type="string" calcext:value-type="string">
            <text:p>Bremen soll sich für ein elternunabhängiges BAföG einsetz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Hote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ulturförder&amp;shy;abgabe</text:p>
          </table:table-cell>
          <table:table-cell office:value-type="string" calcext:value-type="string">
            <text:p>In Bremen soll eine "Bettensteuer" für das Hotelgewerbe eingeführ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Polize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ürgerstreife</text:p>
          </table:table-cell>
          <table:table-cell office:value-type="string" calcext:value-type="string">
            <text:p>In Bremen und Bremerhaven soll eine "Bürgerstreife" eingerichte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Privatisierun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WOBA-Privatisierung</text:p>
          </table:table-cell>
          <table:table-cell office:value-type="string" calcext:value-type="string">
            <text:p>Die GEWOBA soll privatisier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Politischer Extremismu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ojekte gegen Rechts&amp;shy;extremismus</text:p>
          </table:table-cell>
          <table:table-cell office:value-type="string" calcext:value-type="string">
            <text:p>Bremen soll weiterhin Projekte gegen Rechtsextremismus förder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LANDESSPEZIFISC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beitnehmer&amp;shy;kammer</text:p>
          </table:table-cell>
          <table:table-cell office:value-type="string" calcext:value-type="string">
            <text:p>Die verpflichtende Mitgliedschaft in der Arbeitnehmerkammer Bremen soll abgeschaff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Jugendarbei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ugendfreizeit&amp;shy;heime</text:p>
          </table:table-cell>
          <table:table-cell office:value-type="string" calcext:value-type="string">
            <text:p>Die Jugendfreizeitheime sollen mehr Finanzmittel erhalt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Atomenergi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ernkraftwerke</text:p>
          </table:table-cell>
          <table:table-cell office:value-type="string" calcext:value-type="string">
            <text:p>Das Land Bremen soll sich dafür einsetzen, dass die Laufzeitverlängerung für alle Kernkraftwerke rückgängig gemacht wird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Kultu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adtbibliothek</text:p>
          </table:table-cell>
          <table:table-cell office:value-type="string" calcext:value-type="string">
            <text:p>Die Stadtbibliothek Bremen soll auch sonntags geöffnet werden.</text:p>
          </table:table-cell>
          <table:table-cell office:value-type="string" calcext:value-type="string">
            <text:p>bremen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Ladenöffnungszei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adenöffnungs&amp;shy;zeiten</text:p>
          </table:table-cell>
          <table:table-cell office:value-type="string" calcext:value-type="string">
            <text:p>In Rheinland-Pfalz sollen Geschäfte an Werktagen länger öffnen dürf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LANDESSPEZIFISC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ürburgring</text:p>
          </table:table-cell>
          <table:table-cell office:value-type="string" calcext:value-type="string">
            <text:p>Das Land Rheinland-Pfalz soll auch zukünftig in den Nürburgring investier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ulsystem-Gliederu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"Realschule plus"</text:p>
          </table:table-cell>
          <table:table-cell office:value-type="string" calcext:value-type="string">
            <text:p>Das Konzept "Realschule plus" soll rückgängig gemacht werd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prachte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rachtests</text:p>
          </table:table-cell>
          <table:table-cell office:value-type="string" calcext:value-type="string">
            <text:p>Verpflichtende Sprachtests im Kindergartenalter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Atomenergi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ernkraftwerke</text:p>
          </table:table-cell>
          <table:table-cell office:value-type="string" calcext:value-type="string">
            <text:p>Das Land Rheinland-Pfalz soll sich dafür einsetzen, dass die Laufzeitverlängerung für Kernkraftwerke rückgängig gemacht wird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Videoüberwachu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ideo&amp;shy;überwachung</text:p>
          </table:table-cell>
          <table:table-cell office:value-type="string" calcext:value-type="string">
            <text:p>Mehr Videoüberwachung auf öffentlichen Plätz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Frauenquot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auenquote</text:p>
          </table:table-cell>
          <table:table-cell office:value-type="string" calcext:value-type="string">
            <text:p>In Aufsichtsräten von Unternehmen soll eine gesetzliche Frauenquote gelt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Mosche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scheebauten</text:p>
          </table:table-cell>
          <table:table-cell office:value-type="string" calcext:value-type="string">
            <text:p>In Rheinland-Pfalz sollen keine neuen Moscheen gebaut werd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Mindestloh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ndestlohn</text:p>
          </table:table-cell>
          <table:table-cell office:value-type="string" calcext:value-type="string">
            <text:p>Das Land soll sich für einen flächendeckenden gesetzlichen Mindestlohn einsetz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Zentralabitu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Zentralabitur</text:p>
          </table:table-cell>
          <table:table-cell office:value-type="string" calcext:value-type="string">
            <text:p>Einführung des Zentralabiturs in Rheinland-Pfalz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Kulturaustausc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tegrations&amp;shy;projekte</text:p>
          </table:table-cell>
          <table:table-cell office:value-type="string" calcext:value-type="string">
            <text:p>Das Land soll Projekte zur Integration von Ausländern förder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Gewerbesteu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ewerbesteuer</text:p>
          </table:table-cell>
          <table:table-cell office:value-type="string" calcext:value-type="string">
            <text:p>Die Gewerbesteuer soll abgeschafft werd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Arbeitnehmerrecht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ezahlung von Praktikanten</text:p>
          </table:table-cell>
          <table:table-cell office:value-type="string" calcext:value-type="string">
            <text:p>Praktikanten mit abgeschlossener Schulausbildung sollen eine gesetzlich garantierte Mindestbezahlung erhalt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Religionsunterrich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slamischer Religions&amp;shy;unterricht</text:p>
          </table:table-cell>
          <table:table-cell office:value-type="string" calcext:value-type="string">
            <text:p>An öffentlichen Schulen in Rheinland-Pfalz soll islamischer Religionsunterricht in deutscher Sprache angeboten werd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Flughaf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lughafen Frankfurt/Hahn</text:p>
          </table:table-cell>
          <table:table-cell office:value-type="string" calcext:value-type="string">
            <text:p>Die Landesmittel für den Flughafen Frankfurt/Hahn sollen gestrichen werd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Gentechnik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en-Pflanzen</text:p>
          </table:table-cell>
          <table:table-cell office:value-type="string" calcext:value-type="string">
            <text:p>Die Beschränkungen für den Anbau von gentechnisch veränderten Pflanzen sollen in Rheinland-Pfalz gelockert werd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rbeitnehmer mit Migrationshintergrun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granten im Polizeidienst</text:p>
          </table:table-cell>
          <table:table-cell office:value-type="string" calcext:value-type="string">
            <text:p>Mehr Menschen mit Migrationshintergrund sollen im Polizeidienst arbeit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5" office:value-type="string" calcext:value-type="string">
            <text:p>Universitä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ster-Studium</text:p>
          </table:table-cell>
          <table:table-cell office:value-type="string" calcext:value-type="string">
            <text:p>Alle Bachelor-Absolventen rheinland-pfälzischer Hochschulen sollen einen Rechtsanspruch auf einen Master-Studienplatz in Rheinland-Pfalz erhalt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Christliche Wert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andesverfassung</text:p>
          </table:table-cell>
          <table:table-cell office:value-type="string" calcext:value-type="string">
            <text:p>Aus der rheinland-pfälzischen Landesverfassung sollen religiöse Bezüge entfernt werd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Öffentlich-Rechtlicher Rundfunk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erbung in Öffentlich-Rechtlichen</text:p>
          </table:table-cell>
          <table:table-cell office:value-type="string" calcext:value-type="string">
            <text:p>Die öffentlich-rechtlichen Medien sollen sich weiterhin auch über Werbung finanzieren dürf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Flüchtl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sylbewerber</text:p>
          </table:table-cell>
          <table:table-cell office:value-type="string" calcext:value-type="string">
            <text:p>Asylbewerber sollen sich weiterhin nur innerhalb ihres Landkreises bewegen dürf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Krankenversicheru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rankenkassen</text:p>
          </table:table-cell>
          <table:table-cell office:value-type="string" calcext:value-type="string">
            <text:p>Alle Bürger und Bürgerinnen sollen in gesetzlichen Krankenkassen versichert sein müss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Bundeswehr-Anwerbu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undeswehr</text:p>
          </table:table-cell>
          <table:table-cell office:value-type="string" calcext:value-type="string">
            <text:p>Die Bundeswehr soll weiterhin an Schulen Veranstaltungen für Schülerinnen und Schüler durchführen dürf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Wahlrecht für Auslä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ahlrecht für Ausländer</text:p>
          </table:table-cell>
          <table:table-cell office:value-type="string" calcext:value-type="string">
            <text:p>Alle Ausländerinnen und Ausländer, die dauerhaft in Rheinland-Pfalz wohnen, sollen bei Kommunalwahlen wählen dürf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Wirtschaft&amp;Politik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teispenden</text:p>
          </table:table-cell>
          <table:table-cell office:value-type="string" calcext:value-type="string">
            <text:p>Das Land soll sich dafür einsetzen, dass Spenden von Unternehmen an Parteien verboten werd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KiT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etztes Kindergartenjahr</text:p>
          </table:table-cell>
          <table:table-cell office:value-type="string" calcext:value-type="string">
            <text:p>Das letzte Kindergartenjahr vor der Einschulung soll verpflichtend sei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Gemeinsamer Unterrich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nterricht für alle Kinder</text:p>
          </table:table-cell>
          <table:table-cell office:value-type="string" calcext:value-type="string">
            <text:p>Alle Kinder sollen ungeachtet ihres kulturellen Hintergrundes gemeinsam unterrichtet werd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style-name="ce6" office:value-type="string" calcext:value-type="string">
            <text:p>BAfö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AföG unabhängig vom Einkommen</text:p>
          </table:table-cell>
          <table:table-cell office:value-type="string" calcext:value-type="string">
            <text:p>Das Land soll sich dafür einsetzen, dass alle Studierenden BAföG unabhängig vom Einkommen ihrer Eltern erhalten könn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Ehe für Al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ingetragene Lebenspartner&amp;shy;schaften</text:p>
          </table:table-cell>
          <table:table-cell office:value-type="string" calcext:value-type="string">
            <text:p>Rheinland-Pfalz soll sich dafür einsetzen, dass eingetragene Lebenspartnerschaften ("Homo-Ehe") der Ehe rechtlich gleichgestellt werd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Rauchverbo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auchverbot</text:p>
          </table:table-cell>
          <table:table-cell office:value-type="string" calcext:value-type="string">
            <text:p>Ausnahmsloses Rauchverbot in allen Gaststätten und Restaurants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Religionsunterrich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lichtfach Ethik</text:p>
          </table:table-cell>
          <table:table-cell office:value-type="string" calcext:value-type="string">
            <text:p>An den Schulen in Rheinland-Pfalz soll Religionsunterricht durch ein Pflichtfach Ethik ersetzt werd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Polizisten-Kennzeichnu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lizeikennung</text:p>
          </table:table-cell>
          <table:table-cell office:value-type="string" calcext:value-type="string">
            <text:p>Bei Großeinsätzen sollen Polizisten und Polizistinnen eine deutliche individuelle Kennung tragen müss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Studiengebühr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udiengebühren</text:p>
          </table:table-cell>
          <table:table-cell office:value-type="string" calcext:value-type="string">
            <text:p>Das Zweitstudium an öffentlichen Universitäten in Rheinland-Pfalz soll gebührenpflichtig bleib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LANDESSPEZIFISC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chmosel&amp;shy;übergang</text:p>
          </table:table-cell>
          <table:table-cell office:value-type="string" calcext:value-type="string">
            <text:p>Der Hochmoselübergang (Brücke bei Wittlich und Rheinböllen) soll gebaut werd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Betreuungsgel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etreuungsgeld</text:p>
          </table:table-cell>
          <table:table-cell office:value-type="string" calcext:value-type="string">
            <text:p>Eltern, die ihre Kinder ausschließlich zu Hause erziehen, sollen eine finanzielle Unterstützung ("Betreuungsgeld") erhalte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Politischer Extremismu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chts&amp;shy;extremismus</text:p>
          </table:table-cell>
          <table:table-cell office:value-type="string" calcext:value-type="string">
            <text:p>Das Land soll weiterhin Projekte gegen Rechtsextremismus förder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kommunale Grundversorgu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ommunale Grundversorgung</text:p>
          </table:table-cell>
          <table:table-cell office:value-type="string" calcext:value-type="string">
            <text:p>Die kommunale Grundversorgung (Gas, Wasser, Strom und Abfall) soll ausschließlich in öffentlicher Hand sein.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Wählen ab 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ählen ab 16</text:p>
          </table:table-cell>
          <table:table-cell office:value-type="string" calcext:value-type="string">
            <text:p>Bei Landtagswahlen: Wählen ab 16 Jahren!</text:p>
          </table:table-cell>
          <table:table-cell office:value-type="string" calcext:value-type="string">
            <text:p>rheinland-pfalz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Erneuerbare Energi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ndkraftanlagen</text:p>
          </table:table-cell>
          <table:table-cell office:value-type="string" calcext:value-type="string">
            <text:p>Bei der Errichtung von Windkraftanlagen in Schleswig-Holstein sollen Standorte auf dem Festland Vorrang hab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KiT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indertages&amp;shy;stätten</text:p>
          </table:table-cell>
          <table:table-cell office:value-type="string" calcext:value-type="string">
            <text:p>Der Besuch einer Kita soll gebührenfrei sei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LANDESSPEZIFISC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hmarnbelt&amp;shy;querung</text:p>
          </table:table-cell>
          <table:table-cell office:value-type="string" calcext:value-type="string">
            <text:p>Die "Feste Fehmarnbeltquerung" soll gebau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Mindestloh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destlohn</text:p>
          </table:table-cell>
          <table:table-cell office:value-type="string" calcext:value-type="string">
            <text:p>Das Land Schleswig-Holstein soll sich für einen flächendeckenden gesetzlichen Mindestlohn einsetz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ES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ücksspiel&amp;shy;anbieter</text:p>
          </table:table-cell>
          <table:table-cell office:value-type="string" calcext:value-type="string">
            <text:p>Für die Zulassung von Glücksspielanbietern sollen strengere Regeln gelt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LANDESSPEZIFISC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änische Schulen</text:p>
          </table:table-cell>
          <table:table-cell office:value-type="string" calcext:value-type="string">
            <text:p>Die Zuschüsse für die dänischen Schulen in Schleswig-Holstein sollen wieder erhöh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rbeitslosigkei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rtz IV</text:p>
          </table:table-cell>
          <table:table-cell office:value-type="string" calcext:value-type="string">
            <text:p>Hartz-IV-Empfängern und -Empfängerinnen sollen weiterhin Leistungen gekürzt werden, wenn sie Jobangebote ablehn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Sozialer Wohnungsbau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udenten&amp;shy;wohnheime</text:p>
          </table:table-cell>
          <table:table-cell office:value-type="string" calcext:value-type="string">
            <text:p>Für den Bau von Studentenwohnheimen sollen mehr Landesmittel bereitgestell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Wahlrech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öße des Landtages</text:p>
          </table:table-cell>
          <table:table-cell office:value-type="string" calcext:value-type="string">
            <text:p>Es soll eine feste Obergrenze für die Anzahl der Landtagsabgeordneten geb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Gemeinsamer Unterrich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meinsamer Unterricht</text:p>
          </table:table-cell>
          <table:table-cell office:value-type="string" calcext:value-type="string">
            <text:p>Alle Kinder sollen ungeachtet ihres kulturellen Hintergrundes gemeinsam unterrichte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Atomenergi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ernkraftwerk Brokdorf</text:p>
          </table:table-cell>
          <table:table-cell office:value-type="string" calcext:value-type="string">
            <text:p>Das Kernkraftwerk Brokdorf soll sofort abgeschalte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Frauenquot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auenquote</text:p>
          </table:table-cell>
          <table:table-cell office:value-type="string" calcext:value-type="string">
            <text:p>In Aufsichtsräten und Vorständen von Unternehmen soll eine gesetzliche Frauenquote gelt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Videoüberwachu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ideoaufnahmen</text:p>
          </table:table-cell>
          <table:table-cell office:value-type="string" calcext:value-type="string">
            <text:p>Bei Demonstrationen soll die Polizei weiterhin Videoaufnahmen machen dürf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Gewerbesteu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werbesteuer</text:p>
          </table:table-cell>
          <table:table-cell office:value-type="string" calcext:value-type="string">
            <text:p>Auch Freiberufler (z.B. Rechtsanwälte und Ärzte) sollen Gewerbesteuer zahl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Religionsunterrich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slamischer Religions&amp;shy;unterricht</text:p>
          </table:table-cell>
          <table:table-cell office:value-type="string" calcext:value-type="string">
            <text:p>An den Schulen Schleswig-Holsteins soll islamischer Religionsunterricht in deutscher Sprache angeboten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Ökologische Landwirtschaf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Ökologische Landwirtschaft</text:p>
          </table:table-cell>
          <table:table-cell office:value-type="string" calcext:value-type="string">
            <text:p>Die ökologische Landwirtschaft soll stärker finanziell geförder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Jugendstrafrech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arnschuss&amp;shy;arrest</text:p>
          </table:table-cell>
          <table:table-cell office:value-type="string" calcext:value-type="string">
            <text:p>Kriminelle Jugendliche sollen bei einer Verurteilung auf Bewährung auch für kurze Zeit inhaftiert werden können ("Warnschussarrest")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Direkte Demokrati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ürgermeister&amp;shy;wahl</text:p>
          </table:table-cell>
          <table:table-cell office:value-type="string" calcext:value-type="string">
            <text:p>Die Direktwahl der Bürgermeisterinnen und Bürgermeister in Schleswig-Holstein soll abgeschaff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6" office:value-type="string" calcext:value-type="string">
            <text:p>Schu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ochbegabten&amp;shy;klassen</text:p>
          </table:table-cell>
          <table:table-cell office:value-type="string" calcext:value-type="string">
            <text:p>In Schleswig-Holstein sollen an ausgewählten Schulen Hochbegabtenklassen eingerichte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kommunale Grundversorgu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ommunale Grundversorgung</text:p>
          </table:table-cell>
          <table:table-cell office:value-type="string" calcext:value-type="string">
            <text:p>In Schleswig-Holstein soll die kommunale Grundversorgung (Wasser, Strom, Gas, Abfall) vollständig in öffentlicher Hand sei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Deutschexklusiv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indergeld für Deutsche</text:p>
          </table:table-cell>
          <table:table-cell office:value-type="string" calcext:value-type="string">
            <text:p>Kindergeld soll nur an deutsche Familien ausgezahl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Landarz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andärzte</text:p>
          </table:table-cell>
          <table:table-cell office:value-type="string" calcext:value-type="string">
            <text:p>Schleswig-Holstein soll die Niederlassung von Ärzten und Ärztinnen im ländlichen Raum durch finanzielle Anreize unterstütz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Bundeswehr-Anwerbu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undeswehr an Schulen</text:p>
          </table:table-cell>
          <table:table-cell office:value-type="string" calcext:value-type="string">
            <text:p>An Schulen soll für Berufe bei der Bundeswehr geworben werden dürf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Bleiberech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uerhaftes Bleiberecht</text:p>
          </table:table-cell>
          <table:table-cell office:value-type="string" calcext:value-type="string">
            <text:p>Ausländerinnen und Ausländer, die bereits seit vielen Jahren geduldet in Schleswig-Holstein leben, sollen ein dauerhaftes Bleiberecht erhalt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Kultu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andestheater</text:p>
          </table:table-cell>
          <table:table-cell office:value-type="string" calcext:value-type="string">
            <text:p>Das Landestheater und die Theater in Kiel und Lübeck sollen unter Beibehaltung der Spielstätten organisatorisch zusammengeleg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Sozialpolitik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auenhäuser</text:p>
          </table:table-cell>
          <table:table-cell office:value-type="string" calcext:value-type="string">
            <text:p>Die Landesmittel für Frauenhäuser sollen wieder aufgestock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Verfassungsschutz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andes&amp;shy;verfassungs&amp;shy;schutz</text:p>
          </table:table-cell>
          <table:table-cell office:value-type="string" calcext:value-type="string">
            <text:p>Der Landesverfassungsschutz soll abgeschaff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Verkeh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mburger Verkehrsverbund</text:p>
          </table:table-cell>
          <table:table-cell office:value-type="string" calcext:value-type="string">
            <text:p>Das Land soll den Anschluss regionaler Verkehrsverbünde an den Hamburger Verkehrsverbund (HVV) finanziell förder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Parteiverbo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PD-Verbot</text:p>
          </table:table-cell>
          <table:table-cell office:value-type="string" calcext:value-type="string">
            <text:p>Schleswig-Holstein soll sich für ein NPD-Verbot einsetz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Krankenhaus-Privatisieru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niversitäts&amp;shy;klinikum</text:p>
          </table:table-cell>
          <table:table-cell office:value-type="string" calcext:value-type="string">
            <text:p>An der Sanierung des Universitätsklinikums Schleswig-Holstein (UKSH) sollen auch private Investoren beteilig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hulsystem-Gliederu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ymnasium</text:p>
          </table:table-cell>
          <table:table-cell office:value-type="string" calcext:value-type="string">
            <text:p>In Schleswig-Holstein soll das Gymnasium als Schulform langfristig erhalten bleib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Arbeitnehmer mit Migrationshintergrun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granten im Polizeidienst</text:p>
          </table:table-cell>
          <table:table-cell office:value-type="string" calcext:value-type="string">
            <text:p>Mehr Menschen mit Migrationshintergrund sollen im Polizeidienst arbeit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Schülerticke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eförderungs&amp;shy;kosten</text:p>
          </table:table-cell>
          <table:table-cell office:value-type="string" calcext:value-type="string">
            <text:p>Eltern sollen sich weiterhin an den Kosten für die Beförderung ihrer Kinder zur Schule beteiligen müss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Wählen ab 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ahlalter</text:p>
          </table:table-cell>
          <table:table-cell office:value-type="string" calcext:value-type="string">
            <text:p>Bei Landtagswahlen: Wählen ab 16 Jahren!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Schu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ostenloses Mittagessen</text:p>
          </table:table-cell>
          <table:table-cell office:value-type="string" calcext:value-type="string">
            <text:p>Alle Schülerinnen und Schüler an Ganztagsschulen sollen ein kostenloses Mittagessen bekomm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Politischer Extremismu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ojekte gegen Rechts&amp;shy;extremismus</text:p>
          </table:table-cell>
          <table:table-cell office:value-type="string" calcext:value-type="string">
            <text:p>Das Land Schleswig-Holstein soll weiterhin Projekte gegen Rechtsextremismus förder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Schuldenbrems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chuldenbremse</text:p>
          </table:table-cell>
          <table:table-cell office:value-type="string" calcext:value-type="string">
            <text:p>Für alle Kreise, Städte und Gemeinden Schleswig-Holsteins soll eine Schuldenbremse eingeführ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Umweltschutz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ischerei im Wattenmeer</text:p>
          </table:table-cell>
          <table:table-cell office:value-type="string" calcext:value-type="string">
            <text:p>Im Nationalpark Wattenmeer soll die Fischerei stärker eingeschränk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Ladenöffnungszei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Öffnungszeiten</text:p>
          </table:table-cell>
          <table:table-cell office:value-type="string" calcext:value-type="string">
            <text:p>In Bayern sollen Geschäfte an Werktagen länger geöffnet haben dürf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chuldenbrems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chuldenbremse</text:p>
          </table:table-cell>
          <table:table-cell office:value-type="string" calcext:value-type="string">
            <text:p>In die Bayerische Verfassung soll eine Schuldenbremse aufgenommen werd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utobah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utobahn-Maut</text:p>
          </table:table-cell>
          <table:table-cell office:value-type="string" calcext:value-type="string">
            <text:p>Autofahrer aus dem Ausland sollen für die Nutzung deutscher Autobahnen bezahl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Mietpreisbrems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etobergrenze</text:p>
          </table:table-cell>
          <table:table-cell office:value-type="string" calcext:value-type="string">
            <text:p>Bei Neuvermietungen sollen sich Vermieter an regionale Mietobergrenzen halten müss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Ökologische Landwirtschaf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Ökologische Landwirtschaft</text:p>
          </table:table-cell>
          <table:table-cell office:value-type="string" calcext:value-type="string">
            <text:p>Das Land soll die ökologische Landwirtschaft stärker finanziell förder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Videoüberwachu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ideoüberwachung</text:p>
          </table:table-cell>
          <table:table-cell office:value-type="string" calcext:value-type="string">
            <text:p>Mehr Videoüberwachung auf öffentlichen Plätzen!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Gemeinsamer Unterrich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emeinsamer Unterricht</text:p>
          </table:table-cell>
          <table:table-cell office:value-type="string" calcext:value-type="string">
            <text:p>Alle Kinder sollen ungeachtet ihres kulturellen Hintergrundes gemeinsam unterrichtet werd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Cannabi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nnabis-Besitz</text:p>
          </table:table-cell>
          <table:table-cell office:value-type="string" calcext:value-type="string">
            <text:p>Auch der Besitz von nur geringen Mengen Cannabis soll strafrechtlich verfolgt werd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Länderfinanzausgleic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änderfinanzausgleich</text:p>
          </table:table-cell>
          <table:table-cell office:value-type="string" calcext:value-type="string">
            <text:p>Die wirtschaftlich stärkeren Länder sollen weniger an die wirtschaftlich schwächeren Länder zahlen müss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Mosche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oscheen/Minarette</text:p>
          </table:table-cell>
          <table:table-cell office:value-type="string" calcext:value-type="string">
            <text:p>Der Bau von Minaretten soll verboten werd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BAfö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lternunabhängiges BAföG</text:p>
          </table:table-cell>
          <table:table-cell office:value-type="string" calcext:value-type="string">
            <text:p>Bayern soll sich dafür einsetzen, dass alle Studierenden BAföG unabhängig vom Einkommen ihrer Eltern erhalten könn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Atomenergi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tommüll</text:p>
          </table:table-cell>
          <table:table-cell office:value-type="string" calcext:value-type="string">
            <text:p>Auch in Bayern soll nach Endlagerstätten für Atommüll gesucht werd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Olympi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lympia 2022</text:p>
          </table:table-cell>
          <table:table-cell office:value-type="string" calcext:value-type="string">
            <text:p>Der Freistaat Bayern soll die Bewerbung Münchens für die olympischen Winterspiele 2022 finanziell unterstütz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Frauenquot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auenquote</text:p>
          </table:table-cell>
          <table:table-cell office:value-type="string" calcext:value-type="string">
            <text:p>Einführung einer Frauenquote für Führungspositionen im öffentlichen Dienst!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Politischer Extremismu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litischer Extremismus</text:p>
          </table:table-cell>
          <table:table-cell office:value-type="string" calcext:value-type="string">
            <text:p>Das Land soll weiterhin Projekte gegen politischen Extremismus förder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ulsystem-Gliederu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reigliedriges Schulsystem</text:p>
          </table:table-cell>
          <table:table-cell office:value-type="string" calcext:value-type="string">
            <text:p>Das dreigliedrige Schulsystem (Mittelschule, Realschule, Gymnasium) soll erhalten bleib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Vermögenssteu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ermögensteuer</text:p>
          </table:table-cell>
          <table:table-cell office:value-type="string" calcext:value-type="string">
            <text:p>Das Land soll sich dafür einsetzen, dass die Vermögensteuer wieder erhoben wird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Erneuerbare Energi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laranlagen</text:p>
          </table:table-cell>
          <table:table-cell office:value-type="string" calcext:value-type="string">
            <text:p>Keine Solaranlagen auf landwirtschaftlichen Flächen!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Arbeitnehmer mit Migrationshintergrun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granten im Polizeidienst</text:p>
          </table:table-cell>
          <table:table-cell office:value-type="string" calcext:value-type="string">
            <text:p>Mehr Menschen mit Migrationshintergrund sollen im Polizeidienst arbeit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6" office:value-type="string" calcext:value-type="string">
            <text:p>Krankenhaus-Privatisieru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rankenhaus-Privatisierung</text:p>
          </table:table-cell>
          <table:table-cell office:value-type="string" calcext:value-type="string">
            <text:p>Keine Privatisierung von Krankenhäusern!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Ehe für All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leichgeschlechtliche Lebenspartnerschaft</text:p>
          </table:table-cell>
          <table:table-cell office:value-type="string" calcext:value-type="string">
            <text:p>Vollständige Gleichstellung von Ehe und gleichgeschlechtlicher Lebenspartnerschaft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Direkte Demokrati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olksentscheide zu EU-Fragen</text:p>
          </table:table-cell>
          <table:table-cell office:value-type="string" calcext:value-type="string">
            <text:p>Abgabe von Entscheidungsbefugnissen an die Europäische Union nur durch Volksentscheid!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Deutschexklusiv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zialwohnungen</text:p>
          </table:table-cell>
          <table:table-cell office:value-type="string" calcext:value-type="string">
            <text:p>Deutsche sollen bei der Vergabe von Sozialwohnungen bevorzugt werd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Wählen ab 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ählen ab 16</text:p>
          </table:table-cell>
          <table:table-cell office:value-type="string" calcext:value-type="string">
            <text:p>Bei Landtagswahlen: Wählen ab 16!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Steu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teuerhinterziehung</text:p>
          </table:table-cell>
          <table:table-cell office:value-type="string" calcext:value-type="string">
            <text:p>Steuerhinterziehung soll weiterhin bei Selbstanzeige straffrei bleib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Verfassungsschutz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erfassungsschutz</text:p>
          </table:table-cell>
          <table:table-cell office:value-type="string" calcext:value-type="string">
            <text:p>Das Bayerische Landesamt für Verfassungsschutz soll aufgelöst werd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Ausbildu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spruch auf Ausbildungsplatz</text:p>
          </table:table-cell>
          <table:table-cell office:value-type="string" calcext:value-type="string">
            <text:p>Jeder Schulabsolvent soll einen gesetzlichen Anspruch auf einen Ausbildungsplatz hab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style-name="ce6" office:value-type="string" calcext:value-type="string">
            <text:p>Betreuungsgel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andeserziehungsgeld</text:p>
          </table:table-cell>
          <table:table-cell office:value-type="string" calcext:value-type="string">
            <text:p>Die finanzielle Unterstützung für einkommensschwache Familien (Landeserziehungsgeld) soll beibehalten werd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Polizisten-Kennzeichnu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ennung für Polizisten</text:p>
          </table:table-cell>
          <table:table-cell office:value-type="string" calcext:value-type="string">
            <text:p>Polizisten und Polizistinnen sollen bei Großeinsätzen eine gut lesbare, individuelle Kennung tragen müss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Steu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tromsteuer</text:p>
          </table:table-cell>
          <table:table-cell office:value-type="string" calcext:value-type="string">
            <text:p>Die Stromsteuer soll gesenkt werd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KiT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erpflichtendes Kindergartenjahr</text:p>
          </table:table-cell>
          <table:table-cell office:value-type="string" calcext:value-type="string">
            <text:p>Das letzte Kindergartenjahr vor der Einschulung soll verpflichtend sei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Kulturaustausc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ulturförderung</text:p>
          </table:table-cell>
          <table:table-cell office:value-type="string" calcext:value-type="string">
            <text:p>Das Land soll weiterhin Kulturprojekte von Migrantinnen und Migranten förder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Rent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nte mit 67</text:p>
          </table:table-cell>
          <table:table-cell office:value-type="string" calcext:value-type="string">
            <text:p>Die Erhöhung des gesetzlichen Renteneintrittsalters auf 67 Jahre soll beibehalten werd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Flüchtl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rbeitserlaubnis für Asylbewerber</text:p>
          </table:table-cell>
          <table:table-cell office:value-type="string" calcext:value-type="string">
            <text:p>Asylbewerber und Asylbewerberinnen sollen eine uneingeschränkte Arbeitserlaubnis erhalt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ierta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anzverbot</text:p>
          </table:table-cell>
          <table:table-cell office:value-type="string" calcext:value-type="string">
            <text:p>Der Schutz der "stillen Tage" soll beibehalten werden (Tanzverbot)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Flughafe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lughafen München</text:p>
          </table:table-cell>
          <table:table-cell office:value-type="string" calcext:value-type="string">
            <text:p>Die dritte Startbahn am Münchener Flughafen soll gebaut werd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Religionsfreihei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irche und Staat</text:p>
          </table:table-cell>
          <table:table-cell office:value-type="string" calcext:value-type="string">
            <text:p>Abbau der Verflechtung von Kirche und Staat in Bayern!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Umweltschutz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chneekanonen</text:p>
          </table:table-cell>
          <table:table-cell office:value-type="string" calcext:value-type="string">
            <text:p>Der Einsatz von Schneekanonen soll in den bayerischen Skigebieten verboten werden.</text:p>
          </table:table-cell>
          <table:table-cell office:value-type="string" calcext:value-type="string">
            <text:p>bayer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Mindestloh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destlohn</text:p>
          </table:table-cell>
          <table:table-cell office:value-type="string" calcext:value-type="string">
            <text:p>Es soll ein gesetzlicher flächendeckender Mindestlohn eingeführt werd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etreuungsgel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treuungsgeld</text:p>
          </table:table-cell>
          <table:table-cell office:value-type="string" calcext:value-type="string">
            <text:p>Eltern, deren Kinder nicht in die Kita gehen, sollen ein Betreuungsgeld erhalt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Tempolimi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mpolimit</text:p>
          </table:table-cell>
          <table:table-cell office:value-type="string" calcext:value-type="string">
            <text:p>Generelles Tempolimit auf Autobahnen!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D-Mar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Deutschland soll den Euro als Währung behalt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E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rompreis</text:p>
          </table:table-cell>
          <table:table-cell office:value-type="string" calcext:value-type="string">
            <text:p>Der Strompreis soll vom Staat stärker reguliert werd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Videoüberwachu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deoüberwachung</text:p>
          </table:table-cell>
          <table:table-cell office:value-type="string" calcext:value-type="string">
            <text:p>Die Videoüberwachung im öffentlichen Raum soll ausgebaut werd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Bedingungsloses Grundeinkomm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undeinkommen</text:p>
          </table:table-cell>
          <table:table-cell office:value-type="string" calcext:value-type="string">
            <text:p>In Deutschland soll ein bedingungsloses Grundeinkommen eingeführt werd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Ökologische Landwirtscha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Ökologische Landwirtschaft</text:p>
          </table:table-cell>
          <table:table-cell office:value-type="string" calcext:value-type="string">
            <text:p>Nur ökologische Landwirtschaft soll finanzielle Förderung erhalt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Gemeinsamer Unterrich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trennter Schulunterricht</text:p>
          </table:table-cell>
          <table:table-cell office:value-type="string" calcext:value-type="string">
            <text:p>Alle Kinder sollen ungeachtet ihres kulturellen Hintergrundes gemeinsam unterrichtet werd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Steu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itzensteuersatz</text:p>
          </table:table-cell>
          <table:table-cell office:value-type="string" calcext:value-type="string">
            <text:p>Der Spitzensteuersatz soll erhöht werd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Friedenspoliti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TO-Austritt</text:p>
          </table:table-cell>
          <table:table-cell office:value-type="string" calcext:value-type="string">
            <text:p>Deutschland soll aus der NATO austret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Koh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ohlekraft</text:p>
          </table:table-cell>
          <table:table-cell office:value-type="string" calcext:value-type="string">
            <text:p>Kein Neubau von Kohlekraftwerken!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Gesundhei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ille danach</text:p>
          </table:table-cell>
          <table:table-cell office:value-type="string" calcext:value-type="string">
            <text:p>Die "Pille danach" soll rezeptpflichtig bleib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Ban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rstaatlichung von Banken</text:p>
          </table:table-cell>
          <table:table-cell office:value-type="string" calcext:value-type="string">
            <text:p>Alle Banken in Deutschland sollen verstaatlicht werd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Flüchtl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lüchtlingspolitik</text:p>
          </table:table-cell>
          <table:table-cell office:value-type="string" calcext:value-type="string">
            <text:p>Deutschland soll mehr Flüchtlinge aufnehm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rbeitnehmerrech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hnersatz bei Pflegezeit</text:p>
          </table:table-cell>
          <table:table-cell office:value-type="string" calcext:value-type="string">
            <text:p>Arbeitnehmerinnen und Arbeitnehmer sollen für die Zeit, in der sie Angehörige pflegen, staatliche Lohnersatzleistungen erhalt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Parteiverbo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teienverbot</text:p>
          </table:table-cell>
          <table:table-cell office:value-type="string" calcext:value-type="string">
            <text:p>Verfassungswidrige Parteien sollen weiterhin verboten werden dürf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BAfö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atliche Unterstützung von Studierenden</text:p>
          </table:table-cell>
          <table:table-cell office:value-type="string" calcext:value-type="string">
            <text:p>BAföG soll unabhängig vom Einkommen der Eltern gezahlt werd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Grenzkontroll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enzkontrollen</text:p>
          </table:table-cell>
          <table:table-cell office:value-type="string" calcext:value-type="string">
            <text:p>An allen deutschen Grenzen sollen wieder Einreisekontrollen durchgeführt werd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Frauenquo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rauenquote</text:p>
          </table:table-cell>
          <table:table-cell office:value-type="string" calcext:value-type="string">
            <text:p>In Aufsichtsräten und Vorständen von Unternehmen soll eine gesetzliche Frauenquote gelt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6" office:value-type="string" calcext:value-type="string">
            <text:p>Länderfinanzausgle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änderfinanzausgleich</text:p>
          </table:table-cell>
          <table:table-cell office:value-type="string" calcext:value-type="string">
            <text:p>Finanzstarke Bundesländer sollen schwache Bundesländer weniger unterstützen müss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Ren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nte mit 67</text:p>
          </table:table-cell>
          <table:table-cell office:value-type="string" calcext:value-type="string">
            <text:p>Das gesetzliche Renteneintrittsalter soll wieder gesenkt werd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Arbeitnehmer mit Migrationshintergrun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granten im Staatsdienst</text:p>
          </table:table-cell>
          <table:table-cell office:value-type="string" calcext:value-type="string">
            <text:p>Der Staat soll im öffentlichen Dienst verstärkt Menschen mit Migrationshintergrund einstell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Friedenspoliti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üstungsexporte</text:p>
          </table:table-cell>
          <table:table-cell office:value-type="string" calcext:value-type="string">
            <text:p>Rüstungsexporte sollen verboten werd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Steu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inkommensteuer</text:p>
          </table:table-cell>
          <table:table-cell office:value-type="string" calcext:value-type="string">
            <text:p>Das Ehegattensplitting soll beibehalten werd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Türke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U-Beitritt der Türkei</text:p>
          </table:table-cell>
          <table:table-cell office:value-type="string" calcext:value-type="string">
            <text:p>Deutschland soll sich für einen Beitritt der Türkei zur Europäischen Union einsetz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Wirtschaft&amp;Politi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beneinkünfte</text:p>
          </table:table-cell>
          <table:table-cell office:value-type="string" calcext:value-type="string">
            <text:p>Abgeordnete des Bundestags sollen ihre Nebeneinkünfte auf den Euro genau offenlegen müss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Erneuerbare Energ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EG-Umlage</text:p>
          </table:table-cell>
          <table:table-cell office:value-type="string" calcext:value-type="string">
            <text:p>Energieintensive Industrien sollen sich stärker als bisher an der Finanzierung der Energiewende beteiligen müss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Arbeitslosigkei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nktionen beim ALG II</text:p>
          </table:table-cell>
          <table:table-cell office:value-type="string" calcext:value-type="string">
            <text:p>Hartz-IV-Empfängern und -Empfängerinnen sollen weiterhin Leistungen gekürzt werden, wenn sie Jobangebote ablehn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Religionsfreihei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irchensteuer</text:p>
          </table:table-cell>
          <table:table-cell office:value-type="string" calcext:value-type="string">
            <text:p>Der Staat soll weiterhin für Religionsgemeinschaften Kirchensteuer einzieh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Krankenversicheru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ürgerversicherung</text:p>
          </table:table-cell>
          <table:table-cell office:value-type="string" calcext:value-type="string">
            <text:p>Alle Bürgerinnen und Bürger sollen in gesetzlichen Krankenkassen versichert sein müss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Eurobon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urobonds</text:p>
          </table:table-cell>
          <table:table-cell office:value-type="string" calcext:value-type="string">
            <text:p>In der Euro-Zone soll jeder Staat alleine für seine Schulden haft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Ehe für Al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doptionsrechte für Schwule und Lesben</text:p>
          </table:table-cell>
          <table:table-cell office:value-type="string" calcext:value-type="string">
            <text:p>Auch gleichgeschlechtliche Lebenspartnerschaften sollen ein gemeinsames Adoptionsrecht erhalt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Digitale Grundrech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orratsdatenspeicherung</text:p>
          </table:table-cell>
          <table:table-cell office:value-type="string" calcext:value-type="string">
            <text:p>Keine Speicherung von Kommunikationsdaten (z.B. Telefon, Internet) ohne konkreten Anlass!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Mietpreisbrems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etpreisbremse</text:p>
          </table:table-cell>
          <table:table-cell office:value-type="string" calcext:value-type="string">
            <text:p>Bei Neuvermietungen soll der Mietpreis nur begrenzt angehoben werden dürf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Staatsangehörigkei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ppelte Staatsangehörigkeit</text:p>
          </table:table-cell>
          <table:table-cell office:value-type="string" calcext:value-type="string">
            <text:p>Volljährige deutsche Staatsangehörige sollen keine weitere Staatsangehörigkeit besitzen dürfe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Verke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kw-Maut</text:p>
          </table:table-cell>
          <table:table-cell office:value-type="string" calcext:value-type="string">
            <text:p>Die Nutzung von Autobahnen soll kostenpflichtig sein.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Direkte Demokrat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olksentscheide</text:p>
          </table:table-cell>
          <table:table-cell office:value-type="string" calcext:value-type="string">
            <text:p>Einführung von Volksentscheiden auf Bundesebene!</text:p>
          </table:table-cell>
          <table:table-cell office:value-type="string" calcext:value-type="string">
            <text:p>deutschland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Atomenergi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ndlager Gorleben</text:p>
          </table:table-cell>
          <table:table-cell office:value-type="string" calcext:value-type="string">
            <text:p>Der Salzstock Gorleben soll kein Atommüll-Endlager werd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tudiengebühr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udiengebühren</text:p>
          </table:table-cell>
          <table:table-cell office:value-type="string" calcext:value-type="string">
            <text:p>Das Erststudium soll weiterhin gebührenpflichtig sei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Ladenöffnungszei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adenöffnungs&amp;shy;zeiten</text:p>
          </table:table-cell>
          <table:table-cell office:value-type="string" calcext:value-type="string">
            <text:p>Die Ladenöffnungszeiten an Sonntagen sollen in Niedersachsen ausgeweitet werd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Sitzenbleib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tzenbleiben</text:p>
          </table:table-cell>
          <table:table-cell office:value-type="string" calcext:value-type="string">
            <text:p>An niedersächsischen Schulen: "Sitzenbleiben" abschaffen!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Frauenquot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rauenquote</text:p>
          </table:table-cell>
          <table:table-cell office:value-type="string" calcext:value-type="string">
            <text:p>In Unternehmen mit Landesbeteiligung (z. B. Volkswagen, Salzgitter AG) soll eine Frauenquote in Führungspositionen gelt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Jugendstrafrech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arnschussarrest</text:p>
          </table:table-cell>
          <table:table-cell office:value-type="string" calcext:value-type="string">
            <text:p>Kriminelle Jugendliche sollen bei einer Verurteilung auf Bewährung auch für kurze Zeit inhaftiert werden können ("Warnschussarrest")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Ban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rd/LB</text:p>
          </table:table-cell>
          <table:table-cell office:value-type="string" calcext:value-type="string">
            <text:p>Keine weiteren Landesmittel für die Landesbank ("Nord/LB")!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Verkeh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e Bahnstrecke</text:p>
          </table:table-cell>
          <table:table-cell office:value-type="string" calcext:value-type="string">
            <text:p>Die neue Bahnstrecke ("Y-Trasse") zwischen Hannover, Bremen und Hamburg soll gebaut werd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Politischer Extremismu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chts&amp;shy;extremismus</text:p>
          </table:table-cell>
          <table:table-cell office:value-type="string" calcext:value-type="string">
            <text:p>Das Land soll weiterhin Projekte gegen Rechtsextremismus förder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Erneuerbare Energi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indkraftanlagen im Wald</text:p>
          </table:table-cell>
          <table:table-cell office:value-type="string" calcext:value-type="string">
            <text:p>In Waldgebieten sollen keine Flächen für Windkraftanlagen ausgewiesen werden dürf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Arbeitslosigkei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nktionen bei Hartz IV</text:p>
          </table:table-cell>
          <table:table-cell office:value-type="string" calcext:value-type="string">
            <text:p>Hartz-IV-Empfängerinnen und -Empfängern sollen weiterhin Leistungen gekürzt werden, wenn sie ein Jobangebot ablehn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kommunale Grundversorgun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ommunale Grundversorgung</text:p>
          </table:table-cell>
          <table:table-cell office:value-type="string" calcext:value-type="string">
            <text:p>Die kommunale Grundversorgung (Gas, Wasser, Strom und Abfall) soll ausschließlich in öffentlicher Hand sei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Religionsunterrich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ligions&amp;shy;unterricht</text:p>
          </table:table-cell>
          <table:table-cell office:value-type="string" calcext:value-type="string">
            <text:p>Konfessioneller Religionsunterricht soll weiterhin an allen niedersächsischen Schulen angeboten werd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Gesundhei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Zuzahlung für Medikamente</text:p>
          </table:table-cell>
          <table:table-cell office:value-type="string" calcext:value-type="string">
            <text:p>Die Zuzahlung für verschreibungspflichtige Medikamente soll abgeschafft werd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Arbeitnehmer mit Migrationshintergrun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granten im Polizeidienst</text:p>
          </table:table-cell>
          <table:table-cell office:value-type="string" calcext:value-type="string">
            <text:p>Mehr Menschen mit Migrationshintergrund sollen im Polizeidienst arbeit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Schuldenbrems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chuldenbremse</text:p>
          </table:table-cell>
          <table:table-cell office:value-type="string" calcext:value-type="string">
            <text:p>Das Land Niedersachsen soll ab dem Jahr 2017 keine neuen Schulden mehr machen dürf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Mindestloh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esetzlicher Mindestlohn</text:p>
          </table:table-cell>
          <table:table-cell office:value-type="string" calcext:value-type="string">
            <text:p>Niedersachsen soll sich für einen flächendeckenden gesetzlichen Mindestlohn einsetz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Autobah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üstenautobahn A20</text:p>
          </table:table-cell>
          <table:table-cell office:value-type="string" calcext:value-type="string">
            <text:p>Die Küstenautobahn A20 soll fertiggestellt werd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Deutschexklusiv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indergeld nur für Deutsche</text:p>
          </table:table-cell>
          <table:table-cell office:value-type="string" calcext:value-type="string">
            <text:p>Kindergeld soll nur an deutsche Familien ausgezahlt werd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Umweltschutz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racking</text:p>
          </table:table-cell>
          <table:table-cell office:value-type="string" calcext:value-type="string">
            <text:p>Die Förderung von Gas aus Gesteinsschichten ("Fracking") soll erlaubt sei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Direkte Demokrati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reisfusionen</text:p>
          </table:table-cell>
          <table:table-cell office:value-type="string" calcext:value-type="string">
            <text:p>Zusammenlegung von Kreisen und Gemeinden nur durch Bürgerentscheide!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6" office:value-type="string" calcext:value-type="string">
            <text:p>Betreuungsgel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treuungsgeld</text:p>
          </table:table-cell>
          <table:table-cell office:value-type="string" calcext:value-type="string">
            <text:p>Eltern, die ihre Kinder ausschließlich zu Hause erziehen, sollen eine finanzielle Unterstützung ("Betreuungsgeld") erhalt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Krankenversicherun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rankenkasse</text:p>
          </table:table-cell>
          <table:table-cell office:value-type="string" calcext:value-type="string">
            <text:p>Alle Bürger und Bürgerinnen sollen in gesetzlichen Krankenkassen versichert sein müss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Schu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ängere Grundschulzeit</text:p>
          </table:table-cell>
          <table:table-cell office:value-type="string" calcext:value-type="string">
            <text:p>Die gemeinsame Grundschulzeit soll über das vierte Jahr hinaus ausgeweitet werd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Kulturaustausc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tegrations&amp;shy;projekte</text:p>
          </table:table-cell>
          <table:table-cell office:value-type="string" calcext:value-type="string">
            <text:p>Das Land soll Projekte zur Integration von Menschen mit Migrationshintergrund förder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Koh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au von Kohlekraftwerken</text:p>
          </table:table-cell>
          <table:table-cell office:value-type="string" calcext:value-type="string">
            <text:p>In Niedersachsen sollen weiterhin Kohlekraftwerke gebaut werden dürf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Drog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koholkonsum</text:p>
          </table:table-cell>
          <table:table-cell office:value-type="string" calcext:value-type="string">
            <text:p>Der Alkoholkonsum auf öffentlichen Plätzen soll weiter eingeschränkt werd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Schu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ostenlose Schulbücher</text:p>
          </table:table-cell>
          <table:table-cell office:value-type="string" calcext:value-type="string">
            <text:p>Schulbücher sollen allen niedersächsischen Schülerinnen und Schülern kostenlos zur Verfügung gestellt werd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Religionsfreihei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ligiöse Beschneidung</text:p>
          </table:table-cell>
          <table:table-cell office:value-type="string" calcext:value-type="string">
            <text:p>Niedersachsen soll sich dafür einsetzen, dass religiöse Beschneidung von minderjährigen Jungen unter Strafe gestellt wird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Gewerbesteu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ewerbesteuer</text:p>
          </table:table-cell>
          <table:table-cell office:value-type="string" calcext:value-type="string">
            <text:p>Auch Freiberufler (z. B. Rechtsanwälte und Ärzte) sollen Gewerbesteuer zahl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Polizeieinsatz-Kost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olizei-Einsätze im Fußball</text:p>
          </table:table-cell>
          <table:table-cell office:value-type="string" calcext:value-type="string">
            <text:p>Im Profi-Fußball sollen die Veranstalter an den Kosten für Polizei-Einsätze beteiligt werd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Gemeinsamer Unterrich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emeinsamer Unterricht</text:p>
          </table:table-cell>
          <table:table-cell office:value-type="string" calcext:value-type="string">
            <text:p>Schülerinnen und Schüler sollen ungeachtet ihres kulturellen Hintergrundes gemeinsam unterrichtet werd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Flussvertiefun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lbvertiefung</text:p>
          </table:table-cell>
          <table:table-cell office:value-type="string" calcext:value-type="string">
            <text:p>Die Elbe in Niedersachsen soll für große Containerschiffe weiter vertieft werd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Projek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omophobie im Sport</text:p>
          </table:table-cell>
          <table:table-cell office:value-type="string" calcext:value-type="string">
            <text:p>Sportvereine, die sich gegen Diskriminierung von Homosexuellen engagieren, sollen durch das Land stärker gefördert werd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Steu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affenbesitz</text:p>
          </table:table-cell>
          <table:table-cell office:value-type="string" calcext:value-type="string">
            <text:p>Der Besitz von Waffen soll besteuert werd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Wirtschaft&amp;Politi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onsoring</text:p>
          </table:table-cell>
          <table:table-cell office:value-type="string" calcext:value-type="string">
            <text:p>Veranstaltungen der Landesregierung sollen weiterhin von Unternehmen gesponsert werden dürfe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Wählen ab 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nkung des Wahlalters</text:p>
          </table:table-cell>
          <table:table-cell office:value-type="string" calcext:value-type="string">
            <text:p>Bei Landtagswahlen: Wählen ab 16 Jahren!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Tierschutz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randzeichen für Pferde</text:p>
          </table:table-cell>
          <table:table-cell office:value-type="string" calcext:value-type="string">
            <text:p>Die Kennzeichnung von Pferden mit Brandzeichen soll weiterhin erlaubt sein.</text:p>
          </table:table-cell>
          <table:table-cell office:value-type="string" calcext:value-type="string">
            <text:p>niedersachsen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Tempolimi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empo 70 auf Alleen</text:p>
          </table:table-cell>
          <table:table-cell office:value-type="string" calcext:value-type="string">
            <text:p>Das Tempolimit auf brandenburgischen Alleen soll beibehalten werd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olize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tellenabbau bei der Polizei</text:p>
          </table:table-cell>
          <table:table-cell office:value-type="string" calcext:value-type="string">
            <text:p>Das Land Brandenburg soll den Stellenabbau bei der Polizei rückgängig mach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Flughaf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chtflugverbot am BER</text:p>
          </table:table-cell>
          <table:table-cell office:value-type="string" calcext:value-type="string">
            <text:p>Das Land soll ein uneingeschränktes Nachtflugverbot zwischen 22 und 6 Uhr am Flughafen Berlin-Brandenburg durchsetz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Landarz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Ärzteansiedlung</text:p>
          </table:table-cell>
          <table:table-cell office:value-type="string" calcext:value-type="string">
            <text:p>Das Land soll die Ansiedlung von Ärzten im ländlichen Raum durch finanzielle Anreize förder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Ehe für Al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doptionsrecht</text:p>
          </table:table-cell>
          <table:table-cell office:value-type="string" calcext:value-type="string">
            <text:p>Das Land soll sich dafür einsetzen, dass gleichgeschlechtliche Paare gemeinsam Kinder adoptieren dürf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rbeitnehmer mit Migrationshintergrun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werbung von Fachkräften</text:p>
          </table:table-cell>
          <table:table-cell office:value-type="string" calcext:value-type="string">
            <text:p>Brandenburg soll Fachkräfte aus dem Ausland anwerb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chu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ttagessen an Schulen</text:p>
          </table:table-cell>
          <table:table-cell office:value-type="string" calcext:value-type="string">
            <text:p>Kostenfreies Mittagessen für alle Schülerinnen und Schüler an Ganztagsschul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Verfassungsschutz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erfassungsschutz</text:p>
          </table:table-cell>
          <table:table-cell office:value-type="string" calcext:value-type="string">
            <text:p>Der Verfassungsschutz Brandenburg soll aufgelöst werd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Privatisierun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andeswald</text:p>
          </table:table-cell>
          <table:table-cell office:value-type="string" calcext:value-type="string">
            <text:p>Landeswälder sollen weiterhin an Privatinvestoren verkauft werden könn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Direkte Demokrati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irekte Demokratie bei Bauprojekten</text:p>
          </table:table-cell>
          <table:table-cell office:value-type="string" calcext:value-type="string">
            <text:p>Großbauprojekte nur nach Zustimmung durch Volksbefragung!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Flüchtlin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nterbringung von Asylbewerbern</text:p>
          </table:table-cell>
          <table:table-cell office:value-type="string" calcext:value-type="string">
            <text:p>Asylbewerberinnen und Asylbewerber sollen in Wohnungen statt in zentralen Sammelunterkünften untergebracht werd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ulsystem-Gliederun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chulsystem</text:p>
          </table:table-cell>
          <table:table-cell office:value-type="string" calcext:value-type="string">
            <text:p>Das Schulsystem aus Oberschulen, Gesamtschulen und Gymnasien soll erhalten bleib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Verkeh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CE-Anbindung für Potsdam</text:p>
          </table:table-cell>
          <table:table-cell office:value-type="string" calcext:value-type="string">
            <text:p>Potsdam soll an das ICE-Streckennetz angeschlossen werd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Tier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chutz vor Wölfen</text:p>
          </table:table-cell>
          <table:table-cell office:value-type="string" calcext:value-type="string">
            <text:p>Zum Schutz von Schafsherden vor Wölfen soll das Land Gelder für die Errichtung von Schutzzäunen bereitstell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Arbeitnehmerrech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iharbeit</text:p>
          </table:table-cell>
          <table:table-cell office:value-type="string" calcext:value-type="string">
            <text:p>Leiharbeiterinnen und Leiharbeiter sollen ab dem ersten Arbeitstag mindestens den gleichen Lohn erhalten wie regulär Beschäftigte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Politischer Extremismu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monstrationen an Kriegsgräberstätten</text:p>
          </table:table-cell>
          <table:table-cell office:value-type="string" calcext:value-type="string">
            <text:p>Rechtsextremistische Organisationen sollen auch an Kriegsgräberstätten demonstrieren dürf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Gebietsrefor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änderfusion</text:p>
          </table:table-cell>
          <table:table-cell office:value-type="string" calcext:value-type="string">
            <text:p>Berlin und Brandenburg sollen sich langfristig zu einem Bundesland zusammenschließ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Cannabi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annabis</text:p>
          </table:table-cell>
          <table:table-cell office:value-type="string" calcext:value-type="string">
            <text:p>Auch der Besitz geringer Mengen Cannabis soll strafrechtlich verfolgt werd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kommunale Grundversorgun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asserversorgung in öffentlicher Hand</text:p>
          </table:table-cell>
          <table:table-cell office:value-type="string" calcext:value-type="string">
            <text:p>Die Wasserversorgung in Brandenburg soll wieder vollständig in öffentlicher Hand sei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Bundeswehr-Anwerbun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undeswehr an Schulen</text:p>
          </table:table-cell>
          <table:table-cell office:value-type="string" calcext:value-type="string">
            <text:p>Die Bundeswehr soll an brandenburgischen Schulen für den Soldatenberuf werben dürf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Deutschexklusiv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ohngeld</text:p>
          </table:table-cell>
          <table:table-cell office:value-type="string" calcext:value-type="string">
            <text:p>Wohngeld soll nur an Deutsche gezahlt werd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Ökologische Landwirtschaf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Ökologische Landwirtschaft</text:p>
          </table:table-cell>
          <table:table-cell office:value-type="string" calcext:value-type="string">
            <text:p>Nur ökologische Landwirtschaft soll finanziell gefördert werd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Videoüberwachun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ideoüberwachung</text:p>
          </table:table-cell>
          <table:table-cell office:value-type="string" calcext:value-type="string">
            <text:p>Mehr Videoüberwachung im öffentlichen Raum!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KiT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ebührenfreie Kitas</text:p>
          </table:table-cell>
          <table:table-cell office:value-type="string" calcext:value-type="string">
            <text:p>Für alle Kinder ab drei Jahren: gebührenfreier Kita-Besuch!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Autobah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utobahnausbau</text:p>
          </table:table-cell>
          <table:table-cell office:value-type="string" calcext:value-type="string">
            <text:p>Die A 14 soll weiter in Richtung Schwerin ausgebaut werd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Frauenquo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uenquote</text:p>
          </table:table-cell>
          <table:table-cell office:value-type="string" calcext:value-type="string">
            <text:p>In brandenburgischen Landesunternehmen soll weiterhin eine Frauenquote für Führungspositionen gelt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Grunderwerbssteu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runderwerbssteuer</text:p>
          </table:table-cell>
          <table:table-cell office:value-type="string" calcext:value-type="string">
            <text:p>Die Grunderwerbssteuer in Brandenburg soll wieder gesenkt werd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Kulturaustausc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utsch-polnischer Kulturaustausch</text:p>
          </table:table-cell>
          <table:table-cell office:value-type="string" calcext:value-type="string">
            <text:p>Das Land soll deutsch-polnische Kulturprojekte stärker förder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Flughaf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ostenbeteiligung BER</text:p>
          </table:table-cell>
          <table:table-cell office:value-type="string" calcext:value-type="string">
            <text:p>Das Land Brandenburg soll sich an weiteren Neukosten für den Bau des Flughafens Berlin-Brandenburg beteilig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Zentralabitu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undesweites Zentralabitur</text:p>
          </table:table-cell>
          <table:table-cell office:value-type="string" calcext:value-type="string">
            <text:p>Brandenburg soll sich für bundesweit einheitliche Abiturprüfungen einsetz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Erneuerbare Energi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lächen für Windkraft</text:p>
          </table:table-cell>
          <table:table-cell office:value-type="string" calcext:value-type="string">
            <text:p>In Brandenburg sollen weitere Flächen für Windkraftanlagen ausgewiesen werd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Flüchtlin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ufnahme von Flüchtlingen</text:p>
          </table:table-cell>
          <table:table-cell office:value-type="string" calcext:value-type="string">
            <text:p>Brandenburg soll mehr Flüchtlinge aufnehm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Schu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chulen in freier Trägerschaft</text:p>
          </table:table-cell>
          <table:table-cell office:value-type="string" calcext:value-type="string">
            <text:p>Die finanzielle Förderung von Schulen in freier Trägerschaft soll wieder erhöht werd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Grenzkontroll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renzkontrollen</text:p>
          </table:table-cell>
          <table:table-cell office:value-type="string" calcext:value-type="string">
            <text:p>An der deutsch-polnischen Grenze sollen wieder ständige Grenzkontrollen eingeführt werd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Universitä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ochschulfusion</text:p>
          </table:table-cell>
          <table:table-cell office:value-type="string" calcext:value-type="string">
            <text:p>Die Zusammenlegung der Technischen Universität Cottbus und der Fachhochschule Lausitz soll zurückgenommen werd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Koh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msiedlung wegen Tagebau</text:p>
          </table:table-cell>
          <table:table-cell office:value-type="string" calcext:value-type="string">
            <text:p>Für den Abbau von Braunkohle sollen Ortschaften umgesiedelt werden dürf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Tierschutz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ssentierhaltung</text:p>
          </table:table-cell>
          <table:table-cell office:value-type="string" calcext:value-type="string">
            <text:p>Das Land soll keine weiteren Anlagen zur Massentierhaltung genehmig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Olympi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lympiabewerbung</text:p>
          </table:table-cell>
          <table:table-cell office:value-type="string" calcext:value-type="string">
            <text:p>Das Land Brandenburg soll die Bewerbung Berlins für die Olympischen Spiele unterstützen.</text:p>
          </table:table-cell>
          <table:table-cell office:value-type="string" calcext:value-type="string">
            <text:p>brandenburg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D-Mar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Deutschland soll den Euro als Währung behalt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Direkte Demokrati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U-weite Bürgerentscheide</text:p>
          </table:table-cell>
          <table:table-cell office:value-type="string" calcext:value-type="string">
            <text:p>Es sollen EU-weite gemeinsame Bürgerentscheide eingeführt werd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Gentechni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entechnisch veränderte Pflanzen</text:p>
          </table:table-cell>
          <table:table-cell office:value-type="string" calcext:value-type="string">
            <text:p>Der Anbau von gentechnisch veränderten Pflanzen soll in der Europäischen Union erlaubt sei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Flüchtlin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ufnahme von Flüchtlingen</text:p>
          </table:table-cell>
          <table:table-cell office:value-type="string" calcext:value-type="string">
            <text:p>Die EU-Mitgliedsstaaten sollen mehr Flüchtlinge aufnehm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Mindestloh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ndestlohn</text:p>
          </table:table-cell>
          <table:table-cell office:value-type="string" calcext:value-type="string">
            <text:p>Einführung eines EU-weiten Mindestlohns, dessen Höhe abhängig vom Durchschnittseinkommen im jeweiligen Mitgliedsstaat ist!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EU-Erweiterun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U-Erweiterung</text:p>
          </table:table-cell>
          <table:table-cell office:value-type="string" calcext:value-type="string">
            <text:p>Die Europäische Union soll keine neuen Mitgliedsstaaten aufnehm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Ökologische Landwirtschaf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Ökologische Tierhaltung</text:p>
          </table:table-cell>
          <table:table-cell office:value-type="string" calcext:value-type="string">
            <text:p>Die Europäische Union soll ausschließlich ökologische Tierhaltung förder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RE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yl für Snowden</text:p>
          </table:table-cell>
          <table:table-cell office:value-type="string" calcext:value-type="string">
            <text:p>Edward Snowden soll in einem EU-Mitgliedsstaat Asyl gewährt werd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EU-Föderalismu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zialleistungen</text:p>
          </table:table-cell>
          <table:table-cell office:value-type="string" calcext:value-type="string">
            <text:p>EU-Bürger sollen Sozialleistungen nur von ihrem Heimatland empfangen könn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Ban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inanztransaktionssteuer</text:p>
          </table:table-cell>
          <table:table-cell office:value-type="string" calcext:value-type="string">
            <text:p>Einführung einer Steuer auf den Handel mit Finanzprodukten!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Christliche Wert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hristliche Wertegemeinschaft</text:p>
          </table:table-cell>
          <table:table-cell office:value-type="string" calcext:value-type="string">
            <text:p>Die Europäische Union soll sich als christliche Wertegemeinschaft versteh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Subven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bbau der Agrarsubventionen</text:p>
          </table:table-cell>
          <table:table-cell office:value-type="string" calcext:value-type="string">
            <text:p>Die Europäische Union soll die finanzielle Unterstützung der Landwirtschaft deutlich verringer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Frauenquot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rauenquote</text:p>
          </table:table-cell>
          <table:table-cell office:value-type="string" calcext:value-type="string">
            <text:p>In der Europäischen Union: Einführung einer verbindlichen Frauenquote in den Aufsichtsräten börsennotierter Unternehmen!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EU-Arme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uropaarmee</text:p>
          </table:table-cell>
          <table:table-cell office:value-type="string" calcext:value-type="string">
            <text:p>Die EU-Mitgliedsstaaten sollen eine gemeinsame Armee schaff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Wahlrech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irektwahl des Kommissionspräsidenten</text:p>
          </table:table-cell>
          <table:table-cell office:value-type="string" calcext:value-type="string">
            <text:p>Der Präsident der Europäischen Kommission soll von den Bürgerinnen und Bürgern der Europäischen Union direkt gewählt werd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Ehe für Al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leichgeschlechtliche Ehen</text:p>
          </table:table-cell>
          <table:table-cell office:value-type="string" calcext:value-type="string">
            <text:p>In der Europäischen Union geschlossene gleichgeschlechtliche Ehen sollen von allen Mitgliedsstaaten anerkannt werd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Europ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chutzzölle</text:p>
          </table:table-cell>
          <table:table-cell office:value-type="string" calcext:value-type="string">
            <text:p>Die Europäische Union soll zum Schutz heimischer Produkte verstärkt Zölle erheb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Umweltschutz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O2-Ausstoß</text:p>
          </table:table-cell>
          <table:table-cell office:value-type="string" calcext:value-type="string">
            <text:p>Die Europäische Union soll sich höhere Ziele zur Reduzierung des CO2-Ausstoßes setz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Europ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reihandelsabkommen mit den USA</text:p>
          </table:table-cell>
          <table:table-cell office:value-type="string" calcext:value-type="string">
            <text:p>Die Europäische Union soll ein Freihandelsabkommen mit den USA abschließ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Politischer Extremismu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rojekte gegen Rechtsextremismus</text:p>
          </table:table-cell>
          <table:table-cell office:value-type="string" calcext:value-type="string">
            <text:p>Die Europäische Union soll Projekte gegen Rechtsextremismus förder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Eurobon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urobonds</text:p>
          </table:table-cell>
          <table:table-cell office:value-type="string" calcext:value-type="string">
            <text:p>Alle Staaten der Eurozone sollen für die Kreditaufnahme der anderen Staaten haften könn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RE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erkennung von Berufsabschlüssen</text:p>
          </table:table-cell>
          <table:table-cell office:value-type="string" calcext:value-type="string">
            <text:p>In der Europäischen Union erworbene Berufsabschlüsse sollen EU-weit anerkannt werd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Türke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eitritt der Türkei</text:p>
          </table:table-cell>
          <table:table-cell office:value-type="string" calcext:value-type="string">
            <text:p>Deutschland soll sich für einen Beitritt der Türkei zur Europäischen Union einsetz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office:value-type="string" calcext:value-type="string">
            <text:p>Steu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ndestsatz für Unternehmenssteuern</text:p>
          </table:table-cell>
          <table:table-cell office:value-type="string" calcext:value-type="string">
            <text:p>Einführung eines EU-weiten Mindestsatzes für die Besteuerung von Unternehmen!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Prostitu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rostitution</text:p>
          </table:table-cell>
          <table:table-cell office:value-type="string" calcext:value-type="string">
            <text:p>Die Inanspruchnahme sexueller Dienstleistungen gegen Bezahlung soll strafbar sei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EU-Außenpoliti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usbau der EU-Außenpolitik</text:p>
          </table:table-cell>
          <table:table-cell office:value-type="string" calcext:value-type="string">
            <text:p>Die gemeinsame Außenpolitik der Europäischen Union soll ausgebaut werd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Ban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erstaatlichung von Banken</text:p>
          </table:table-cell>
          <table:table-cell office:value-type="string" calcext:value-type="string">
            <text:p>Alle Banken sollen verstaatlicht werd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Flüchtlin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ylgesetze</text:p>
          </table:table-cell>
          <table:table-cell office:value-type="string" calcext:value-type="string">
            <text:p>In allen Ländern der Europäischen Union sollen gleiche Regeln für die Aufnahme von Asylsuchenden gelt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Direkte Demokrati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olksentscheide über EU-Vertragsänderungen</text:p>
          </table:table-cell>
          <table:table-cell office:value-type="string" calcext:value-type="string">
            <text:p>Über Änderungen der EU-Verträge soll auch in Deutschland per Volksabstimmung entschieden werden könn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Verkeh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erkehrsnetz</text:p>
          </table:table-cell>
          <table:table-cell office:value-type="string" calcext:value-type="string">
            <text:p>Bei der Infrastrukturförderung durch die Europäische Union: Schiene vor Straße!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Entwicklungshilf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U-Entwicklungshilfe</text:p>
          </table:table-cell>
          <table:table-cell office:value-type="string" calcext:value-type="string">
            <text:p>Die Europäische Union soll mehr Geld für die Entwicklungshilfe bereitstell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Umweltschutz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erbot von Produkten</text:p>
          </table:table-cell>
          <table:table-cell office:value-type="string" calcext:value-type="string">
            <text:p>Die Europäische Union soll weiterhin Produkte mit niedriger Energieeffizienz verbieten dürf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EU-Steu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uropäische Steuern</text:p>
          </table:table-cell>
          <table:table-cell office:value-type="string" calcext:value-type="string">
            <text:p>Die Europäische Union soll durch die Einführung eigener Steuern Teile ihres Haushaltes decken könn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Gesundhei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rganspende</text:p>
          </table:table-cell>
          <table:table-cell office:value-type="string" calcext:value-type="string">
            <text:p>In der Europäischen Union soll jeder Erwachsene Organspender sein, wenn er keinen Widerspruch eingelegt hat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EU-Föderalismu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gionalförderung</text:p>
          </table:table-cell>
          <table:table-cell office:value-type="string" calcext:value-type="string">
            <text:p>Die finanziellen Mittel für wirtschaftlich schwächere Regionen in der Europäischen Union sollen reduziert werd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Grenzkontrolle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renzkontrollen</text:p>
          </table:table-cell>
          <table:table-cell office:value-type="string" calcext:value-type="string">
            <text:p>An deutschen Grenzen sollen wieder generelle Ausweiskontrollen eingeführt werd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Managergehält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nagergehälter</text:p>
          </table:table-cell>
          <table:table-cell office:value-type="string" calcext:value-type="string">
            <text:p>Über die Höhe von Managergehältern sollen Unternehmen frei entscheiden könne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EU-Föderalismu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ereinigte Staaten von Europa</text:p>
          </table:table-cell>
          <table:table-cell office:value-type="string" calcext:value-type="string">
            <text:p>Die Europäische Union soll sich langfristig zu einem europäischen Bundesstaat entwickeln.</text:p>
          </table:table-cell>
          <table:table-cell office:value-type="string" calcext:value-type="string">
            <text:p>europ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Koh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unkohleabbau</text:p>
          </table:table-cell>
          <table:table-cell office:value-type="string" calcext:value-type="string">
            <text:p>Im Freistaat soll weiterhin Braunkohle abgebaut werd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chu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emeinsame Grundschulzeit</text:p>
          </table:table-cell>
          <table:table-cell office:value-type="string" calcext:value-type="string">
            <text:p>Die gemeinsame Grundschulzeit soll über die vierte Klasse hinaus ausgeweitet werd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Ehe für Al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optionsrecht</text:p>
          </table:table-cell>
          <table:table-cell office:value-type="string" calcext:value-type="string">
            <text:p>Sachsen soll sich dafür einsetzen, dass homosexuelle Paare gemeinsam Kinder adoptieren dürf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Videoüberwachu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ideoüberwachung</text:p>
          </table:table-cell>
          <table:table-cell office:value-type="string" calcext:value-type="string">
            <text:p>Mehr Videoüberwachung im öffentlichen Raum!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Gentechni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entechnik in der Landwirtschaft</text:p>
          </table:table-cell>
          <table:table-cell office:value-type="string" calcext:value-type="string">
            <text:p>Der Anbau von gentechnisch veränderten Pflanzen soll in Sachsen erlaubt sei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Flüchtli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nterbringung von Flüchtlingen</text:p>
          </table:table-cell>
          <table:table-cell office:value-type="string" calcext:value-type="string">
            <text:p>Der Freistaat soll mehr Geld für die Unterbringung von Flüchtlingen zur Verfügung stell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Tempolimi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olimit auf Autobahnen</text:p>
          </table:table-cell>
          <table:table-cell office:value-type="string" calcext:value-type="string">
            <text:p>Einführung eines generellen Tempolimits auf Autobahnen in Sachs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Gewerbesteu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ewerbesteuer für Freiberufler</text:p>
          </table:table-cell>
          <table:table-cell office:value-type="string" calcext:value-type="string">
            <text:p>Freiberufler (z.B. Ärzte, Rechtsanwälte oder Steuerberater) sollen zukünftig Gewerbesteuer zahlen müss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Schülertick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eförderungskosten</text:p>
          </table:table-cell>
          <table:table-cell office:value-type="string" calcext:value-type="string">
            <text:p>Eltern sollen sich an den Kosten für die Beförderung ihrer Kinder zur Schule beteiligen müss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Öffentlich-Rechtlicher Rundfun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DR-Rundfunkrat</text:p>
          </table:table-cell>
          <table:table-cell office:value-type="string" calcext:value-type="string">
            <text:p>Im Rundfunkrat des MDR sollen keine Vertreter der Landtagsparteien sitz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Mosche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erbot von Minaretten</text:p>
          </table:table-cell>
          <table:table-cell office:value-type="string" calcext:value-type="string">
            <text:p>Der Bau von Minaretten soll in Sachsen verboten werd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Sitzenbleibe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tzenbleiben</text:p>
          </table:table-cell>
          <table:table-cell office:value-type="string" calcext:value-type="string">
            <text:p>Sitzenbleiben an sächsischen Schulen abschaffen!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Betreuungsgel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ndeserziehungsgeld</text:p>
          </table:table-cell>
          <table:table-cell office:value-type="string" calcext:value-type="string">
            <text:p>Das Landeserziehungsgeld soll auch an Eltern gezahlt werden, deren Kinder eine Kindertagesstätte besuch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ierta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nzverbot an "stillen Tagen"</text:p>
          </table:table-cell>
          <table:table-cell office:value-type="string" calcext:value-type="string">
            <text:p>Das Tanzverbot an "stillen Tagen" (z.B. Karfreitag, Buß- und Bettag) soll beibehalten werden!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ÖPNV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ntgeltfreier ÖPNV</text:p>
          </table:table-cell>
          <table:table-cell office:value-type="string" calcext:value-type="string">
            <text:p>Der öffentliche Personennahverkehr soll in ganz Sachsen entgeltfrei sei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Verfassungsschutz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bschaffung des Verfassungsschutzes</text:p>
          </table:table-cell>
          <table:table-cell office:value-type="string" calcext:value-type="string">
            <text:p>Der sächsische Verfassungsschutz soll abgeschafft werd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Flüchtli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sidenzpflicht</text:p>
          </table:table-cell>
          <table:table-cell office:value-type="string" calcext:value-type="string">
            <text:p>Asylbewerberinnen und Asylbewerber in Sachsen sollen sich weiterhin nur innerhalb des Freistaats frei bewegen dürf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Bildungsurlau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ldungsurlaub</text:p>
          </table:table-cell>
          <table:table-cell office:value-type="string" calcext:value-type="string">
            <text:p>In Sachsen soll ein gesetzlicher Anspruch auf Bildungsurlaub eingeführt werd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Schuldentilgu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chuldentilgung</text:p>
          </table:table-cell>
          <table:table-cell office:value-type="string" calcext:value-type="string">
            <text:p>Steuermehreinnahmen sollen vorrangig für die Tilgung der Schulden verwendet werd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Gemeinsamer Unterrich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emeinsamer Unterricht</text:p>
          </table:table-cell>
          <table:table-cell office:value-type="string" calcext:value-type="string">
            <text:p>Schülerinnen und Schüler mit Migrationshintergrund sollen mit allen Schülern gemeinsam unterrichtet werd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Gigalin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Überlange Lkw</text:p>
          </table:table-cell>
          <table:table-cell office:value-type="string" calcext:value-type="string">
            <text:p>Überlange Lkw ("Gigaliner") sollen in Sachsen fahren dürf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Politischer Extremismu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ojekte gegen Rechtsextremismus</text:p>
          </table:table-cell>
          <table:table-cell office:value-type="string" calcext:value-type="string">
            <text:p>Projekte gegen Rechtsextremismus sollen weiterhin gefördert werd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Mietpreisbrems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etobergrenzen</text:p>
          </table:table-cell>
          <table:table-cell office:value-type="string" calcext:value-type="string">
            <text:p>Vermieter sollen sich in Sachsen an regionale Mietobergrenzen halten müss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Religionsfreihei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eniger staatliche Zahlungen an Kirchen</text:p>
          </table:table-cell>
          <table:table-cell office:value-type="string" calcext:value-type="string">
            <text:p>Staatliche Zahlungen an Kirchen sollen reduziert werd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KiT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erpflichtendes Kindergartenjahr</text:p>
          </table:table-cell>
          <table:table-cell office:value-type="string" calcext:value-type="string">
            <text:p>Das letzte Kindergartenjahr vor der Einschulung soll verpflichtend sei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Wahlrecht für Auslä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ommunales Wahlrecht für Ausländer</text:p>
          </table:table-cell>
          <table:table-cell office:value-type="string" calcext:value-type="string">
            <text:p>Bei Kommunalwahlen sollen alle dauerhaft in Sachsen wohnenden Ausländerinnen und Ausländer wählen dürf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Ökologische Landwirtschaf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Ökologische Landwirtschaft</text:p>
          </table:table-cell>
          <table:table-cell office:value-type="string" calcext:value-type="string">
            <text:p>Ökologische Landwirtschaft soll bei der staatlichen Förderung Vorrang vor konventioneller Landwirtschaft hab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Kulturaustausc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ojekte von Migranten</text:p>
          </table:table-cell>
          <table:table-cell office:value-type="string" calcext:value-type="string">
            <text:p>Sachsen soll weiterhin Kulturprojekte von Migrantinnen und Migranten förder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Studiengebühre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udiengebühren</text:p>
          </table:table-cell>
          <table:table-cell office:value-type="string" calcext:value-type="string">
            <text:p>Langzeitstudierende sollen weiterhin Studiengebühren zahlen müss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Religionsunterrich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bschaffung des Religionsunterrichts</text:p>
          </table:table-cell>
          <table:table-cell office:value-type="string" calcext:value-type="string">
            <text:p>Abschaffung des Religionsunterrichts an staatlichen Schulen in Sachsen!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Deutschexklusiv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zialwohnungen für Deutsche</text:p>
          </table:table-cell>
          <table:table-cell office:value-type="string" calcext:value-type="string">
            <text:p>Sozialwohnungen sollen vorrangig an Deutsche vergeben werden!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Polizeieinsatz-Koste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osten für Polizeieinsätze</text:p>
          </table:table-cell>
          <table:table-cell office:value-type="string" calcext:value-type="string">
            <text:p>Im Profi-Fußball sollen die Vereine an den Kosten für Polizeieinsätze beteiligt werd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Arbeitslosigkei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rtz IV</text:p>
          </table:table-cell>
          <table:table-cell office:value-type="string" calcext:value-type="string">
            <text:p>Hartz-IV-Empfängerinnen und -Empfängern sollen weiterhin Leistungen gekürzt werden, wenn sie Jobangebote ablehn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Wählen ab 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ahlalter</text:p>
          </table:table-cell>
          <table:table-cell office:value-type="string" calcext:value-type="string">
            <text:p>Bei sächsischen Landtagswahlen: Wählen ab 16 Jahren!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Grenzkontrolle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ändige Grenzkontrollen</text:p>
          </table:table-cell>
          <table:table-cell office:value-type="string" calcext:value-type="string">
            <text:p>An den Grenzen zu Polen und Tschechien sollen wieder ständige Grenzkontrollen eingeführt werd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Erneuerbare Energi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eine weiteren Flächen für Windkraft</text:p>
          </table:table-cell>
          <table:table-cell office:value-type="string" calcext:value-type="string">
            <text:p>In Sachsen sollen keine weiteren Flächen für Windkraftanlagen ausgewiesen werd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Arbeitnehmer mit Migrationshintergrun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werbung von Ärzten</text:p>
          </table:table-cell>
          <table:table-cell office:value-type="string" calcext:value-type="string">
            <text:p>Das Land Sachsen soll verstärkt Ärzte aus dem Ausland anwerb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Tierschutz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ölfe</text:p>
          </table:table-cell>
          <table:table-cell office:value-type="string" calcext:value-type="string">
            <text:p>In Sachsen sollen Wölfe gejagt werden dürfen.</text:p>
          </table:table-cell>
          <table:table-cell office:value-type="string" calcext:value-type="string">
            <text:p>sachs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Sitzenbleibe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tzenbleiben abschaffen</text:p>
          </table:table-cell>
          <table:table-cell office:value-type="string" calcext:value-type="string">
            <text:p>An allen Schulen im Freistaat: Sitzenbleiben abschaffen!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Flughafe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lughafen Erfurt-Weimar</text:p>
          </table:table-cell>
          <table:table-cell office:value-type="string" calcext:value-type="string">
            <text:p>Das Land Thüringen soll sich weiterhin am Betrieb des Flughafens Erfurt-Weimar beteilig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Rauchverbo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auchverbot</text:p>
          </table:table-cell>
          <table:table-cell office:value-type="string" calcext:value-type="string">
            <text:p>Rauchen soll in allen thüringischen Gaststätten und Diskotheken ausnahmslos verboten werd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Projek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anprojekte gegen Gewalt</text:p>
          </table:table-cell>
          <table:table-cell office:value-type="string" calcext:value-type="string">
            <text:p>Thüringen soll Fanprojekte gegen Gewalt im Fußball mit Landesmitteln unterstütz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Frauenquo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rauenquote</text:p>
          </table:table-cell>
          <table:table-cell office:value-type="string" calcext:value-type="string">
            <text:p>Einführung einer verpflichtenden Frauenquote für die Aufsichtsräte landeseigener Unternehm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Erneuerbare Energi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eine Windkrafträder in Wäldern</text:p>
          </table:table-cell>
          <table:table-cell office:value-type="string" calcext:value-type="string">
            <text:p>In den Wäldern Thüringens sollen keine Windkrafträder errichtet werd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Flüchtlin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edizinische Versorgung für Flüchtlinge</text:p>
          </table:table-cell>
          <table:table-cell office:value-type="string" calcext:value-type="string">
            <text:p>Flüchtlingen soll der Zugang zu medizinischer Versorgung erleichtert werd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Beamtete Lehr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erbeamtung von Lehrern</text:p>
          </table:table-cell>
          <table:table-cell office:value-type="string" calcext:value-type="string">
            <text:p>Auch in Thüringen sollen Lehrerinnen und Lehrer verbeamtet werd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LANDESSPEZIFISC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ourismusförderung</text:p>
          </table:table-cell>
          <table:table-cell office:value-type="string" calcext:value-type="string">
            <text:p>In der Tourismusförderung des Freistaats soll der ländliche Raum gegenüber den Städten stärker berücksichtigt werd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rbeitslosigkei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rtz IV</text:p>
          </table:table-cell>
          <table:table-cell office:value-type="string" calcext:value-type="string">
            <text:p>Hartz-IV-Empfängerinnen und -Empfängern sollen weiterhin Leistungen gekürzt werden, wenn sie Jobangebote ablehn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Ehe für Al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leichgeschlechtliche Lebenspartnerschaften</text:p>
          </table:table-cell>
          <table:table-cell office:value-type="string" calcext:value-type="string">
            <text:p>Gleichgeschlechtliche Lebenspartnerschaften sollen in Thüringen weiterhin auf dem Standesamt geschlossen werd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Meist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eisterprämie</text:p>
          </table:table-cell>
          <table:table-cell office:value-type="string" calcext:value-type="string">
            <text:p>Wer eine Meisterprüfung besteht, soll vom Land eine Prämie erhalt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Parteiverbo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erbot rechtsextremistischer Vereinigungen</text:p>
          </table:table-cell>
          <table:table-cell office:value-type="string" calcext:value-type="string">
            <text:p>Rechtsextremistische Vereinigungen sollen in Thüringen verboten werden!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KiT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eitragsfreie Kita</text:p>
          </table:table-cell>
          <table:table-cell office:value-type="string" calcext:value-type="string">
            <text:p>In Thüringen soll der Besuch von Kindertagesstätten beitragsfrei sei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Erneuerbare Energi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au von Pumpspeicherkraftwerken</text:p>
          </table:table-cell>
          <table:table-cell office:value-type="string" calcext:value-type="string">
            <text:p>Speicherung von Strom: In Thüringen sollen weitere Pumpspeicherkraftwerke gebaut werd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Verfassungsschutz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uflösung des Verfassungsschutzes</text:p>
          </table:table-cell>
          <table:table-cell office:value-type="string" calcext:value-type="string">
            <text:p>Das Thüringer Landesamt für Verfassungsschutz soll aufgelöst werd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rbeitnehmer mit Migrationshintergrun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werbung von Pflegekräften</text:p>
          </table:table-cell>
          <table:table-cell office:value-type="string" calcext:value-type="string">
            <text:p>Thüringen soll verstärkt Pflegekräfte aus dem Ausland anwerb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Cannabi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annabis</text:p>
          </table:table-cell>
          <table:table-cell office:value-type="string" calcext:value-type="string">
            <text:p>Schon der Besitz geringer Mengen Cannabis soll in Thüringen strafrechtlich verfolgt werd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Friedenspolitik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schung für militärische Zwecke</text:p>
          </table:table-cell>
          <table:table-cell office:value-type="string" calcext:value-type="string">
            <text:p>An Thüringer Hochschulen soll für militärische Zwecke geforscht werden dürf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Grunderwerbssteu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nkung der Grunderwerbssteuer</text:p>
          </table:table-cell>
          <table:table-cell office:value-type="string" calcext:value-type="string">
            <text:p>Die Grunderwerbssteuer soll wieder gesenkt werd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Polize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erdachtsunabhängige Personenkontrollen</text:p>
          </table:table-cell>
          <table:table-cell office:value-type="string" calcext:value-type="string">
            <text:p>Die Thüringer Polizei soll weiterhin selbst entscheiden, an welchen Orten sie verdachtsunabhängige Personenkontrollen durchführt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Ladenöffnungszei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mstagsarbeit im Einzelhandel</text:p>
          </table:table-cell>
          <table:table-cell office:value-type="string" calcext:value-type="string">
            <text:p>Im Einzelhandel soll Samstagsarbeit öfter als zweimal im Monat erlaubt sei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Schu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osten für Schulessen</text:p>
          </table:table-cell>
          <table:table-cell office:value-type="string" calcext:value-type="string">
            <text:p>Eltern sollen sich weiterhin an den Kosten für das Schulessen ihrer Kinder beteilig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Gebietsrefor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eine Zusammenlegung von Landkreisen</text:p>
          </table:table-cell>
          <table:table-cell office:value-type="string" calcext:value-type="string">
            <text:p>In Thüringen sollen keine weiteren Landkreise zusammengelegt werd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Bildungsurlaub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ildungsurlaub</text:p>
          </table:table-cell>
          <table:table-cell office:value-type="string" calcext:value-type="string">
            <text:p>Im Freistaat sollen alle Beschäftigten Anspruch auf Bildungsurlaub hab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6" office:value-type="string" calcext:value-type="string">
            <text:p>Politischer Extremismu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rojekte gegen Rechtsextremismus</text:p>
          </table:table-cell>
          <table:table-cell office:value-type="string" calcext:value-type="string">
            <text:p>Thüringen soll weiterhin Projekte gegen Rechtsextremismus förder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BAfö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lternunabhängiges BAföG</text:p>
          </table:table-cell>
          <table:table-cell office:value-type="string" calcext:value-type="string">
            <text:p>Thüringen soll sich für ein elternunabhängiges BAföG für alle Studierenden einsetz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Traditionelles Familienbil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aditionelles Familienbild</text:p>
          </table:table-cell>
          <table:table-cell office:value-type="string" calcext:value-type="string">
            <text:p>Die Lehrpläne an thüringischen Schulen sollen sich am traditionellen Familienbild (Vater, Mutter, Kind) orientier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Deutschexklusiv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ergabe von Sozialwohnungen</text:p>
          </table:table-cell>
          <table:table-cell office:value-type="string" calcext:value-type="string">
            <text:p>Bei der Vergabe von Sozialwohnungen in Thüringen sollen Deutsche bevorzugt werd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Ladenöffnungszei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erkaufsoffene Sonntage</text:p>
          </table:table-cell>
          <table:table-cell office:value-type="string" calcext:value-type="string">
            <text:p>Mehr verkaufsoffene Sonntage in Thüringen!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Schuldentilgun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huldenabbau</text:p>
          </table:table-cell>
          <table:table-cell office:value-type="string" calcext:value-type="string">
            <text:p>Steuermehreinnahmen sollen vorrangig für den Schuldenabbau verwendet werden!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Videoüberwachun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usweitung der Videoüberwachung</text:p>
          </table:table-cell>
          <table:table-cell office:value-type="string" calcext:value-type="string">
            <text:p>Die Videoüberwachung im öffentlichen Raum soll ausgeweitet werd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Ausbildun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usbildungsplätze</text:p>
          </table:table-cell>
          <table:table-cell office:value-type="string" calcext:value-type="string">
            <text:p>Unternehmen, die im ländlichen Raum Ausbildungsplätze anbieten, sollen vom Freistaat eine staatliche Unterstützung erhalt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Flüchtlin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Unterbringung von Flüchtlingen</text:p>
          </table:table-cell>
          <table:table-cell office:value-type="string" calcext:value-type="string">
            <text:p>Im Freistaat sollen Flüchtlinge ausschließlich in Wohnungen und nicht in Gemeinschaftsunterkünften untergebracht werd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Schu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hulen in freier Trägerschaft</text:p>
          </table:table-cell>
          <table:table-cell office:value-type="string" calcext:value-type="string">
            <text:p>Schulen in freier Trägerschaft sollen staatlichen Schulen finanziell gleichgestellt werd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Betreuungsgel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hüringer Erziehungsgeld</text:p>
          </table:table-cell>
          <table:table-cell office:value-type="string" calcext:value-type="string">
            <text:p>Eltern, die ihr Kleinkind zu Hause betreuen, sollen auch vom Land weiterhin finanzielle Unterstützung ("Thüringer Erziehungsgeld") erhalt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RES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pfer der SED-Diktatur</text:p>
          </table:table-cell>
          <table:table-cell office:value-type="string" calcext:value-type="string">
            <text:p>Thüringen soll die Opfer der SED-Diktatur finanziell stärker entschädigen.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Wählen ab 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ahlalter</text:p>
          </table:table-cell>
          <table:table-cell office:value-type="string" calcext:value-type="string">
            <text:p>Bei Landtagswahlen: Wählen ab 16 Jahren!</text:p>
          </table:table-cell>
          <table:table-cell office:value-type="string" calcext:value-type="string">
            <text:p>thueringen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Olympi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lympiabewerbung</text:p>
          </table:table-cell>
          <table:table-cell office:value-type="string" calcext:value-type="string">
            <text:p>Hamburg soll sich um die Ausrichtung der Olympischen Sommerspiele bewerb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Verke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usbeschleunigungsprogramm</text:p>
          </table:table-cell>
          <table:table-cell office:value-type="string" calcext:value-type="string">
            <text:p>Auf Hamburgs Straßen sollen weitere Busspuren eingerichtet werd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Feierta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uslimischer Feiertag</text:p>
          </table:table-cell>
          <table:table-cell office:value-type="string" calcext:value-type="string">
            <text:p>In Hamburg soll es einen gesetzlichen muslimischen Feiertag geb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Sitzenbleibe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tzenbleiben</text:p>
          </table:table-cell>
          <table:table-cell office:value-type="string" calcext:value-type="string">
            <text:p>Das Sitzenbleiben an Hamburger Schulen soll wieder eingeführt werd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Flussvertiefu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lbvertiefung</text:p>
          </table:table-cell>
          <table:table-cell office:value-type="string" calcext:value-type="string">
            <text:p>Die Fahrrinne der Elbe soll vertieft werd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Sozialpolitik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tunterkünfte für Obdachlose</text:p>
          </table:table-cell>
          <table:table-cell office:value-type="string" calcext:value-type="string">
            <text:p>Hamburg soll zusätzliche Notunterkünfte für Obdachlose bereitstell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Polizeieinsatz-Koste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olizeieinsätze bei Fußballspielen</text:p>
          </table:table-cell>
          <table:table-cell office:value-type="string" calcext:value-type="string">
            <text:p>Im Profifußball sollen sich die Vereine an den Kosten für Polizeieinsätze beteiligen müss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Kulturaustausc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ntegration von Flüchtlingen</text:p>
          </table:table-cell>
          <table:table-cell office:value-type="string" calcext:value-type="string">
            <text:p>Hamburg soll Projekte finanziell unterstützen, die den Kontakt zwischen Flüchtlingen und der Bevölkerung förder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Schuldentilgu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chuldenabbau</text:p>
          </table:table-cell>
          <table:table-cell office:value-type="string" calcext:value-type="string">
            <text:p>Steuermehreinnahmen sollen vorrangig für den Abbau von Schulden verwendet werd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Friedenspolitik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litärische Forschung an Hochschulen</text:p>
          </table:table-cell>
          <table:table-cell office:value-type="string" calcext:value-type="string">
            <text:p>An Hamburger Hochschulen soll für militärische Zwecke geforscht werden dürf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Mietpreisbrems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etpreisbremse</text:p>
          </table:table-cell>
          <table:table-cell office:value-type="string" calcext:value-type="string">
            <text:p>Bei allen Vermietungen von Wohnungen in Hamburg soll der Mietpreis nur begrenzt angehoben werden dürf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Gemeinsamer Unterrich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emeinsamer Unterricht</text:p>
          </table:table-cell>
          <table:table-cell office:value-type="string" calcext:value-type="string">
            <text:p>Alle Kinder sollen ungeachtet ihres kulturellen Hintergrundes gemeinsam unterrichtet werd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Arbeitslosigkei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"Hartz IV"-Sanktionen</text:p>
          </table:table-cell>
          <table:table-cell office:value-type="string" calcext:value-type="string">
            <text:p>Wenn Bezieherinnen und Bezieher von Arbeitslosengeld II Jobangebote ablehnen, sollen ihnen weiterhin Leistungen gekürzt werden könn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Projek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esbisch Schwule Filmtage</text:p>
          </table:table-cell>
          <table:table-cell office:value-type="string" calcext:value-type="string">
            <text:p>Die "Lesbisch Schwulen Filmtage Hamburg" sollen wie bisher von der Stadt finanziell gefördert werd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Atomenergi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tomtransporte</text:p>
          </table:table-cell>
          <table:table-cell office:value-type="string" calcext:value-type="string">
            <text:p>Die Verschiffung von radioaktiven Abfällen im Hamburger Hafen soll weiterhin möglich sei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Deutschexklusiv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ohngeld</text:p>
          </table:table-cell>
          <table:table-cell office:value-type="string" calcext:value-type="string">
            <text:p>Wohngeld soll nur an Deutsche gezahlt werd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Verkeh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ahrradwegepflicht aufheben</text:p>
          </table:table-cell>
          <table:table-cell office:value-type="string" calcext:value-type="string">
            <text:p>Fahrradfahrer sollen generell auf der Straße fahren dürfen, auch wenn Radwege vorhanden sind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Bank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SH Nordbank</text:p>
          </table:table-cell>
          <table:table-cell office:value-type="string" calcext:value-type="string">
            <text:p>Das Land Hamburg soll seine Anteile an der HSH Nordbank verkauf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Flüchtl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Zugang zu ärztlicher Versorgung</text:p>
          </table:table-cell>
          <table:table-cell office:value-type="string" calcext:value-type="string">
            <text:p>Menschen ohne gültige Aufenthaltspapiere sollen Zugang zu anonymer ärztlicher Versorgung erhalt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KiT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ebührenfreie Kitas</text:p>
          </table:table-cell>
          <table:table-cell office:value-type="string" calcext:value-type="string">
            <text:p>Alle Kita-Gebühren in Hamburg sollen abgeschafft werd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LANDESSPEZIFISC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inheitsgemeinde</text:p>
          </table:table-cell>
          <table:table-cell office:value-type="string" calcext:value-type="string">
            <text:p>Der Hamburgische Senat soll weiterhin die Möglichkeit haben, auf Bezirksebene getroffene Entscheidungen aufzuheb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Drog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rogenkonsumräume</text:p>
          </table:table-cell>
          <table:table-cell office:value-type="string" calcext:value-type="string">
            <text:p>Die Landesmittel für Drogenkonsumräume in Hamburg sollen erhöht werd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Ausbildu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usbildungsplatzabgabe</text:p>
          </table:table-cell>
          <table:table-cell office:value-type="string" calcext:value-type="string">
            <text:p>Betriebe, die nicht ausbilden, sollen eine Abgabe zahl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Politischer Extremism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ojekte gegen Rechtsextremismus</text:p>
          </table:table-cell>
          <table:table-cell office:value-type="string" calcext:value-type="string">
            <text:p>Hamburg soll weiterhin Projekte gegen Rechtsextremismus förder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Mül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ontainern</text:p>
          </table:table-cell>
          <table:table-cell office:value-type="string" calcext:value-type="string">
            <text:p>Das Sammeln weggeworfener Lebensmittel aus Müllcontainern von Supermärkten soll strafbar bleib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Krankenhaus-Privatisieru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rankenhäuser in öffentlicher Hand</text:p>
          </table:table-cell>
          <table:table-cell office:value-type="string" calcext:value-type="string">
            <text:p>Die Hamburger Krankenhäuser sollen wieder vollständig in öffentliche Hand übernommen werd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" office:value-type="float" office:value="26" calcext:value-type="float">
            <text:p>26</text:p>
          </table:table-cell>
          <table:table-cell table:style-name="ce5" office:value-type="string" calcext:value-type="string">
            <text:p>Arbeitnehmer mit Migrationshintergrun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achkräfte aus dem Ausland</text:p>
          </table:table-cell>
          <table:table-cell office:value-type="string" calcext:value-type="string">
            <text:p>Hamburg soll verstärkt Fachkräfte aus dem Ausland anwerb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Polize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efahrengebiete</text:p>
          </table:table-cell>
          <table:table-cell office:value-type="string" calcext:value-type="string">
            <text:p>Die Polizei soll weiterhin die Möglichkeit haben, bestimmte Bereiche der Stadt zu Gefahrengebieten zu erklär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Inklusio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nklusion an Schulen</text:p>
          </table:table-cell>
          <table:table-cell office:value-type="string" calcext:value-type="string">
            <text:p>Alle Schülerinnen und Schüler mit Behinderung sollen ausschließlich an Regelschulen unterrichtet werd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Frauenquo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bschaffung der Frauenquote</text:p>
          </table:table-cell>
          <table:table-cell office:value-type="string" calcext:value-type="string">
            <text:p>Die Frauenquote für Aufsichtsräte in städtischen Unternehmen soll wieder abgeschafft werd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Sozialticke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ozialkarte für den HVV</text:p>
          </table:table-cell>
          <table:table-cell office:value-type="string" calcext:value-type="string">
            <text:p>Menschen mit geringem Einkommen sollen den öffentlichen Nahverkehr kostenfrei nutzen könn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Flüchtl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ufnahme von Flüchtlingen</text:p>
          </table:table-cell>
          <table:table-cell office:value-type="string" calcext:value-type="string">
            <text:p>Hamburg soll keine weiteren Flüchtlinge aufnehm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Gewerbesteu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ewerbesteuer für Freiberufler</text:p>
          </table:table-cell>
          <table:table-cell office:value-type="string" calcext:value-type="string">
            <text:p>Auch freiberuflich Tätige (z.B. Rechtsanwälte und Ärzte) sollen Gewerbesteuer zahlen müss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Videoüberwachu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ideoüberwachung</text:p>
          </table:table-cell>
          <table:table-cell office:value-type="string" calcext:value-type="string">
            <text:p>Mehr Videoüberwachung in der Hamburger City!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Direkte Demokrati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olksentscheide bei Großbauprojekten</text:p>
          </table:table-cell>
          <table:table-cell office:value-type="string" calcext:value-type="string">
            <text:p>Vor geplanten öffentlichen Großbauprojekten in Hamburg sollen immer Volksentscheide durchgeführt werd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Tierschutz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ldtiere im Zirkus</text:p>
          </table:table-cell>
          <table:table-cell office:value-type="string" calcext:value-type="string">
            <text:p>In Hamburg sollen Wildtiere im Zirkus verboten werd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Wahlrecht für Ausländ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ahlrecht für Ausländer</text:p>
          </table:table-cell>
          <table:table-cell office:value-type="string" calcext:value-type="string">
            <text:p>Alle Ausländerinnen und Ausländer, die dauerhaft in Hamburg leben, sollen an Bezirkswahlen teilnehmen dürf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ÖPNV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tadtbahn Hamburg</text:p>
          </table:table-cell>
          <table:table-cell office:value-type="string" calcext:value-type="string">
            <text:p>In Hamburg soll es eine Straßenbahn geben.</text:p>
          </table:table-cell>
          <table:table-cell office:value-type="string" calcext:value-type="string">
            <text:p>hamburg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nabis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Haschisch und Marihuana sollen legalisiert werd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eswehr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ie Bundeswehr soll die Polizei innerhalb Deutschlands unterstütz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denöffnungszeit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ie Geschäfte sollen am Sonntag geöffnet sei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technik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ie humane Genomforschung soll verboten werd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er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Kampfhunde sollten verboten werd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Sterbehilfe sollte in Deutschland legalisiert werd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kte Demokrati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Volksinitiativen, Volksbegehren und Volksentscheide werden auf Bundesebene eingeführt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ählen ab 1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as aktive Wahlrecht wird auf 16 Jahre gesenkt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hlrecht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er Bundespräsident sollte vom Volk direkt gewählt werd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lüchtling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Für Zuwanderer soll es verpflichtende staatliche Integrationsangebote und -kurse geb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beitnehmerrecht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er Kündigungsschutz wird gelockert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irtschaft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ie Lohnnebenkosten müssen gesenkt werd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T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Eine private Arbeitsvermittlung sollte flächendeckend eingeführt werd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rankenversicherung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Mehr Eigenbeteiligung im Gesundheitsbereich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euer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Ökosteuer abschaff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ul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Ganztagsschulen müssen flächendeckend eingeführt werd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ooperationsverbot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er Bund sollte für Schulpolitik zuständig sei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chul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ie Gemeinschaftsschulzeit sollte von vier auf acht Jahre erhöht werd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Schuldentilgung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as Tilgen von Staatsschulden hat Vorrang gegenüber Mehrausgaben im Bildungsbereich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euer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er höchste Einkommensteuersatz wird gesenkt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mögenssteuer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ie Vermögenssteuer soll eingeführt werd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Friedenspolitik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ie NATO muss aufgelöst werd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ehrpflicht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Berufsarmee statt Wehrpflicht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ußenpolitik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en ärmsten Ländern der Welt müssen die Schulden erlassen werd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ndeswehr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er Verteidigungsetat muss erhöht werd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treibung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Frauen müssen auch ohne vorherige Beratung straffrei abtreiben dürfen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he für All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Homo-Ehen erhalten die gleichen Rechte wie Hetero-Ehen (z.B. Kinder adoptieren).</text:p>
          </table:table-cell>
          <table:table-cell office:value-type="string" calcext:value-type="string">
            <text:p>deutschland</text:p>
          </table:table-cell>
          <table:table-cell office:value-type="float" office:value="2002" calcext:value-type="float">
            <text:p>2002</text:p>
          </table:table-cell>
          <table:table-cell table:number-columns-repeated="101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ssvertiefung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ie Weser soll für die Containerschifffahrt weiter vertieft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izeieinsatz-Kosten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ie Veranstalter von Risikospielen im Profi-Fußball sollen sich an den Kosten für Polizeieinsätze beteiligen müss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denöffnungszeit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In Bremen und Bremerhaven soll es mehr verkaufsoffene Sonntage geb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vatisierung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ie Müllentsorgung soll in Bremen und Bremerhaven wieder in öffentlicher Hand sei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abis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Auch der Besitz geringer Mengen Cannabis soll strafrechtlich verfolgt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üchtling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as Land Bremen soll weiterhin Flüchtlinge aufnehm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igaliner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as Land Bremen soll Genehmigungen für den Einsatz von Lang-Lkw ("Gigaliner") erteil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eoüberwachung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ie Videoüberwachung im öffentlichen Raum soll ausgeweitet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opfnot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In den bremischen Grundschulen soll es keine Schulnoten geb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Politischer Extremismus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as Land Bremen soll ein eigenes Programm zur Wiedereingliederung von zurückgekehrten IS-Kämpfern start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tobahn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ie A281 soll zwischen den Anschlussstellen Bremen-Airport-Stadt und Bremen-Kattenturm wie geplant gebaut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T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Einzelne Hunderassen sollen weiterhin generell als gefährlich eingestuft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T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ie verpflichtende Mitgliedschaft in der Arbeitnehmerkammer Bremen soll abgeschafft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jekt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Beratungsangebote für Schwule und Lesben sollen vom Land finanziell gefördert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ÖPNV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er öffentliche Personennahverkehr im Land Bremen soll nicht über den Verkauf von Fahrscheinen, sondern über eine Abgabe finanziert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lizei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Alle Polizeireviere im Land Bremen sollen rund um die Uhr geöffnet sei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rbeitslosigkeit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Wenn Bezieherinnen und Bezieher von Arbeitslosengeld II Jobangebote ablehnen, sollen ihnen weiterhin Leistungen gekürzt werden könn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meinsamer Unterricht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chülerinnen und Schüler mit und ohne Migrationshintergrund sollen gemeinsam unterrichtet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olimit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Tempo 30 soll auf mehr Straßen in Bremen und Bremerhaven gelt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uenquot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Im Land Bremen soll es keine Frauenquote für Aufsichtsräte öffentlicher Unternehmen geb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utschexklusiv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eutsche sollen bei der Vergabe von Sozialwohnungen bevorzugt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hul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rivatschulen sollen vom Land Bremen finanziell stärker unterstützt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tomenergi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Kernbrennstoffe sollen über bremische Häfen umgeschlagen werden dürf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beitnehmer mit Migrationshintergrund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Mehr Menschen mit Migrationshintergrund sollen bei der Polizei eingestellt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aditionelles Familienbild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er Unterricht an bremischen Schulen soll sich am traditionellen Familienbild (Vater, Mutter, Kinder) orientier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euer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Auch freiberuflich Tätige (z.B. Steuerberater, Krankengymnasten, Dolmetscher) sollen Gewerbesteuer zahlen müss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bschiebung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Abgelehnte Asylbewerber sollen konsequent abgeschoben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litärische Forschung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Keine militärische Forschung an den bremischen Hochschulen!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REST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as Land Bremen soll sich dafür einsetzen, dass Privathaushalte auch bei offenen Rechnungen weiterhin mit Strom versorgt werden müss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rbeitnehmer mit Migrationshintergrund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as Land Bremen soll verstärkt Pflegekräfte aus dem Ausland anwerb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hulsystem-Gliederung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as gegliederte Schulsystem soll beibehalten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Politischer Extremismus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rojekte gegen Rechtsextremismus sollen weiterhin gefördert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iTa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Für alle Kinder bis 14 Jahre soll es einen Rechtsanspruch auf Ganztagsbetreuung geb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mweltzon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ie Umweltzone in Bremen soll abgeschafft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og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In Bremen soll es Drogenkonsumräume geb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Schuldentilgung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Mit überschüssigen Steuereinnahmen sollen vorrangig Schulden getilgt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erfassungsschutz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as Landesamt für Verfassungsschutz soll aufgelöst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ANDESSPEZIFISCH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as stadtbremische Überseehafengebiet in Bremerhaven soll an die Stadt Bremerhaven abgegeben werden.</text:p>
          </table:table-cell>
          <table:table-cell office:value-type="string" calcext:value-type="string">
            <text:p>bremen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T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Das Land soll den flächendeckenden Ausbau des Mobilfunks finanziell unterstütz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üchtling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Asylbewerberinnen und -bewerber sollen dezentral in Wohnungen untergebracht werd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hl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In Sachsen-Anhalt soll weiterhin Braunkohle abgebaut werd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Politischer Extremismus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Das Land soll weiterhin Projekte gegen Rechtsextremismus förder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technik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Der Anbau von gentechnisch veränderten Pflanzen soll in Sachsen-Anhalt verboten sei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versität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Alle Bachelorabsolventinnen und -absolventen in Sachsen-Anhalt sollen einen Rechtsanspruch auf einen Masterstudienplatz im Land erhalt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eoüberwachung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Die Videoüberwachung im öffentlichen Raum soll ausgeweitet werd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euer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achsen-Anhalt soll sich dafür einsetzen, dass die Erbschaftssteuer erhöht wird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schiebung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Abgelehnte Asylbewerberinnen und -bewerber sollen weiterhin ohne Vorankündigung abgeschoben werden könn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ul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Beim Wechsel auf die weiterführende Schule soll die Empfehlung der Grundschullehrerinnen und -lehrer wieder verbindlich sei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beitnehmer mit Migrationshintergrund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Für ländliche Regionen sollen verstärkt Ärztinnen und Ärzte aus dem Ausland angeworben werd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hlrecht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Die Fünfprozenthürde bei Landtagswahlen soll beibehalten werd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beitslosigkeit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Hartz-IV-Empfängerinnen und -Empfängern sollen weiterhin Leistungen gekürzt werden, wenn sie ein Job-Angebot ablehn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rkehr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Güterzüge ohne "Flüsterbremsen" sollen nachts langsamer fahren müss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Polizisten-Kennzeichnung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Bei Großeinsätzen sollen alle Polizistinnen und Polizisten eine individuelle Kennung tragen müss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iTa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Das letzte Kindergartenjahr vor der Einschulung soll beitragsfrei sei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lussvertiefung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aale und Elbe sollen durch einen Kanal für die Schifffahrt miteinander verbunden werd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utschexklusiv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Wohngeld soll nur an Deutsche gezahlt werd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lizeieinsatz-Kosten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Im Profifußball sollen die Veranstalter an den Kosten für Polizeieinsätze bei Risikospielen beteiligt werd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udiengebühren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Langzeitstudierende sollen weiterhin Studiengebühren zahlen müss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rneuerbare Energi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In Sachsen-Anhalt sollen weitere Flächen für Windkraftanlagen ausgewiesen werd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izei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Bürgerwehren sollen die Polizei unterstützen dürf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ivatisierung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Keine weiteren Privatisierungen von Krankenhäusern in Sachsen-Anhalt!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he für All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achsen-Anhalt soll sich dafür einsetzen, dass homosexuelle Paare gemeinsam Kinder adoptieren dürf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chuldenbrems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Die Schuldenbremse soll in die Landesverfassung von Sachsen-Anhalt aufgenommen werd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klusion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In Sachsen-Anhalt sollen Förderschulen für Kinder und Jugendliche mit Behinderungen langfristig erhalten bleib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erfassungsschutz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Der Verfassungsschutz des Landes Sachsen-Anhalt soll abgeschafft werd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mpfen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Einführung einer Impfpflicht für alle Kinder in Sachsen-Anhalt!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ligionsunterricht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Konfessioneller Religionsunterricht soll weiterhin an allen Schulen Sachsen-Anhalts angeboten werd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Wahlrecht für Ausländer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Alle dauerhaft in Sachsen-Anhalt lebenden Ausländerinnen und Ausländer sollen an Kommunalwahlen teilnehmen dürf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jekt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Zur Aufarbeitung der SED-Diktatur sollen mehr Landesmittel zur Verfügung gestellt werd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nnabis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Auch der Besitz von nur geringen Mengen Cannabis soll strafrechtlich verfolgt werd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ußenpolitik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achsen-Anhalt soll sich dafür einsetzen, dass die Wirtschaftssanktionen gegen Russland aufgehoben werd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rbeitnehmerrecht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Leiharbeiterinnen und -arbeiter sollen ab dem ersten Arbeitstag mindestens den gleichen Lohn erhalten wie regulär Beschäftigte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Bundeswehr-Anwerbung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Die Bundeswehr soll an den Schulen Sachsen-Anhalts für den Soldatenberuf werben dürf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lüchtling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Flüchtlingen soll der Zugang zu medizinischer Versorgung erleichtert werd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usbildung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Das Land soll Auszubildende, die für ihre erste Berufsausbildung Geld bezahlen müssen, finanziell unterstütz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ienen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Landwirtschaftliche Betriebe sollen zu Maßnahmen verpflichtet werden, die zum Schutz der Bienen beitragen.</text:p>
          </table:table-cell>
          <table:table-cell office:value-type="string" calcext:value-type="string">
            <text:p>sachsen-anhalt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as Verbot, nach 22 Uhr Alkohol zu verkaufen, soll abgeschaff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neuerbare Energi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Es soll weniger Flächen in Baden-Württemberg geben, auf denen Windkraftanlagen gebaut werden dürf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ul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ie Gemeinschaftsschulen in Baden-Württemberg sollen ausgebau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üchtlin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as Land soll Flüchtlingen verstärkt Sachleistungen statt Geldleistungen geb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Ökologische Landwirtschaf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as Land soll vorrangig ökologische Landwirtschaft förder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uenquot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ür Führungspositionen in Landesbehörden und landeseigenen Betrieben soll eine Frauenquote gelt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uldenbrems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In die Landesverfassung soll ein Verbot der Neuverschuldung ("Schuldenbremse") aufgenommen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ditionelles Familienbild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ie Schulen sollen in erster Linie das traditionelle Familienbild (Vater, Mutter, Kinder) vermittel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beneinkünft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ie Abgeordneten des Landtags sollen ihre Nebeneinkünfte vollständig veröffentlichen müss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bschiebun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as Land soll abgelehnte Asylbewerberinnen und -bewerber konsequent abschieb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keh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as Land soll einen größeren Anteil des Verkehrshaushalts für den Ausbau des Radwegenetzes bereitstell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Ta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as letzte Kindergartenjahr vor der Einschulung soll verpflichtend sei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tegratio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aden-Württemberg soll Projekte zur Integration von Migrantinnen und Migranten förder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ndarz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aden-Württemberg soll Medizinstudierende finanziell unterstützen, die sich verpflichten nach dem Studium im ländlichen Raum zu arbeit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lüchtlin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sylbewerberinnen und Asylbewerber sollen sich nur in dem Landkreis aufhalten dürfen, in dem sie untergebracht sind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ßenpolitik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aden-Württemberg soll sich für den Stopp der Verhandlungen über das transatlantische Freihandelsabkommen (TTIP) einsetz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litärische Forschun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n den Hochschulen des Landes soll zu militärischen Zwecken geforscht werden dürf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utschexklusiv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ohngeld soll ausschließlich an Deutsche gezahl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tomenergi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In Baden-Württemberg sollen radioaktive Abfälle aus Kernkraftwerken anderer Bundesländer zwischengelager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rmögenssteue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aden-Württemberg soll sich für die Einführung einer Vermögenssteuer einsetz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hlrech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ei Kommunalwahlen sollen alle dauerhaft in Baden-Württemberg wohnenden Ausländerinnen und Ausländer wählen dürf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deoüberwachun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ie Videoüberwachung auf Straßen und Plätzen soll ausgeweite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klusio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ede Schule in Baden-Württemberg muss in der Lage sein, Kinder mit Behinderungen aufzunehm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etpreisbrems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Keine Mietpreisbremse in baden-württembergischen Städten und Gemeinden!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litischer Extremismu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aden-Württemberg soll Projekte gegen Rechtsextremismus weiterhin förder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ÖPNV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ür Schüler und Schülerinnen soll es ein entgeltfreies ÖPNV-Ticket geb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rbeitnehmerrecht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eiharbeiterinnen und Leiharbeiter sollen vom ersten Arbeitstag an mindestens den gleichen Lohn erhalten wie regulär Beschäftigte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runderwerbssteue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ie Steuer auf den Erwerb von Grundstücken soll gesenk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ligionsunterrich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n allen staatlichen Schulen in Baden-Württemberg soll islamischer Religionsunterricht angeboten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usbildun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as Land soll jedem Schulabsolventen und jeder Schulabsolventin aus Baden-Württemberg einen Ausbildungsplatz garantier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Polizeieinsatz-Koste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ei Risikospielen im Profi-Fußball sollen sich die Veranstalter an den Kosten für Polizeieinsätze beteiligen müss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nnabi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er Anbau von Cannabis zum Eigenbedarf soll erlaub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tegratio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ür Integrationspolitik soll es auf Landesebene weiterhin ein eigenständiges Ministerium geb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rbeitslosigkei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artz-IV-Empfängerinnen und -Empfängern sollen weiterhin Leistungen gekürzt werden, wenn sie Jobangebote ablehn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Polizisten-Kennzeichnun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olizistinnen und Polizisten sollen bei Großeinsätzen eine anonymisierte individuelle Kennung tragen müss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emeinsamer Unterrich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chülerinnen und Schüler mit und ohne Migrationshintergrund sollen weiterhin gemeinsam unterrichte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iertag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as Tanzverbot an "stillen Tagen" (z.B. Karfreitag, Volkstrauertag) soll abgeschaff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ählen ab 1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as Wahlalter bei Landtagswahlen soll auf 16 Jahre gesenkt werden.</text:p>
          </table:table-cell>
          <table:table-cell office:value-type="string" calcext:value-type="string">
            <text:p>baden-wuerttemberg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Ökologische Landwirtschaft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Das Land soll vorrangig ökologischen Weinbau förder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kehr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Im Oberen Mittelrheintal soll eine Rheinbrücke gebaut werd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Ta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Kommunen sollen sozial gestaffelte Gebühren für Kita-Plätze einführen dürf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T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heinland-Pfalz soll die Wärmedämmung von Häusern mit Landesmitteln förder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üchtling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sylbewerberinnen und Asylbewerber sollen verstärkt Sachleistungen statt Geldleistungen erhalt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vatisierung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Keine weitere Privatisierung von Krankenhäusern!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ul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In der ersten und zweiten Klasse der Grundschule soll weiterhin nach der Methode "Schreiben nach Gehör" unterrichtet werden dürf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Polizisten-Kennzeichnung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Polizistinnen und Polizisten sollen bei Großeinsätzen weiterhin eine individuelle Kennung tragen müss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igaliner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Lang-LKW ("Gigaliner") sollen in Rheinland-Pfalz versuchsweise fahren dürf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utschexklusiv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Deutsche sollen bei der Vergabe von Sozialwohnungen bevorzugt werd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bietsreform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Zusammenlegung von Verbandsgemeinden nur mit deren Zustimmung!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he für All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heinland-Pfalz soll sich dafür einsetzen, dass gleichgeschlechtliche Paare gemeinsam Kinder adoptieren dürf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beitnehmer mit Migrationshintergrund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heinland-Pfalz soll verstärkt Ärztinnen und Ärzte aus dem Ausland anwerb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olizeieinsatz-Kosten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Im Profifußball sollen die Veranstalter an den Kosten für Polizeieinsätze beteiligt werd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rneuerbare Energi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Die Entscheidung über die Standorte für Windkraftanlagen sollen weiterhin die Kommunen treff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opftuch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Muslimische Frauen sollen sich in der Öffentlichkeit voll verschleiern dürf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etpreisbrems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In rheinland-pfälzischen Städten soll keine Mietpreisbremse gelt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ntechnik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Der Anbau von gentechnisch veränderten Pflanzen soll in Rheinland-Pfalz verboten werd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ligionsunterricht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n rheinland-pfälzischen Schulen soll flächendeckend islamischer Religionsunterricht angeboten werd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iversität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Eine abgeschlossene Berufsausbildung soll als Zugangsberechtigung für ein Studium anerkannt werd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hlrecht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Die Fünfprozenthürde bei Landtagswahlen soll beibehalten werd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lüchtling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heinland-Pfalz soll keine weiteren Flüchtlinge aufnehm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Bundeswehr-Anwerbung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Die Bundeswehr soll an Schulen für den Soldatenberuf werben dürf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uldenbrems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usgeglichener Landeshaushalt: Rheinland-Pfalz soll bereits vor dem Jahr 2020 nicht mehr Geld ausgeben als einnehm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uenquot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Bei der Besetzung von Führungspositionen in landeseigenen Betrieben soll eine verbindliche Frauenquote gelt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beitslosigkeit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Hartz IV-Empfängerinnen und -Empfängern sollen weiterhin Leistungen gekürzt werden, wenn sie ein Jobangebot ablehn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tionalpark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Das Land soll weniger Mittel für den Nationalpark Hunsrück-Hochwald zur Verfügung stell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lüchtling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sylbewerberinnen und Asylbewerber sollen sich nur in dem Landkreis aufhalten dürfen, in dem sie untergebracht sind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ußenpolitik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heinland-Pfalz soll sich für den Stopp der Verhandlungen über das transatlantische Freihandelsabkommen (TTIP) einsetz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rbeitnehmer mit Migrationshintergrund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Mehr Menschen mit Migrationshintergrund sollen im Polizeidienst arbeit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Zentralabitur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In Rheinland-Pfalz soll ein landesweites Zentralabitur eingeführt werd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6" office:value-type="string" calcext:value-type="string">
            <text:p>Politischer Extremismus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Projekte gegen Rechtsextremismus sollen vom Land weiterhin gefördert werd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lughafen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m Flughafen Hahn soll es ein Nachtflugverbot geb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ahlrecht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Bei Kommunalwahlen sollen alle dauerhaft in Rheinland-Pfalz wohnenden Ausländerinnen und Ausländer wählen dürf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hulsystem-Gliederung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Das Gymnasium soll in Rheinland-Pfalz langfristig als Schulform erhalten bleib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ideoüberwachung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Die Videoüberwachung im öffentlichen Raum soll ausgeweitet werd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utobahn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Die B10 zwischen Landau und Pirmasens soll vierspurig ausgebaut werd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ANDESSPEZIFISCH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Das Land soll sich weiterhin dafür einsetzen, dass Worms, Speyer und Mainz als ehemalige Zentren jüdischen Lebens in das UNESCO-Welterbe aufgenommen werden.</text:p>
          </table:table-cell>
          <table:table-cell office:value-type="string" calcext:value-type="string">
            <text:p>rheinland-pfalz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etpreisbrems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rivate Wohnungen sollen vollständig als Ferienwohnung vermietet werden dürf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üchtling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Berlin soll weitere Flüchtlinge aufnehm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denöffnungszei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Alle Spätverkaufsstellen ("Spätis") sollen auch sonntags öffnen dürf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ughafen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er Flughafen Tegel soll nach Eröffnung des BER in Betrieb bleib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hul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In Berlin sollen Förderschulen für Kinder und Jugendliche mit Behinderungen langfristig erhalten bleib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izei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ie Polizei soll weiterhin Orte als kriminalitätsbelastet einstufen dürfen, an denen sie anlasslos kontrollieren kan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ultur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reier Eintritt in allen staatlichen Museen Berlins!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üchtling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Asylbewerberinnen und -bewerber sollen verstärkt Sachleistungen statt Geldleistungen erhalt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etpreisbrems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In weiteren Gebieten Berlins soll die Umwandlung von Mietshäusern in Eigentumswohnungen erschwert werd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ul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Es soll ein kostenfreies Mittagessen für alle Schülerinnen und Schüler an Berliner Schulen geb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hlrecht für Ausländer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Alle dauerhaft in Berlin wohnenden Ausländerinnen und Ausländer sollen an den Wahlen zu Bezirksverordnetenversammlungen teilnehmen dürf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Elektroautos sollen auf öffentlichen Parkplätzen in der Berliner Innenstadt gebührenfrei parken dürf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dingungsloses Grundeinkommen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Berlin soll sich für ein bedingungsloses Grundeinkommen einsetz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ul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An Berliner Grundschulen sollen ab der dritten Klasse Schulnoten vergeben werden müss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he für All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as Land Berlin soll sich dafür einsetzen, dass homosexuelle Lebenspartnerschaften vollständig der Ehe gleichgestellt werd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lizei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ie Berliner Polizei soll den Einsatz von Kameras, die am Körper getragen werden, erprob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ermögenssteuer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Berlin soll sich für die Einführung einer Vermögensteuer einsetz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aditionelles Familienbild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In Berliner Schulbüchern sollen unterschiedliche Familienformen (Patchwork-, Regenbogenfamilien, Alleinerziehende u.a.) vorkomm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utschexklusiv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eutsche sollen bei der Vergabe von Berliner Sozialwohnungen bevorzugt werd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nnabis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er Anbau von Cannabis für den Eigenbedarf soll generell erlaubt sei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Ta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Eltern sollen sich an den Kosten für die Betreuung ihrer Kinder in den Berliner Kitas beteilig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destlohn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Berlin soll sich dafür einsetzen, dass es keine Ausnahmen vom Mindestlohn gibt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sche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In Berlin sollen keine weiteren Moscheen mit Minaretten gebaut werd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niversitä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An Berliner Hochschulen soll es weiterhin Geschlechterstudien (Gender Studies) geb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underwerbssteuer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ie Steuer auf den Erwerb von Wohneigentum für die eigene Nutzung soll gesenkt werd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auchverbo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Alle Berliner U-Bahnhöfe sollen nachts für Obdachlose geöffnet werd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rekte Demokrati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ie Anzahl der erforderlichen Stimmen bei Volksentscheiden soll gesenkt werd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eamtete Lehrer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In Berlin sollen Lehrerinnen und Lehrer wieder verbeamtet werden könn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og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as Land Berlin soll mobile Drogenprüfstände errichten, die auch illegale Drogen vor dem Konsum auf gefährliche Verunreinigungen test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Politischer Extremismus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as Land Berlin soll weiterhin Projekte gegen Rechtsextremismus förder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zialer Wohnungsbau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Bei der Ausweisung neuer Wohngebiete soll ein höherer Anteil von Sozialwohnungen vorgeschrieben werd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litärische Forschung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An den Berliner Hochschulen soll zu militärischen Zwecken geforscht werden dürf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Ausbildung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ie Anerkennung von im Ausland erworbenen Berufsabschlüssen soll vereinfacht werd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utobahn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ie Autobahn A100 soll bis zur Frankfurter Allee verlängert werd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ählen ab 1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Bei Wahlen zum Berliner Abgeordnetenhaus: Wählen ab 16 Jahren!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beitslosigkei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Hartz-IV-Empfängerinnen und -Empfängern sollen weiterhin Leistungen gekürzt werden, wenn sie ein Job-Angebot ablehn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ÖPNV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In Berlin soll die Nutzung des öffentlichen Personennahverkehrs entgeltfrei sei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ANDESSPEZIFISCH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ür Clubs in der Berliner Innenstadt soll es Ausnahmen bei der Einhaltung der Nachtruhe geben können.</text:p>
          </table:table-cell>
          <table:table-cell office:value-type="string" calcext:value-type="string">
            <text:p>berlin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denöffnungszeit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Im Saarland sollen Geschäfte ihre Öffnungszeiten an Werktagen frei festlegen dürf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ul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An Grundschulen im Saarland soll Französischunterricht ab der ersten Klasse flächendeckend angeboten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iertag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as Tanzverbot an "stillen Tagen" (z.B. Karfreitag, Volkstrauertag) soll beibehalten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gration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as Saarland soll Projekte zur Integration von Ausländerinnen und Ausländern förder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neuerbare Energi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Im Saarland sollen keine weiteren Flächen für Windkraftanlagen ausgewiesen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kte Demokrati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ie Hürden für Volksbegehren sollen gesenkt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dingungsloses Grundeinkommen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as Saarland soll sich dafür einsetzen, dass alle in Deutschland Lebenden ein bedingungsloses Grundeinkommen erhalt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eoüberwachung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ie Videoüberwachung im öffentlichen Raum soll ausgeweitet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An Gymnasien soll das Abitur wieder nach neun Jahren abgelegt werden könn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hlrecht für Ausländer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Alle dauerhaft im Saarland wohnenden Ausländerinnen und Ausländer sollen an Kommunalwahlen teilnehmen dürf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underwerbssteuer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Im Saarland soll die Grunderwerbssteuer wieder gesenkt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he für All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as Saarland soll sich dafür einsetzen, dass gleichgeschlechtliche Paare gemeinsam Kinder adoptieren dürf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lughafen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as Land soll stärker in den Saarbrücker Flughafen investier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beitnehmer mit Migrationshintergrund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Im saarländischen Polizeidienst sollen mehr Menschen mit Migrationshintergrund arbeit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bietsreform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ie Anzahl der Landkreise im Saarland soll verringert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versität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ie geisteswissenschaftlichen Fächer an der Universität des Saarlandes sollen mehr Landesmittel erhalt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obahn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ie Saarbrücker Stadtautobahn soll in einen Tunnel verlegt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ligionsfreiheit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In öffentlichen Gebäuden sollen weiterhin christliche Symbole (z.B. Kreuz) angebracht werden dürf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uenquot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ür das Leitungspersonal in den saarländischen Ministerien soll eine feste Frauenquote gelt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utschexklusiv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eutsche sollen bei der Vergabe von Sozialwohnungen bevorzugt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ählen ab 1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Bei Landtagswahlen soll das Wahlalter abgesenkt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ehrer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Grundschullehrerinnen und -lehrer sollen beim Einstiegsgehalt den Lehrerinnen und Lehrern anderer Schulformen gleichgestellt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bschiebung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Im Härtefall soll es auch künftig Ausnahmen bei der Rückführung von abgelehnten Asylbewerbern und Asylbewerberinnen geb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ugendbeirat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as Land soll Jugendbeiräten ein eigenes Budget zur Verfügung stell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igitale Grundrecht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Bei der Verfolgung von schweren Straftaten sollen die Datenschutzrechte der Bürger stärker eingeschränkt werden könn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klusion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Alle Kinder mit und ohne Behinderungen sollen gemeinsam unterrichtet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Politischer Extremismus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Projekte gegen Rechtsextremismus sollen vom Land weiterhin gefördert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ST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er Betrieb kommunaler Schwimmbäder soll durch Landesmittel sichergestellt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ligionsunterricht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An saarländischen Schulen soll kein islamischer Religionsunterricht angeboten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Ökologische Landwirtschaft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Ökologische Landwirtschaft soll bei der staatlichen Förderung Vorrang vor konventioneller Landwirtschaft hab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iTa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Kitaplätze sollen für alle Kinder ab null Jahren gebührenfrei sei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lüchtling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lüchtlinge sollen eine Gesundheitskarte für den direkten Zugang zur medizinischen Versorgung erhalt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niversität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ie Hochschulen des Landes sollen stärker mit der Wirtschaft kooperier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LANDESSPEZIFISCH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Auf dem heutigen Gebiet der "Landschaft der Industriekultur Nord" soll kein Gewerbe angesiedelt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rostitution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ie Möglichkeit, im Saarland Bordelle zu eröffnen, soll rechtlich stärker eingeschränkt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ohl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Im Saarland sollen weiterhin Kohlekraftwerke betrieben werden dürf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nnabis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er Anbau von Cannabis zum eigenen Bedarf soll legalisiert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ahlrecht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ie Fünfprozenthürde bei Landtagswahlen soll beibehalten werden.</text:p>
          </table:table-cell>
          <table:table-cell office:value-type="string" calcext:value-type="string">
            <text:p>saar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hul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An allen Grundschulen in Schleswig-Holstein sollen ab der dritten Klasse wieder Schulnoten vergeben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ESSPEZIFISCH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ie feste Fehmarnbeltquerung soll wie geplant gebau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Ökologische Landwirtschaft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as Land soll finanzielle Anreize schaffen, damit mehr landwirtschaftliche Betriebe auf ökologische Landwirtschaft umstell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üchtli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Schleswig-Holstein soll abgelehnte Asylbewerberinnen und Asylbewerber aus Afghanistan in ihr Heimatland abschieb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bietsreform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Kleine Gemeinden in Schleswig-Holstein sollen zusammengeleg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he für All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as Land soll sich dafür einsetzen, dass gleichgeschlechtliche Paare ein gemeinsames Adoptionsrecht erhalt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beitnehmerrecht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Unternehmen, die Aufträge vom Land erhalten, sollen weiterhin den Landesmindestlohn zahlen müss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kehr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Weitere Bahnstrecken sollen an private Betreiber vergeben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ndarzt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edizinstudierende, die sich verpflichten später als Landärzte und Landärztinnen zu arbeiten, sollen ein Stipendium vom Land erhalt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eoüberwachu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ehr Videoüberwachung auf öffentlichen Plätzen!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enen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Landwirtschaftliche Betriebe sollen zu Maßnahmen verpflichtet werden (z.B. Blühstreifen), die zum Schutz der Bienen beitrag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ehrer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Gleiche Besoldung für Lehrerinnen und Lehrer aller Schularten!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NDESSPEZIFISCH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as Land soll Fischerinnen und Fischer, die aufgrund der Fangquoten hohe Verdienstausfälle haben, finanziell entschädig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underwerbssteuer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ie Grunderwerbsteuer soll gesenk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ahlrecht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Bei Kommunalwahlen in Schleswig-Holstein soll es weiterhin keine Sperrklausel (z.B. Fünf- oder Dreiprozenthürde) geb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Bundeswehr-Anwerbu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ie Bundeswehr soll an Schulen für den Soldatenberuf werben dürf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aditionelles Familienbild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ie Schulbücher in Schleswig-Holstein sollen vorrangig das traditionelle Familienbild (Vater, Mutter, Kind) vermittel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ST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Vereine für "E-Sport" (Computerspiele) sollen wie Sportvereine vom Land geförder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lüchtli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Schleswig-Holstein soll sich für eine Begrenzung bei der Flüchtlingsaufnahme einsetz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irtschaft&amp;Politik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Interessenvertreterinnen und -vertreter, die Zugang zum Landtag haben, sollen in einer öffentlichen Liste ("Lobbyregister") erfass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dingungsloses Grundeinkommen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as Land Schleswig-Holstein soll sich für die Einführung eines bedingungslosen Grundeinkommens einsetz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etpreisbrems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Keine Mietpreisbremse in Schleswig-Holstein!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auenquot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In Führungsgremien von landeseigenen Unternehmen soll eine Frauenquote gelt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ahlrecht für Ausländer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Alle dauerhaft in Schleswig-Holstein lebenden Ausländerinnen und Ausländer sollen an den Kommunalwahlen teilnehmen dürf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nnabis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er Besitz von geringen Mengen Cannabis für den eigenen Bedarf soll erlaubt sei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rneuerbare Energi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er Mindestabstand von Windkraftanlagen zu Wohngebäuden soll vergrößer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rtschaft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ie verpflichtende Mitgliedschaft der Unternehmen in der Industrie- und Handelskammer soll abgeschaff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ienen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Landwirtinnen und Landwirte sollen selbst entscheiden, wie sie die Wallhecken am Feldrand ("Knick") beschneid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8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An allen Gymnasien in Schleswig-Holstein soll das Abitur wieder ausschließlich nach 9 Jahren (G9) abgeleg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Schuldentilgu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Haushaltsüberschüsse des Landes sollen überwiegend zum Schuldenabbau verwende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ST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Für Stellen im öffentlichen Dienst sollen ausschließlich anonymisierte Bewerbungsverfahren durchgeführ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adenöffnungszeit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Geschäfte in Schleswig-Holstein sollen sonntags wieder länger öffnen dürf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litärische Forschu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An Hochschulen in Schleswig-Holstein soll für militärische Zwecke geforscht werden dürf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T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In allen Veröffentlichungen des Landes soll eine geschlechtergerechte Sprache verwendet werd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5" office:value-type="string" calcext:value-type="string">
            <text:p>Polizisten-Kennzeichnu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ie Polizistinnen und Polizisten sollen bei Großeinsätzen weiterhin eine individuelle Kennung tragen müss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ierta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In Schleswig-Holstein soll der Reformationstag dauerhaft ein gesetzlicher Feiertag sei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ANDESSPEZIFISCH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Straßenschilder sollen je nach Region auch in Dänisch, Friesisch oder Plattdeutsch beschriftet sein müsse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ANDESSPEZIFISCH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er Zugang zu allen Stränden soll gebührenfrei sein.</text:p>
          </table:table-cell>
          <table:table-cell office:value-type="string" calcext:value-type="string">
            <text:p>schleswig-holstei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as Abitur soll an allen Gymnasien in Nordrhein-Westfalen wieder ausschließlich nach neun Jahren (G9) abgeleg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denöffnungszeit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Geschäfte sollen frei über ihre Öffnungszeiten an Sonntagen entscheiden könn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ussvertiefung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er Rhein soll in Nordrhein-Westfalen für die Schifffahrt vertief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Ta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ie Kita-Gebühren sollen vollständig abgeschaff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schiebung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as Land soll abgelehnte Asylbewerberinnen und -bewerber konsequent abschieb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hl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Sofortiger Ausstieg aus dem Braunkohleabbau!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T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Nordrhein-Westfalen soll Daten über Steuervergehen kaufen, auch wenn diese Informationen gestohlen wurd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zialer Wohnungsbau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as Land Nordrhein-Westfalen soll mehr Geld in den sozialen Wohnungsbau investier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lizeieinsatz-Koste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Bei Fußball-Bundesligaspielen sollen sich die Veranstalter an den Kosten für die Polizei-Einsätze beteiligen müss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destloh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Für Pflichtpraktika soll weiterhin kein Mindestlohn gezahlt werden müss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gendbeirat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In allen Kommunen in Nordrhein-Westfalen soll es Kinder- und Jugendräte geben müss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Ökologische Landwirtschaft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In Nordrhein-Westfalen sollen nur noch ökologische Tierhaltungsbetriebe zugelassen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underwerbssteue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ie Grunderwerbssteuer soll wieder gesenk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Politischer Extremismus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as Land soll weiterhin Projekte gegen Rechtsextremismus förder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ulsystem-Gliederung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Alle Schülerinnen und Schüler sollen bis zur 10. Klasse gemeinsam unterrichte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ozialisierung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Nordrhein-Westfalen soll die Wiedereingliederung von Straftäterinnen und Straftätern stärker finanziell unterstütz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etpreisbrems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ie Mietpreisbremse in nordrhein-westfälischen Städten soll abgeschaff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erkeh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Nordrhein-Westfalen soll die Landesmittel zur Einrichtung von Radschnellwegen deutlich erhöh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lüchtling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Alle Flüchtlinge sollen Zugang zum deutschen Bildungssystem hab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tionalpark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Auf dem Gebiet des Truppenübungsplatzes Senne im Teutoburger Wald soll ein Nationalpark eingerichte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vatisierung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rivate Investoren sollen an der Finanzierung des Ausbaus der Verkehrswege in Nordrhein-Westfalen beteilig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utschexklusiv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Wohngeld soll nur an Deutsche gezahl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niversität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ie Hochschulen des Landes sollen enger mit privaten Unternehmen zusammenarbeit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ulde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as Land soll die Schulden überschuldeter Kommunen vollständig übernehm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aditionelles Familienbild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In den Schulbüchern soll nur das traditionelle Familienbild (Vater, Mutter und Kinder) vermittel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beitnehmerrecht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Nordrhein-Westfalen soll sich dafür einsetzen, dass die Wochenarbeitszeit bei vollem Lohnausgleich langfristig auf 30 Stunden verkürzt wird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tegratio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as Land soll Projekte zur Integration von Migrantinnen und Migranten förder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ählen ab 1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Bei Landtagswahlen soll das Wahlalter auf 16 Jahre gesenk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rbeitnehmer mit Migrationshintergrund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Nordrhein-Westfalen soll verstärkt Pflegekräfte aus dem Ausland anwerb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lizei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ie Polizei in Nordrhein-Westfalen soll verdachtsunabhängige Personenkontrollen durchführen könn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rneuerbare Energi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In Waldgebieten sollen keine Flächen für Windkraftanlagen ausgewiesen werden dürf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klusio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Alle Schülerinnen und Schüler mit Behinderungen sollen ausschließlich an Regelschulen unterrichte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ier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Jägerinnen und Jäger sollen in Nordrhein-Westfalen wildernde Katzen wieder abschießen dürf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rbeitslosigkeit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Hartz-IV-Empfängerinnen und -Empfängern sollen weiterhin Leistungen gekürzt werden, wenn sie Jobangebote ablehn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ideoüberwachung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ie Videoüberwachung auf Straßen und Plätzen soll ausgeweite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Rauchverbot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ie Betreiber von Gaststätten sollen selbst entscheiden dürfen, ob Rauchen in ihrem Lokal erlaubt ist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rbeitnehmer mit Migrationshintergrund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ehr Menschen mit Migrationshintergrund sollen im Polizeidienst arbeit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irekte Demokrati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ie Hürden für Volksbegehren sollen gesenkt werden.</text:p>
          </table:table-cell>
          <table:table-cell office:value-type="string" calcext:value-type="string">
            <text:p>nordrhein-westfalen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Bundeswehr im Inneren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Bei der Terrorismusbekämpfung soll die Bundeswehr im Inland eingesetzt werden dürf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ieselkraftstoff für Pkw soll höher besteuert werd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üchtling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Für die Aufnahme von neuen Asylsuchenden soll eine jährliche Obergrenze gelt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neuerbare Energi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er Ausbau erneuerbarer Energien soll vom Bund dauerhaft finanziell gefördert werd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zialer Wohnungsbau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er Bund soll mehr Mittel für den sozialen Wohnungsbau bereitstell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föG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BAföG soll generell unabhängig vom Einkommen der Eltern gezahlt werd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eoüberwachung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ie Videoüberwachung im öffentlichen Raum soll ausgeweitet werd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ßenpolitik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eutschland soll einem Schuldenschnitt für Griechenland zustimm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mpolimit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Generelles Tempolimit auf Autobahnen!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ndeswehr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ie Verteidigungsausgaben Deutschlands sollen erhöht werd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T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Betreiber von Internetseiten sollen gesetzlich dazu verpflichtet sein, Falschinformationen ("Fake News") zu löschen, auf die sie hingewiesen wurd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Ökologische Landwirtschaft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Ökologische Landwirtschaft soll stärker gefördert werden als konventionelle Landwirtschaft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utschexklusiv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Kindergeld soll nur an deutsche Familien ausgezahlt werd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beitnehmerrecht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Arbeitsverträge sollen weiterhin ohne Angabe von Gründen befristet sein dürf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mpfen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Kinder sollen gegen ansteckende Krankheiten geimpft werden müss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ivatisierung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Alle Banken sollen verstaatlicht werd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ST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er Völkermord an den europäischen Juden soll weiterhin zentraler Bestandteil der deutschen Erinnerungskultur sei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Schuldentilgung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Haushaltsüberschüsse sollen überwiegend zum Abbau von Staatsschulden verwendet werd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Ökologische Landwirtschaft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ie Gesamtzahl der Nutztiere in den landwirtschaftlichen Betrieben einer Gemeinde soll begrenzt werden könn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ohl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In Deutschland soll auch zukünftig Braunkohle abgebaut werden dürf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beitnehmerrecht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Unternehmen sollen weiterhin Leiharbeiterinnen und Leiharbeiter beschäftigen dürf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aatsangehörigkeit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In Deutschland geborene und aufgewachsene Kinder ausländischer Eltern sollen weiterhin neben der deutschen ihre zweite Staatsangehörigkeit behalten dürf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nt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Bereits nach 40 Beitragsjahren soll der Renteneintritt abschlagsfrei möglich sei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-Mark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eutschland soll zu einer nationalen Währung zurückkehr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uenquot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ie Frauenquote für die Aufsichtsräte börsennotierter Unternehmen soll abgeschafft werd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ermögenssteuer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Hohe Vermögen sollen besteuert werd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Jugendstrafrecht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Für begangene Straftaten sollen auch Kinder unter 14 Jahren verurteilt werden könn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rankenversicherung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Alle Bürgerinnen und Bürger sollen bei gesetzlichen Krankenkassen versichert sein müss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Politischer Extremismus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er Bund soll weiterhin Projekte gegen Rechtsextremismus förder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underwerbssteuer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er Erwerb von selbstgenutztem Wohneigentum soll bis zu einer bestimmten Höhe steuerfrei sei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undeswehr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üstungsexporte aus Deutschland sollen ausnahmslos verboten werd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nnabis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er kontrollierte Verkauf von Cannabis soll generell erlaubt sei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euer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er Solidaritätszuschlag soll Ende 2019 vollständig abgeschafft werd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lüchtling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Anerkannten Flüchtlingen, die sich Integrationsmaßnahmen verweigern, sollen die Leistungen gekürzt werden könn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hul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Eltern sollen für ihre Kinder bis zum Ende der Grundschulzeit einen Rechtsanspruch auf Ganztagsbetreuung erhalt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ligionsfreiheit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er Gottesbezug im Grundgesetz soll bestehen bleib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Bedingungsloses Grundeinkommen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In Deutschland soll es ein bedingungsloses Grundeinkommen geb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uropa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ie Zusammenarbeit der Mitgliedstaaten in der Europäischen Union soll verstärkt werden.</text:p>
          </table:table-cell>
          <table:table-cell office:value-type="string" calcext:value-type="string">
            <text:p>deutschland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 table:number-rows-repeated="104728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heses_categori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7" table:number-columns-repeated="990" table:default-cell-style-name="ce1"/>
        <table:table-row table:style-name="ro1">
          <table:table-cell office:value-type="string" calcext:value-type="string">
            <text:p>thesis_id</text:p>
          </table:table-cell>
          <table:table-cell office:value-type="string" calcext:value-type="string">
            <text:p>occasion_id</text:p>
          </table:table-cell>
          <table:table-cell office:value-type="string" calcext:value-type="string">
            <text:p>thesis_num</text:p>
          </table:table-cell>
          <table:table-cell table:style-name="ce2" office:value-type="string" calcext:value-type="string">
            <text:p>category</text:p>
          </table:table-cell>
          <table:table-cell table:number-columns-repeated="99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Kopfnote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tudiengebühren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G8</text:p>
          </table:table-cell>
          <table:table-cell table:number-columns-repeated="99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Cannabis</text:p>
          </table:table-cell>
          <table:table-cell table:number-columns-repeated="99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Droge</text:p>
          </table:table-cell>
          <table:table-cell table:number-columns-repeated="99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Bleiberecht</text:p>
          </table:table-cell>
          <table:table-cell table:number-columns-repeated="99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Wahlrecht</text:p>
          </table:table-cell>
          <table:table-cell table:number-columns-repeated="99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EU-Föderalismus</text:p>
          </table:table-cell>
          <table:table-cell table:number-columns-repeated="99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Flughafen</text:p>
          </table:table-cell>
          <table:table-cell table:number-columns-repeated="99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Rente</text:p>
          </table:table-cell>
          <table:table-cell table:number-columns-repeated="99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Meister</text:p>
          </table:table-cell>
          <table:table-cell table:number-columns-repeated="99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ürkei</text:p>
          </table:table-cell>
          <table:table-cell table:number-columns-repeated="99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hristliche Werte</text:p>
          </table:table-cell>
          <table:table-cell table:number-columns-repeated="99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EU-Föderalismus</text:p>
          </table:table-cell>
          <table:table-cell table:number-columns-repeated="99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Christliche Werte</text:p>
          </table:table-cell>
          <table:table-cell table:number-columns-repeated="99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EU-Stabilitätspakt</text:p>
          </table:table-cell>
          <table:table-cell table:number-columns-repeated="99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Europa</text:p>
          </table:table-cell>
          <table:table-cell table:number-columns-repeated="99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EU-Steuer</text:p>
          </table:table-cell>
          <table:table-cell table:number-columns-repeated="99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EU-Föderalismus</text:p>
          </table:table-cell>
          <table:table-cell table:number-columns-repeated="99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Wirtschaftssystem</text:p>
          </table:table-cell>
          <table:table-cell table:number-columns-repeated="99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roge</text:p>
          </table:table-cell>
          <table:table-cell table:number-columns-repeated="99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kommunale Grundversorgung</text:p>
          </table:table-cell>
          <table:table-cell table:number-columns-repeated="99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Umweltschutz</text:p>
          </table:table-cell>
          <table:table-cell table:number-columns-repeated="99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Gentechnik</text:p>
          </table:table-cell>
          <table:table-cell table:number-columns-repeated="99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Digitale Grundrechte</text:p>
          </table:table-cell>
          <table:table-cell table:number-columns-repeated="99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Polizei</text:p>
          </table:table-cell>
          <table:table-cell table:number-columns-repeated="99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Digitale Grundrechte</text:p>
          </table:table-cell>
          <table:table-cell table:number-columns-repeated="99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Grenzkontrollen</text:p>
          </table:table-cell>
          <table:table-cell table:number-columns-repeated="99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Polizei</text:p>
          </table:table-cell>
          <table:table-cell table:number-columns-repeated="99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Entwicklungshilfe</text:p>
          </table:table-cell>
          <table:table-cell table:number-columns-repeated="99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EU-Armee</text:p>
          </table:table-cell>
          <table:table-cell table:number-columns-repeated="99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Friedenspolitik</text:p>
          </table:table-cell>
          <table:table-cell table:number-columns-repeated="99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Kohle</text:p>
          </table:table-cell>
          <table:table-cell table:number-columns-repeated="99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Gewerbesteuer</text:p>
          </table:table-cell>
          <table:table-cell table:number-columns-repeated="99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Kultur</text:p>
          </table:table-cell>
          <table:table-cell table:number-columns-repeated="99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Verfassungsschutz</text:p>
          </table:table-cell>
          <table:table-cell table:number-columns-repeated="99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Polizei</text:p>
          </table:table-cell>
          <table:table-cell table:number-columns-repeated="99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G8</text:p>
          </table:table-cell>
          <table:table-cell table:number-columns-repeated="99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Kopfnote</text:p>
          </table:table-cell>
          <table:table-cell table:number-columns-repeated="99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Universität</text:p>
          </table:table-cell>
          <table:table-cell table:number-columns-repeated="99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usbildung</text:p>
          </table:table-cell>
          <table:table-cell table:number-columns-repeated="99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usbildung</text:p>
          </table:table-cell>
          <table:table-cell table:number-columns-repeated="99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Droge</text:p>
          </table:table-cell>
          <table:table-cell table:number-columns-repeated="99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Gentechnik</text:p>
          </table:table-cell>
          <table:table-cell table:number-columns-repeated="99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Müll</text:p>
          </table:table-cell>
          <table:table-cell table:number-columns-repeated="99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Ausbildung</text:p>
          </table:table-cell>
          <table:table-cell table:number-columns-repeated="99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ozialpolitik</text:p>
          </table:table-cell>
          <table:table-cell table:number-columns-repeated="99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Schuldenbremse</text:p>
          </table:table-cell>
          <table:table-cell table:number-columns-repeated="99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Kultur</text:p>
          </table:table-cell>
          <table:table-cell table:number-columns-repeated="99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Privatisierung</text:p>
          </table:table-cell>
          <table:table-cell table:number-columns-repeated="99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Gentechnik</text:p>
          </table:table-cell>
          <table:table-cell table:number-columns-repeated="99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Müll</text:p>
          </table:table-cell>
          <table:table-cell table:number-columns-repeated="99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Polizeieinsatz-Kosten</text:p>
          </table:table-cell>
          <table:table-cell table:number-columns-repeated="99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Cannabis</text:p>
          </table:table-cell>
          <table:table-cell table:number-columns-repeated="99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Graffiti</text:p>
          </table:table-cell>
          <table:table-cell table:number-columns-repeated="99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Wahlrecht</text:p>
          </table:table-cell>
          <table:table-cell table:number-columns-repeated="99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Droge</text:p>
          </table:table-cell>
          <table:table-cell table:number-columns-repeated="99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Krankenversicherung</text:p>
          </table:table-cell>
          <table:table-cell table:number-columns-repeated="99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prachkurs</text:p>
          </table:table-cell>
          <table:table-cell table:number-columns-repeated="99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Jugendarbeit</text:p>
          </table:table-cell>
          <table:table-cell table:number-columns-repeated="990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Kopftuch</text:p>
          </table:table-cell>
          <table:table-cell table:number-columns-repeated="99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Zentralabitur</text:p>
          </table:table-cell>
          <table:table-cell table:number-columns-repeated="99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Studiengebühren</text:p>
          </table:table-cell>
          <table:table-cell table:number-columns-repeated="99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utobahn</text:p>
          </table:table-cell>
          <table:table-cell table:number-columns-repeated="99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Flughafen</text:p>
          </table:table-cell>
          <table:table-cell table:number-columns-repeated="99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utobahn</text:p>
          </table:table-cell>
          <table:table-cell table:number-columns-repeated="99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usbildung</text:p>
          </table:table-cell>
          <table:table-cell table:number-columns-repeated="99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Jugendstrafrecht</text:p>
          </table:table-cell>
          <table:table-cell table:number-columns-repeated="99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Graffiti</text:p>
          </table:table-cell>
          <table:table-cell table:number-columns-repeated="99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Cannabis</text:p>
          </table:table-cell>
          <table:table-cell table:number-columns-repeated="99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Beamtete Lehrer</text:p>
          </table:table-cell>
          <table:table-cell table:number-columns-repeated="99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Gebietsreform</text:p>
          </table:table-cell>
          <table:table-cell table:number-columns-repeated="99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ahlrecht</text:p>
          </table:table-cell>
          <table:table-cell table:number-columns-repeated="99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Umweltschutz</text:p>
          </table:table-cell>
          <table:table-cell table:number-columns-repeated="99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Kohle</text:p>
          </table:table-cell>
          <table:table-cell table:number-columns-repeated="99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utobahn</text:p>
          </table:table-cell>
          <table:table-cell table:number-columns-repeated="99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lughafen</text:p>
          </table:table-cell>
          <table:table-cell table:number-columns-repeated="99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Ökologische Landwirtschaft</text:p>
          </table:table-cell>
          <table:table-cell table:number-columns-repeated="990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entechnik</text:p>
          </table:table-cell>
          <table:table-cell table:number-columns-repeated="99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Meister</text:p>
          </table:table-cell>
          <table:table-cell table:number-columns-repeated="99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Ausbildung</text:p>
          </table:table-cell>
          <table:table-cell table:number-columns-repeated="99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Tiere</text:p>
          </table:table-cell>
          <table:table-cell table:number-columns-repeated="99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Inklusion</text:p>
          </table:table-cell>
          <table:table-cell table:number-columns-repeated="99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Jugendbeirat</text:p>
          </table:table-cell>
          <table:table-cell table:number-columns-repeated="99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Sitzenbleiben</text:p>
          </table:table-cell>
          <table:table-cell table:number-columns-repeated="99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Beamtete Lehrer</text:p>
          </table:table-cell>
          <table:table-cell table:number-columns-repeated="99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Studiengebühren</text:p>
          </table:table-cell>
          <table:table-cell table:number-columns-repeated="99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Jugendschutz</text:p>
          </table:table-cell>
          <table:table-cell table:number-columns-repeated="99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Cannabis</text:p>
          </table:table-cell>
          <table:table-cell table:number-columns-repeated="99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Abtreibung</text:p>
          </table:table-cell>
          <table:table-cell table:number-columns-repeated="99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Privatisierung</text:p>
          </table:table-cell>
          <table:table-cell table:number-columns-repeated="99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Kopftuch</text:p>
          </table:table-cell>
          <table:table-cell table:number-columns-repeated="99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Digitale Grundrechte</text:p>
          </table:table-cell>
          <table:table-cell table:number-columns-repeated="99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Polizeieinsatz-Kosten</text:p>
          </table:table-cell>
          <table:table-cell table:number-columns-repeated="99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Nebeneinkünfte</text:p>
          </table:table-cell>
          <table:table-cell table:number-columns-repeated="99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Tempolimit</text:p>
          </table:table-cell>
          <table:table-cell table:number-columns-repeated="99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ürkei</text:p>
          </table:table-cell>
          <table:table-cell table:number-columns-repeated="99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üll</text:p>
          </table:table-cell>
          <table:table-cell table:number-columns-repeated="99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rankenversicherung</text:p>
          </table:table-cell>
          <table:table-cell table:number-columns-repeated="99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vention</text:p>
          </table:table-cell>
          <table:table-cell table:number-columns-repeated="99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uropa</text:p>
          </table:table-cell>
          <table:table-cell table:number-columns-repeated="99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ohle</text:p>
          </table:table-cell>
          <table:table-cell table:number-columns-repeated="99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Bundeswehr im Inneren</text:p>
          </table:table-cell>
          <table:table-cell table:number-columns-repeated="99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beneinkünfte</text:p>
          </table:table-cell>
          <table:table-cell table:number-columns-repeated="99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rachtest</text:p>
          </table:table-cell>
          <table:table-cell table:number-columns-repeated="99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udiengebühren</text:p>
          </table:table-cell>
          <table:table-cell table:number-columns-repeated="99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ooperationsverbot</text:p>
          </table:table-cell>
          <table:table-cell table:number-columns-repeated="99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AföG</text:p>
          </table:table-cell>
          <table:table-cell table:number-columns-repeated="99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treuungsgeld</text:p>
          </table:table-cell>
          <table:table-cell table:number-columns-repeated="99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btreibung</text:p>
          </table:table-cell>
          <table:table-cell table:number-columns-repeated="99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tale Grundrechte</text:p>
          </table:table-cell>
          <table:table-cell table:number-columns-repeated="99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hrpflicht</text:p>
          </table:table-cell>
          <table:table-cell table:number-columns-repeated="99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igitale Grundrechte</text:p>
          </table:table-cell>
          <table:table-cell table:number-columns-repeated="99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nnabis</text:p>
          </table:table-cell>
          <table:table-cell table:number-columns-repeated="99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rivatisierung</text:p>
          </table:table-cell>
          <table:table-cell table:number-columns-repeated="99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Graffiti</text:p>
          </table:table-cell>
          <table:table-cell table:number-columns-repeated="99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Kopfnote</text:p>
          </table:table-cell>
          <table:table-cell table:number-columns-repeated="99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Sitzenbleiben</text:p>
          </table:table-cell>
          <table:table-cell table:number-columns-repeated="99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utobahn</text:p>
          </table:table-cell>
          <table:table-cell table:number-columns-repeated="990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2" office:value-type="string" calcext:value-type="string">
            <text:p>Diesel</text:p>
          </table:table-cell>
          <table:table-cell table:number-columns-repeated="99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Gewerbesteuer</text:p>
          </table:table-cell>
          <table:table-cell table:number-columns-repeated="99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Privatisierung</text:p>
          </table:table-cell>
          <table:table-cell table:number-columns-repeated="99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Droge</text:p>
          </table:table-cell>
          <table:table-cell table:number-columns-repeated="99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-Euro-Job</text:p>
          </table:table-cell>
          <table:table-cell table:number-columns-repeated="99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Religionsunterricht</text:p>
          </table:table-cell>
          <table:table-cell table:number-columns-repeated="99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Studiengebühren</text:p>
          </table:table-cell>
          <table:table-cell table:number-columns-repeated="99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ÖPNV</text:p>
          </table:table-cell>
          <table:table-cell table:number-columns-repeated="99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Krankenhaus-Privatisierung</text:p>
          </table:table-cell>
          <table:table-cell table:number-columns-repeated="99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Sprachtest</text:p>
          </table:table-cell>
          <table:table-cell table:number-columns-repeated="99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Rauchverbot</text:p>
          </table:table-cell>
          <table:table-cell table:number-columns-repeated="99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Polizisten-Kennzeichnung</text:p>
          </table:table-cell>
          <table:table-cell table:number-columns-repeated="99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Sozialpolitik</text:p>
          </table:table-cell>
          <table:table-cell table:number-columns-repeated="99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Kultur</text:p>
          </table:table-cell>
          <table:table-cell table:number-columns-repeated="99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Polizei</text:p>
          </table:table-cell>
          <table:table-cell table:number-columns-repeated="99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Wahlrecht</text:p>
          </table:table-cell>
          <table:table-cell table:number-columns-repeated="99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Flughafen</text:p>
          </table:table-cell>
          <table:table-cell table:number-columns-repeated="99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lughafen</text:p>
          </table:table-cell>
          <table:table-cell table:number-columns-repeated="99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Gentechnik</text:p>
          </table:table-cell>
          <table:table-cell table:number-columns-repeated="99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rojekt</text:p>
          </table:table-cell>
          <table:table-cell table:number-columns-repeated="99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Graffiti</text:p>
          </table:table-cell>
          <table:table-cell table:number-columns-repeated="99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Studiengebühren</text:p>
          </table:table-cell>
          <table:table-cell table:number-columns-repeated="99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Universität</text:p>
          </table:table-cell>
          <table:table-cell table:number-columns-repeated="99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G8</text:p>
          </table:table-cell>
          <table:table-cell table:number-columns-repeated="990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" office:value-type="string" calcext:value-type="string">
            <text:p>Beamtete Lehrer</text:p>
          </table:table-cell>
          <table:table-cell table:number-columns-repeated="99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Sprachtest</text:p>
          </table:table-cell>
          <table:table-cell table:number-columns-repeated="99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Betreuungsgeld</text:p>
          </table:table-cell>
          <table:table-cell table:number-columns-repeated="99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Kündigungsschutz</text:p>
          </table:table-cell>
          <table:table-cell table:number-columns-repeated="99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Vermögenssteuer</text:p>
          </table:table-cell>
          <table:table-cell table:number-columns-repeated="99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igitale Grundrechte</text:p>
          </table:table-cell>
          <table:table-cell table:number-columns-repeated="99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Schülerticket</text:p>
          </table:table-cell>
          <table:table-cell table:number-columns-repeated="99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Jugendschutz</text:p>
          </table:table-cell>
          <table:table-cell table:number-columns-repeated="99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Droge</text:p>
          </table:table-cell>
          <table:table-cell table:number-columns-repeated="99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Tierschutz</text:p>
          </table:table-cell>
          <table:table-cell table:number-columns-repeated="99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Wahlrecht für Ausländer</text:p>
          </table:table-cell>
          <table:table-cell table:number-columns-repeated="99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Jugendschutz</text:p>
          </table:table-cell>
          <table:table-cell table:number-columns-repeated="99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Tempolimit</text:p>
          </table:table-cell>
          <table:table-cell table:number-columns-repeated="99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Kohle</text:p>
          </table:table-cell>
          <table:table-cell table:number-columns-repeated="99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Studiengebühren</text:p>
          </table:table-cell>
          <table:table-cell table:number-columns-repeated="99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üll</text:p>
          </table:table-cell>
          <table:table-cell table:number-columns-repeated="99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prachtest</text:p>
          </table:table-cell>
          <table:table-cell table:number-columns-repeated="99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Bleiberecht</text:p>
          </table:table-cell>
          <table:table-cell table:number-columns-repeated="99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" office:value-type="string" calcext:value-type="string">
            <text:p>Polizeieinsatz-Kosten</text:p>
          </table:table-cell>
          <table:table-cell table:number-columns-repeated="99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Polizei</text:p>
          </table:table-cell>
          <table:table-cell table:number-columns-repeated="99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Religionsfreiheit</text:p>
          </table:table-cell>
          <table:table-cell table:number-columns-repeated="99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Sozialpolitik</text:p>
          </table:table-cell>
          <table:table-cell table:number-columns-repeated="99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Jugendstrafrecht</text:p>
          </table:table-cell>
          <table:table-cell table:number-columns-repeated="99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kommunale Grundversorgung</text:p>
          </table:table-cell>
          <table:table-cell table:number-columns-repeated="99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Droge</text:p>
          </table:table-cell>
          <table:table-cell table:number-columns-repeated="99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Diesel</text:p>
          </table:table-cell>
          <table:table-cell table:number-columns-repeated="99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Sozialticket</text:p>
          </table:table-cell>
          <table:table-cell table:number-columns-repeated="99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Jugendstrafrecht</text:p>
          </table:table-cell>
          <table:table-cell table:number-columns-repeated="99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Sozialpolitik</text:p>
          </table:table-cell>
          <table:table-cell table:number-columns-repeated="99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Kündigungsschutz</text:p>
          </table:table-cell>
          <table:table-cell table:number-columns-repeated="99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Droge</text:p>
          </table:table-cell>
          <table:table-cell table:number-columns-repeated="99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tudiengebühren</text:p>
          </table:table-cell>
          <table:table-cell table:number-columns-repeated="99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lussvertiefung</text:p>
          </table:table-cell>
          <table:table-cell table:number-columns-repeated="99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Sozialer Wohnungsbau</text:p>
          </table:table-cell>
          <table:table-cell table:number-columns-repeated="99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Sprachtest</text:p>
          </table:table-cell>
          <table:table-cell table:number-columns-repeated="99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Rauchverbot</text:p>
          </table:table-cell>
          <table:table-cell table:number-columns-repeated="99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Privatisierung</text:p>
          </table:table-cell>
          <table:table-cell table:number-columns-repeated="99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utobahn</text:p>
          </table:table-cell>
          <table:table-cell table:number-columns-repeated="99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Gebietsreform</text:p>
          </table:table-cell>
          <table:table-cell table:number-columns-repeated="99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Kohle</text:p>
          </table:table-cell>
          <table:table-cell table:number-columns-repeated="99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kommunale Grundversorgung</text:p>
          </table:table-cell>
          <table:table-cell table:number-columns-repeated="99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Krankenhaus-Privatisierung</text:p>
          </table:table-cell>
          <table:table-cell table:number-columns-repeated="990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Sozialticket</text:p>
          </table:table-cell>
          <table:table-cell table:number-columns-repeated="99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Schuldenbremse</text:p>
          </table:table-cell>
          <table:table-cell table:number-columns-repeated="99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Universität</text:p>
          </table:table-cell>
          <table:table-cell table:number-columns-repeated="99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Ausbildung</text:p>
          </table:table-cell>
          <table:table-cell table:number-columns-repeated="99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Beamtete Lehrer</text:p>
          </table:table-cell>
          <table:table-cell table:number-columns-repeated="99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Jugendstrafrecht</text:p>
          </table:table-cell>
          <table:table-cell table:number-columns-repeated="99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Bundeswehr</text:p>
          </table:table-cell>
          <table:table-cell table:number-columns-repeated="99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EU-Austritt</text:p>
          </table:table-cell>
          <table:table-cell table:number-columns-repeated="99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Managergehälter</text:p>
          </table:table-cell>
          <table:table-cell table:number-columns-repeated="99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Digitale Grundrechte</text:p>
          </table:table-cell>
          <table:table-cell table:number-columns-repeated="99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tudiengebühren</text:p>
          </table:table-cell>
          <table:table-cell table:number-columns-repeated="99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Sprachtest</text:p>
          </table:table-cell>
          <table:table-cell table:number-columns-repeated="990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Tierschutz</text:p>
          </table:table-cell>
          <table:table-cell table:number-columns-repeated="99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Bank</text:p>
          </table:table-cell>
          <table:table-cell table:number-columns-repeated="990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riedenspolitik</text:p>
          </table:table-cell>
          <table:table-cell table:number-columns-repeated="990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3"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Betreuungsgeld</text:p>
          </table:table-cell>
          <table:table-cell table:number-columns-repeated="99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usbildung</text:p>
          </table:table-cell>
          <table:table-cell table:number-columns-repeated="99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Kündigungsschutz</text:p>
          </table:table-cell>
          <table:table-cell table:number-columns-repeated="99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Türkei</text:p>
          </table:table-cell>
          <table:table-cell table:number-columns-repeated="99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Tempolimit</text:p>
          </table:table-cell>
          <table:table-cell table:number-columns-repeated="99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BAföG</text:p>
          </table:table-cell>
          <table:table-cell table:number-columns-repeated="99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D-Mark</text:p>
          </table:table-cell>
          <table:table-cell table:number-columns-repeated="99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Ökologische Landwirtschaft</text:p>
          </table:table-cell>
          <table:table-cell table:number-columns-repeated="99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Christliche Werte</text:p>
          </table:table-cell>
          <table:table-cell table:number-columns-repeated="99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Privatisierung</text:p>
          </table:table-cell>
          <table:table-cell table:number-columns-repeated="99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ehrpflicht</text:p>
          </table:table-cell>
          <table:table-cell table:number-columns-repeated="99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Gentechnik</text:p>
          </table:table-cell>
          <table:table-cell table:number-columns-repeated="99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Vermögenssteuer</text:p>
          </table:table-cell>
          <table:table-cell table:number-columns-repeated="99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Kooperationsverbot</text:p>
          </table:table-cell>
          <table:table-cell table:number-columns-repeated="990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Gesundheit</text:p>
          </table:table-cell>
          <table:table-cell table:number-columns-repeated="99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Rente</text:p>
          </table:table-cell>
          <table:table-cell table:number-columns-repeated="99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Friedenspolitik</text:p>
          </table:table-cell>
          <table:table-cell table:number-columns-repeated="990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Wahlrecht für Ausländer</text:p>
          </table:table-cell>
          <table:table-cell table:number-columns-repeated="99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Bundeswehr im Inneren</text:p>
          </table:table-cell>
          <table:table-cell table:number-columns-repeated="99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Staatsform</text:p>
          </table:table-cell>
          <table:table-cell table:number-columns-repeated="990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Gentechnik</text:p>
          </table:table-cell>
          <table:table-cell table:number-columns-repeated="99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U-Erweiterung</text:p>
          </table:table-cell>
          <table:table-cell table:number-columns-repeated="99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anagergehälter</text:p>
          </table:table-cell>
          <table:table-cell table:number-columns-repeated="99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Traditionelles Familienbild</text:p>
          </table:table-cell>
          <table:table-cell table:number-columns-repeated="99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Gesundheit</text:p>
          </table:table-cell>
          <table:table-cell table:number-columns-repeated="99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Entwicklungshilfe</text:p>
          </table:table-cell>
          <table:table-cell table:number-columns-repeated="99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Digitale Grundrechte</text:p>
          </table:table-cell>
          <table:table-cell table:number-columns-repeated="990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Europa</text:p>
          </table:table-cell>
          <table:table-cell table:number-columns-repeated="990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2"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Subvention</text:p>
          </table:table-cell>
          <table:table-cell table:number-columns-repeated="99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Wahlrecht</text:p>
          </table:table-cell>
          <table:table-cell table:number-columns-repeated="99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Tempolimit</text:p>
          </table:table-cell>
          <table:table-cell table:number-columns-repeated="99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Staatsform</text:p>
          </table:table-cell>
          <table:table-cell table:number-columns-repeated="99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EU-Armee</text:p>
          </table:table-cell>
          <table:table-cell table:number-columns-repeated="99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Bank</text:p>
          </table:table-cell>
          <table:table-cell table:number-columns-repeated="99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EU-Austritt</text:p>
          </table:table-cell>
          <table:table-cell table:number-columns-repeated="99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Friedenspolitik</text:p>
          </table:table-cell>
          <table:table-cell table:number-columns-repeated="99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EU-Außenpolitik</text:p>
          </table:table-cell>
          <table:table-cell table:number-columns-repeated="990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Gentechnik</text:p>
          </table:table-cell>
          <table:table-cell table:number-columns-repeated="99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EU-Steuer</text:p>
          </table:table-cell>
          <table:table-cell table:number-columns-repeated="99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Kündigungsschutz</text:p>
          </table:table-cell>
          <table:table-cell table:number-columns-repeated="99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D-Mark</text:p>
          </table:table-cell>
          <table:table-cell table:number-columns-repeated="99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EU-Föderalismus</text:p>
          </table:table-cell>
          <table:table-cell table:number-columns-repeated="99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Christliche Werte</text:p>
          </table:table-cell>
          <table:table-cell table:number-columns-repeated="99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EU-Stabilitätspakt</text:p>
          </table:table-cell>
          <table:table-cell table:number-columns-repeated="99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Gentechnik</text:p>
          </table:table-cell>
          <table:table-cell table:number-columns-repeated="99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Rauchverbot</text:p>
          </table:table-cell>
          <table:table-cell table:number-columns-repeated="99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Rauchverbot</text:p>
          </table:table-cell>
          <table:table-cell table:number-columns-repeated="99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Kopfnote</text:p>
          </table:table-cell>
          <table:table-cell table:number-columns-repeated="99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tudiengebühren</text:p>
          </table:table-cell>
          <table:table-cell table:number-columns-repeated="990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utobahn</text:p>
          </table:table-cell>
          <table:table-cell table:number-columns-repeated="99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Digitale Grundrechte</text:p>
          </table:table-cell>
          <table:table-cell table:number-columns-repeated="99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Kulturaustausch</text:p>
          </table:table-cell>
          <table:table-cell table:number-columns-repeated="99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Privatisierung</text:p>
          </table:table-cell>
          <table:table-cell table:number-columns-repeated="99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Gentechnik</text:p>
          </table:table-cell>
          <table:table-cell table:number-columns-repeated="990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3" office:value-type="string" calcext:value-type="string">
            <text:p>Wahlrecht für Ausländer</text:p>
          </table:table-cell>
          <table:table-cell table:number-columns-repeated="99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Gewerbesteuer</text:p>
          </table:table-cell>
          <table:table-cell table:number-columns-repeated="99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Religionsunterricht</text:p>
          </table:table-cell>
          <table:table-cell table:number-columns-repeated="99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G8</text:p>
          </table:table-cell>
          <table:table-cell table:number-columns-repeated="99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Schuldenbremse</text:p>
          </table:table-cell>
          <table:table-cell table:number-columns-repeated="99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Universität</text:p>
          </table:table-cell>
          <table:table-cell table:number-columns-repeated="99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Bleiberecht</text:p>
          </table:table-cell>
          <table:table-cell table:number-columns-repeated="99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kommunale Grundversorgung</text:p>
          </table:table-cell>
          <table:table-cell table:number-columns-repeated="99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Krankenhaus-Privatisierung</text:p>
          </table:table-cell>
          <table:table-cell table:number-columns-repeated="99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Polizei</text:p>
          </table:table-cell>
          <table:table-cell table:number-columns-repeated="99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Jugendstrafrecht</text:p>
          </table:table-cell>
          <table:table-cell table:number-columns-repeated="99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Flughafen</text:p>
          </table:table-cell>
          <table:table-cell table:number-columns-repeated="99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Ausbildung</text:p>
          </table:table-cell>
          <table:table-cell table:number-columns-repeated="99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Moschee</text:p>
          </table:table-cell>
          <table:table-cell table:number-columns-repeated="99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Wirtschaft&amp;Politik</text:p>
          </table:table-cell>
          <table:table-cell table:number-columns-repeated="99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Kohle</text:p>
          </table:table-cell>
          <table:table-cell table:number-columns-repeated="99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rivatisierung</text:p>
          </table:table-cell>
          <table:table-cell table:number-columns-repeated="99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üll</text:p>
          </table:table-cell>
          <table:table-cell table:number-columns-repeated="99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Droge</text:p>
          </table:table-cell>
          <table:table-cell table:number-columns-repeated="99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Hotel</text:p>
          </table:table-cell>
          <table:table-cell table:number-columns-repeated="99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Kulturaustausch</text:p>
          </table:table-cell>
          <table:table-cell table:number-columns-repeated="99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Jugendstrafrecht</text:p>
          </table:table-cell>
          <table:table-cell table:number-columns-repeated="99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Grunderwerbssteuer</text:p>
          </table:table-cell>
          <table:table-cell table:number-columns-repeated="99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utobahn</text:p>
          </table:table-cell>
          <table:table-cell table:number-columns-repeated="99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Universität</text:p>
          </table:table-cell>
          <table:table-cell table:number-columns-repeated="99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Tempolimit</text:p>
          </table:table-cell>
          <table:table-cell table:number-columns-repeated="99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Polizisten-Kennzeichnung</text:p>
          </table:table-cell>
          <table:table-cell table:number-columns-repeated="99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Sozialer Wohnungsbau</text:p>
          </table:table-cell>
          <table:table-cell table:number-columns-repeated="99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Umweltzone</text:p>
          </table:table-cell>
          <table:table-cell table:number-columns-repeated="99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Gemeinsamer Unterricht</text:p>
          </table:table-cell>
          <table:table-cell table:number-columns-repeated="99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Sprachtest</text:p>
          </table:table-cell>
          <table:table-cell table:number-columns-repeated="99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Religionsunterricht</text:p>
          </table:table-cell>
          <table:table-cell table:number-columns-repeated="99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kommunale Grundversorgung</text:p>
          </table:table-cell>
          <table:table-cell table:number-columns-repeated="99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Projekt</text:p>
          </table:table-cell>
          <table:table-cell table:number-columns-repeated="99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Wahlrecht für Ausländer</text:p>
          </table:table-cell>
          <table:table-cell table:number-columns-repeated="99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Bundeswehr-Anwerbung</text:p>
          </table:table-cell>
          <table:table-cell table:number-columns-repeated="99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ÖPNV</text:p>
          </table:table-cell>
          <table:table-cell table:number-columns-repeated="99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Rauchverbot</text:p>
          </table:table-cell>
          <table:table-cell table:number-columns-repeated="99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Digitale Grundrechte</text:p>
          </table:table-cell>
          <table:table-cell table:number-columns-repeated="99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Gewerbesteuer</text:p>
          </table:table-cell>
          <table:table-cell table:number-columns-repeated="99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Bank</text:p>
          </table:table-cell>
          <table:table-cell table:number-columns-repeated="99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G8</text:p>
          </table:table-cell>
          <table:table-cell table:number-columns-repeated="99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3" office:value-type="string" calcext:value-type="string">
            <text:p>Wahlrecht für Ausländer</text:p>
          </table:table-cell>
          <table:table-cell table:number-columns-repeated="99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kommunale Grundversorgung</text:p>
          </table:table-cell>
          <table:table-cell table:number-columns-repeated="99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Kulturaustausch</text:p>
          </table:table-cell>
          <table:table-cell table:number-columns-repeated="99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Flussvertiefung</text:p>
          </table:table-cell>
          <table:table-cell table:number-columns-repeated="99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Studiengebühren</text:p>
          </table:table-cell>
          <table:table-cell table:number-columns-repeated="99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Moschee</text:p>
          </table:table-cell>
          <table:table-cell table:number-columns-repeated="99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Umweltzone</text:p>
          </table:table-cell>
          <table:table-cell table:number-columns-repeated="99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1-Euro-Job</text:p>
          </table:table-cell>
          <table:table-cell table:number-columns-repeated="99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Polizeieinsatz-Kosten</text:p>
          </table:table-cell>
          <table:table-cell table:number-columns-repeated="99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Schuldentilgung</text:p>
          </table:table-cell>
          <table:table-cell table:number-columns-repeated="99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Jugendstrafrecht</text:p>
          </table:table-cell>
          <table:table-cell table:number-columns-repeated="99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Privatisierung</text:p>
          </table:table-cell>
          <table:table-cell table:number-columns-repeated="99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Autobahn</text:p>
          </table:table-cell>
          <table:table-cell table:number-columns-repeated="99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Droge</text:p>
          </table:table-cell>
          <table:table-cell table:number-columns-repeated="99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Gebietsreform</text:p>
          </table:table-cell>
          <table:table-cell table:number-columns-repeated="99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Tempolimit</text:p>
          </table:table-cell>
          <table:table-cell table:number-columns-repeated="99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lussvertiefung</text:p>
          </table:table-cell>
          <table:table-cell table:number-columns-repeated="99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Kulturaustausch</text:p>
          </table:table-cell>
          <table:table-cell table:number-columns-repeated="99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Gewerbesteuer</text:p>
          </table:table-cell>
          <table:table-cell table:number-columns-repeated="99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Flughafen</text:p>
          </table:table-cell>
          <table:table-cell table:number-columns-repeated="99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Krankenversicherung</text:p>
          </table:table-cell>
          <table:table-cell table:number-columns-repeated="99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Religionsunterricht</text:p>
          </table:table-cell>
          <table:table-cell table:number-columns-repeated="99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Sozialpolitik</text:p>
          </table:table-cell>
          <table:table-cell table:number-columns-repeated="99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Friedenspolitik</text:p>
          </table:table-cell>
          <table:table-cell table:number-columns-repeated="99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2" office:value-type="string" calcext:value-type="string">
            <text:p>Zentralabitur</text:p>
          </table:table-cell>
          <table:table-cell table:number-columns-repeated="99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Universität</text:p>
          </table:table-cell>
          <table:table-cell table:number-columns-repeated="99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Umweltzone</text:p>
          </table:table-cell>
          <table:table-cell table:number-columns-repeated="99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Wahlrecht für Ausländer</text:p>
          </table:table-cell>
          <table:table-cell table:number-columns-repeated="99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Schuldenbremse</text:p>
          </table:table-cell>
          <table:table-cell table:number-columns-repeated="99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1-Euro-Job</text:p>
          </table:table-cell>
          <table:table-cell table:number-columns-repeated="99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Moschee</text:p>
          </table:table-cell>
          <table:table-cell table:number-columns-repeated="99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BAföG</text:p>
          </table:table-cell>
          <table:table-cell table:number-columns-repeated="99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Hotel</text:p>
          </table:table-cell>
          <table:table-cell table:number-columns-repeated="99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Polizei</text:p>
          </table:table-cell>
          <table:table-cell table:number-columns-repeated="99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Privatisierung</text:p>
          </table:table-cell>
          <table:table-cell table:number-columns-repeated="99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Jugendarbeit</text:p>
          </table:table-cell>
          <table:table-cell table:number-columns-repeated="99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Kultur</text:p>
          </table:table-cell>
          <table:table-cell table:number-columns-repeated="99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prachtest</text:p>
          </table:table-cell>
          <table:table-cell table:number-columns-repeated="99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Moschee</text:p>
          </table:table-cell>
          <table:table-cell table:number-columns-repeated="99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Zentralabitur</text:p>
          </table:table-cell>
          <table:table-cell table:number-columns-repeated="99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Kulturaustausch</text:p>
          </table:table-cell>
          <table:table-cell table:number-columns-repeated="99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Gewerbesteuer</text:p>
          </table:table-cell>
          <table:table-cell table:number-columns-repeated="99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Religionsunterricht</text:p>
          </table:table-cell>
          <table:table-cell table:number-columns-repeated="99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Flughafen</text:p>
          </table:table-cell>
          <table:table-cell table:number-columns-repeated="99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Gentechnik</text:p>
          </table:table-cell>
          <table:table-cell table:number-columns-repeated="99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2" office:value-type="string" calcext:value-type="string">
            <text:p>Universität</text:p>
          </table:table-cell>
          <table:table-cell table:number-columns-repeated="99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Christliche Werte</text:p>
          </table:table-cell>
          <table:table-cell table:number-columns-repeated="99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Öffentlich-Rechtlicher Rundfunk</text:p>
          </table:table-cell>
          <table:table-cell table:number-columns-repeated="99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Krankenversicherung</text:p>
          </table:table-cell>
          <table:table-cell table:number-columns-repeated="99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Bundeswehr-Anwerbung</text:p>
          </table:table-cell>
          <table:table-cell table:number-columns-repeated="99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Wahlrecht für Ausländer</text:p>
          </table:table-cell>
          <table:table-cell table:number-columns-repeated="99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Wirtschaft&amp;Politik</text:p>
          </table:table-cell>
          <table:table-cell table:number-columns-repeated="99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Gemeinsamer Unterricht</text:p>
          </table:table-cell>
          <table:table-cell table:number-columns-repeated="99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BAföG</text:p>
          </table:table-cell>
          <table:table-cell table:number-columns-repeated="99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Rauchverbot</text:p>
          </table:table-cell>
          <table:table-cell table:number-columns-repeated="99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Religionsunterricht</text:p>
          </table:table-cell>
          <table:table-cell table:number-columns-repeated="99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Polizisten-Kennzeichnung</text:p>
          </table:table-cell>
          <table:table-cell table:number-columns-repeated="99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Studiengebühren</text:p>
          </table:table-cell>
          <table:table-cell table:number-columns-repeated="99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Betreuungsgeld</text:p>
          </table:table-cell>
          <table:table-cell table:number-columns-repeated="99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kommunale Grundversorgung</text:p>
          </table:table-cell>
          <table:table-cell table:number-columns-repeated="99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Sozialer Wohnungsbau</text:p>
          </table:table-cell>
          <table:table-cell table:number-columns-repeated="990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Wahlrecht</text:p>
          </table:table-cell>
          <table:table-cell table:number-columns-repeated="990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Gemeinsamer Unterricht</text:p>
          </table:table-cell>
          <table:table-cell table:number-columns-repeated="990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Gewerbesteuer</text:p>
          </table:table-cell>
          <table:table-cell table:number-columns-repeated="990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Religionsunterricht</text:p>
          </table:table-cell>
          <table:table-cell table:number-columns-repeated="990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Ökologische Landwirtschaft</text:p>
          </table:table-cell>
          <table:table-cell table:number-columns-repeated="990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Jugendstrafrecht</text:p>
          </table:table-cell>
          <table:table-cell table:number-columns-repeated="990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3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kommunale Grundversorgung</text:p>
          </table:table-cell>
          <table:table-cell table:number-columns-repeated="990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Landarzt</text:p>
          </table:table-cell>
          <table:table-cell table:number-columns-repeated="990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Bundeswehr-Anwerbung</text:p>
          </table:table-cell>
          <table:table-cell table:number-columns-repeated="990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Bleiberecht</text:p>
          </table:table-cell>
          <table:table-cell table:number-columns-repeated="990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Kultur</text:p>
          </table:table-cell>
          <table:table-cell table:number-columns-repeated="990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Sozialpolitik</text:p>
          </table:table-cell>
          <table:table-cell table:number-columns-repeated="99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Verfassungsschutz</text:p>
          </table:table-cell>
          <table:table-cell table:number-columns-repeated="990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Parteiverbot</text:p>
          </table:table-cell>
          <table:table-cell table:number-columns-repeated="990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Krankenhaus-Privatisierung</text:p>
          </table:table-cell>
          <table:table-cell table:number-columns-repeated="990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Schülerticket</text:p>
          </table:table-cell>
          <table:table-cell table:number-columns-repeated="990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Schuldenbremse</text:p>
          </table:table-cell>
          <table:table-cell table:number-columns-repeated="990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Umweltschutz</text:p>
          </table:table-cell>
          <table:table-cell table:number-columns-repeated="990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chuldenbremse</text:p>
          </table:table-cell>
          <table:table-cell table:number-columns-repeated="990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utobahn</text:p>
          </table:table-cell>
          <table:table-cell table:number-columns-repeated="990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ietpreisbremse</text:p>
          </table:table-cell>
          <table:table-cell table:number-columns-repeated="990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Ökologische Landwirtschaft</text:p>
          </table:table-cell>
          <table:table-cell table:number-columns-repeated="990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Gemeinsamer Unterricht</text:p>
          </table:table-cell>
          <table:table-cell table:number-columns-repeated="990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annabis</text:p>
          </table:table-cell>
          <table:table-cell table:number-columns-repeated="990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Länderfinanzausgleich</text:p>
          </table:table-cell>
          <table:table-cell table:number-columns-repeated="990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Moschee</text:p>
          </table:table-cell>
          <table:table-cell table:number-columns-repeated="990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AföG</text:p>
          </table:table-cell>
          <table:table-cell table:number-columns-repeated="990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Olympia</text:p>
          </table:table-cell>
          <table:table-cell table:number-columns-repeated="990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Vermögenssteuer</text:p>
          </table:table-cell>
          <table:table-cell table:number-columns-repeated="990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3" office:value-type="string" calcext:value-type="string">
            <text:p>Krankenhaus-Privatisierung</text:p>
          </table:table-cell>
          <table:table-cell table:number-columns-repeated="990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Verfassungsschutz</text:p>
          </table:table-cell>
          <table:table-cell table:number-columns-repeated="990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Ausbildung</text:p>
          </table:table-cell>
          <table:table-cell table:number-columns-repeated="990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Betreuungsgeld</text:p>
          </table:table-cell>
          <table:table-cell table:number-columns-repeated="99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Polizisten-Kennzeichnung</text:p>
          </table:table-cell>
          <table:table-cell table:number-columns-repeated="990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Kulturaustausch</text:p>
          </table:table-cell>
          <table:table-cell table:number-columns-repeated="990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Rente</text:p>
          </table:table-cell>
          <table:table-cell table:number-columns-repeated="990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iertag</text:p>
          </table:table-cell>
          <table:table-cell table:number-columns-repeated="990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Flughafen</text:p>
          </table:table-cell>
          <table:table-cell table:number-columns-repeated="990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Religionsfreiheit</text:p>
          </table:table-cell>
          <table:table-cell table:number-columns-repeated="990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Umweltschutz</text:p>
          </table:table-cell>
          <table:table-cell table:number-columns-repeated="990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etreuungsgeld</text:p>
          </table:table-cell>
          <table:table-cell table:number-columns-repeated="990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olimit</text:p>
          </table:table-cell>
          <table:table-cell table:number-columns-repeated="990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D-Mark</text:p>
          </table:table-cell>
          <table:table-cell table:number-columns-repeated="990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edingungsloses Grundeinkommen</text:p>
          </table:table-cell>
          <table:table-cell table:number-columns-repeated="990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Ökologische Landwirtschaft</text:p>
          </table:table-cell>
          <table:table-cell table:number-columns-repeated="990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Gemeinsamer Unterricht</text:p>
          </table:table-cell>
          <table:table-cell table:number-columns-repeated="990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riedenspolitik</text:p>
          </table:table-cell>
          <table:table-cell table:number-columns-repeated="990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Kohle</text:p>
          </table:table-cell>
          <table:table-cell table:number-columns-repeated="990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Gesundheit</text:p>
          </table:table-cell>
          <table:table-cell table:number-columns-repeated="990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Bank</text:p>
          </table:table-cell>
          <table:table-cell table:number-columns-repeated="990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Parteiverbot</text:p>
          </table:table-cell>
          <table:table-cell table:number-columns-repeated="990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BAföG</text:p>
          </table:table-cell>
          <table:table-cell table:number-columns-repeated="990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Grenzkontrollen</text:p>
          </table:table-cell>
          <table:table-cell table:number-columns-repeated="990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3" office:value-type="string" calcext:value-type="string">
            <text:p>Länderfinanzausgleich</text:p>
          </table:table-cell>
          <table:table-cell table:number-columns-repeated="990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Rente</text:p>
          </table:table-cell>
          <table:table-cell table:number-columns-repeated="990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Friedenspolitik</text:p>
          </table:table-cell>
          <table:table-cell table:number-columns-repeated="990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Türkei</text:p>
          </table:table-cell>
          <table:table-cell table:number-columns-repeated="990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Wirtschaft&amp;Politik</text:p>
          </table:table-cell>
          <table:table-cell table:number-columns-repeated="990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Religionsfreiheit</text:p>
          </table:table-cell>
          <table:table-cell table:number-columns-repeated="990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Krankenversicherung</text:p>
          </table:table-cell>
          <table:table-cell table:number-columns-repeated="990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Eurobond</text:p>
          </table:table-cell>
          <table:table-cell table:number-columns-repeated="990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Digitale Grundrechte</text:p>
          </table:table-cell>
          <table:table-cell table:number-columns-repeated="990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Mietpreisbremse</text:p>
          </table:table-cell>
          <table:table-cell table:number-columns-repeated="990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Staatsangehörigkeit</text:p>
          </table:table-cell>
          <table:table-cell table:number-columns-repeated="990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tudiengebühren</text:p>
          </table:table-cell>
          <table:table-cell table:number-columns-repeated="990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itzenbleiben</text:p>
          </table:table-cell>
          <table:table-cell table:number-columns-repeated="990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Jugendstrafrecht</text:p>
          </table:table-cell>
          <table:table-cell table:number-columns-repeated="990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ank</text:p>
          </table:table-cell>
          <table:table-cell table:number-columns-repeated="990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kommunale Grundversorgung</text:p>
          </table:table-cell>
          <table:table-cell table:number-columns-repeated="99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Religionsunterricht</text:p>
          </table:table-cell>
          <table:table-cell table:number-columns-repeated="990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Gesundheit</text:p>
          </table:table-cell>
          <table:table-cell table:number-columns-repeated="990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Schuldenbremse</text:p>
          </table:table-cell>
          <table:table-cell table:number-columns-repeated="990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utobahn</text:p>
          </table:table-cell>
          <table:table-cell table:number-columns-repeated="990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Umweltschutz</text:p>
          </table:table-cell>
          <table:table-cell table:number-columns-repeated="990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3" office:value-type="string" calcext:value-type="string">
            <text:p>Betreuungsgeld</text:p>
          </table:table-cell>
          <table:table-cell table:number-columns-repeated="990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Krankenversicherung</text:p>
          </table:table-cell>
          <table:table-cell table:number-columns-repeated="990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Kulturaustausch</text:p>
          </table:table-cell>
          <table:table-cell table:number-columns-repeated="990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Kohle</text:p>
          </table:table-cell>
          <table:table-cell table:number-columns-repeated="990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Droge</text:p>
          </table:table-cell>
          <table:table-cell table:number-columns-repeated="990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Religionsfreiheit</text:p>
          </table:table-cell>
          <table:table-cell table:number-columns-repeated="990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Gewerbesteuer</text:p>
          </table:table-cell>
          <table:table-cell table:number-columns-repeated="990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Polizeieinsatz-Kosten</text:p>
          </table:table-cell>
          <table:table-cell table:number-columns-repeated="990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Gemeinsamer Unterricht</text:p>
          </table:table-cell>
          <table:table-cell table:number-columns-repeated="990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Flussvertiefung</text:p>
          </table:table-cell>
          <table:table-cell table:number-columns-repeated="990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Projekt</text:p>
          </table:table-cell>
          <table:table-cell table:number-columns-repeated="990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Wirtschaft&amp;Politik</text:p>
          </table:table-cell>
          <table:table-cell table:number-columns-repeated="990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Tierschutz</text:p>
          </table:table-cell>
          <table:table-cell table:number-columns-repeated="990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Tempolimit</text:p>
          </table:table-cell>
          <table:table-cell table:number-columns-repeated="990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olizei</text:p>
          </table:table-cell>
          <table:table-cell table:number-columns-repeated="990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Flughafen</text:p>
          </table:table-cell>
          <table:table-cell table:number-columns-repeated="990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Landarzt</text:p>
          </table:table-cell>
          <table:table-cell table:number-columns-repeated="990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Verfassungsschutz</text:p>
          </table:table-cell>
          <table:table-cell table:number-columns-repeated="990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Privatisierung</text:p>
          </table:table-cell>
          <table:table-cell table:number-columns-repeated="990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Tiere</text:p>
          </table:table-cell>
          <table:table-cell table:number-columns-repeated="990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Gebietsreform</text:p>
          </table:table-cell>
          <table:table-cell table:number-columns-repeated="990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Cannabis</text:p>
          </table:table-cell>
          <table:table-cell table:number-columns-repeated="990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kommunale Grundversorgung</text:p>
          </table:table-cell>
          <table:table-cell table:number-columns-repeated="990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Bundeswehr-Anwerbung</text:p>
          </table:table-cell>
          <table:table-cell table:number-columns-repeated="990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Ökologische Landwirtschaft</text:p>
          </table:table-cell>
          <table:table-cell table:number-columns-repeated="990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Autobahn</text:p>
          </table:table-cell>
          <table:table-cell table:number-columns-repeated="990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Grunderwerbssteuer</text:p>
          </table:table-cell>
          <table:table-cell table:number-columns-repeated="990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Kulturaustausch</text:p>
          </table:table-cell>
          <table:table-cell table:number-columns-repeated="990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Flughafen</text:p>
          </table:table-cell>
          <table:table-cell table:number-columns-repeated="990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Zentralabitur</text:p>
          </table:table-cell>
          <table:table-cell table:number-columns-repeated="990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Grenzkontrollen</text:p>
          </table:table-cell>
          <table:table-cell table:number-columns-repeated="990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Universität</text:p>
          </table:table-cell>
          <table:table-cell table:number-columns-repeated="990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Kohle</text:p>
          </table:table-cell>
          <table:table-cell table:number-columns-repeated="990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Tierschutz</text:p>
          </table:table-cell>
          <table:table-cell table:number-columns-repeated="990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Olympia</text:p>
          </table:table-cell>
          <table:table-cell table:number-columns-repeated="990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D-Mark</text:p>
          </table:table-cell>
          <table:table-cell table:number-columns-repeated="990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Gentechnik</text:p>
          </table:table-cell>
          <table:table-cell table:number-columns-repeated="990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EU-Erweiterung</text:p>
          </table:table-cell>
          <table:table-cell table:number-columns-repeated="990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Ökologische Landwirtschaft</text:p>
          </table:table-cell>
          <table:table-cell table:number-columns-repeated="990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EU-Föderalismus</text:p>
          </table:table-cell>
          <table:table-cell table:number-columns-repeated="990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Bank</text:p>
          </table:table-cell>
          <table:table-cell table:number-columns-repeated="990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Christliche Werte</text:p>
          </table:table-cell>
          <table:table-cell table:number-columns-repeated="990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Subvention</text:p>
          </table:table-cell>
          <table:table-cell table:number-columns-repeated="990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EU-Armee</text:p>
          </table:table-cell>
          <table:table-cell table:number-columns-repeated="990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Wahlrecht</text:p>
          </table:table-cell>
          <table:table-cell table:number-columns-repeated="990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Europa</text:p>
          </table:table-cell>
          <table:table-cell table:number-columns-repeated="990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Umweltschutz</text:p>
          </table:table-cell>
          <table:table-cell table:number-columns-repeated="990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Europa</text:p>
          </table:table-cell>
          <table:table-cell table:number-columns-repeated="990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Eurobond</text:p>
          </table:table-cell>
          <table:table-cell table:number-columns-repeated="990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Türkei</text:p>
          </table:table-cell>
          <table:table-cell table:number-columns-repeated="990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2"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Prostitution</text:p>
          </table:table-cell>
          <table:table-cell table:number-columns-repeated="990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EU-Außenpolitik</text:p>
          </table:table-cell>
          <table:table-cell table:number-columns-repeated="990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Bank</text:p>
          </table:table-cell>
          <table:table-cell table:number-columns-repeated="990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Entwicklungshilfe</text:p>
          </table:table-cell>
          <table:table-cell table:number-columns-repeated="990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Umweltschutz</text:p>
          </table:table-cell>
          <table:table-cell table:number-columns-repeated="990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EU-Steuer</text:p>
          </table:table-cell>
          <table:table-cell table:number-columns-repeated="990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Gesundheit</text:p>
          </table:table-cell>
          <table:table-cell table:number-columns-repeated="990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EU-Föderalismus</text:p>
          </table:table-cell>
          <table:table-cell table:number-columns-repeated="990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Grenzkontrollen</text:p>
          </table:table-cell>
          <table:table-cell table:number-columns-repeated="99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Managergehälter</text:p>
          </table:table-cell>
          <table:table-cell table:number-columns-repeated="990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EU-Föderalismus</text:p>
          </table:table-cell>
          <table:table-cell table:number-columns-repeated="990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Kohle</text:p>
          </table:table-cell>
          <table:table-cell table:number-columns-repeated="990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Gentechnik</text:p>
          </table:table-cell>
          <table:table-cell table:number-columns-repeated="990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Tempolimit</text:p>
          </table:table-cell>
          <table:table-cell table:number-columns-repeated="990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Gewerbesteuer</text:p>
          </table:table-cell>
          <table:table-cell table:number-columns-repeated="990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Schülerticket</text:p>
          </table:table-cell>
          <table:table-cell table:number-columns-repeated="990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Öffentlich-Rechtlicher Rundfunk</text:p>
          </table:table-cell>
          <table:table-cell table:number-columns-repeated="990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Moschee</text:p>
          </table:table-cell>
          <table:table-cell table:number-columns-repeated="990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Sitzenbleiben</text:p>
          </table:table-cell>
          <table:table-cell table:number-columns-repeated="990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Betreuungsgeld</text:p>
          </table:table-cell>
          <table:table-cell table:number-columns-repeated="990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iertag</text:p>
          </table:table-cell>
          <table:table-cell table:number-columns-repeated="990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ÖPNV</text:p>
          </table:table-cell>
          <table:table-cell table:number-columns-repeated="990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Verfassungsschutz</text:p>
          </table:table-cell>
          <table:table-cell table:number-columns-repeated="990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Bildungsurlaub</text:p>
          </table:table-cell>
          <table:table-cell table:number-columns-repeated="990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Schuldentilgung</text:p>
          </table:table-cell>
          <table:table-cell table:number-columns-repeated="990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Gemeinsamer Unterricht</text:p>
          </table:table-cell>
          <table:table-cell table:number-columns-repeated="990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Gigaliner</text:p>
          </table:table-cell>
          <table:table-cell table:number-columns-repeated="990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Mietpreisbremse</text:p>
          </table:table-cell>
          <table:table-cell table:number-columns-repeated="990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Religionsfreiheit</text:p>
          </table:table-cell>
          <table:table-cell table:number-columns-repeated="990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Wahlrecht für Ausländer</text:p>
          </table:table-cell>
          <table:table-cell table:number-columns-repeated="990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Ökologische Landwirtschaft</text:p>
          </table:table-cell>
          <table:table-cell table:number-columns-repeated="990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Kulturaustausch</text:p>
          </table:table-cell>
          <table:table-cell table:number-columns-repeated="990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Studiengebühren</text:p>
          </table:table-cell>
          <table:table-cell table:number-columns-repeated="990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Religionsunterricht</text:p>
          </table:table-cell>
          <table:table-cell table:number-columns-repeated="990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Polizeieinsatz-Kosten</text:p>
          </table:table-cell>
          <table:table-cell table:number-columns-repeated="990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Grenzkontrollen</text:p>
          </table:table-cell>
          <table:table-cell table:number-columns-repeated="990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Tierschutz</text:p>
          </table:table-cell>
          <table:table-cell table:number-columns-repeated="990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Sitzenbleiben</text:p>
          </table:table-cell>
          <table:table-cell table:number-columns-repeated="990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lughafen</text:p>
          </table:table-cell>
          <table:table-cell table:number-columns-repeated="990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Rauchverbot</text:p>
          </table:table-cell>
          <table:table-cell table:number-columns-repeated="990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rojekt</text:p>
          </table:table-cell>
          <table:table-cell table:number-columns-repeated="990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Beamtete Lehrer</text:p>
          </table:table-cell>
          <table:table-cell table:number-columns-repeated="990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Meister</text:p>
          </table:table-cell>
          <table:table-cell table:number-columns-repeated="990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Parteiverbot</text:p>
          </table:table-cell>
          <table:table-cell table:number-columns-repeated="990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Verfassungsschutz</text:p>
          </table:table-cell>
          <table:table-cell table:number-columns-repeated="990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Cannabis</text:p>
          </table:table-cell>
          <table:table-cell table:number-columns-repeated="990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Friedenspolitik</text:p>
          </table:table-cell>
          <table:table-cell table:number-columns-repeated="990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Grunderwerbssteuer</text:p>
          </table:table-cell>
          <table:table-cell table:number-columns-repeated="990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Polizei</text:p>
          </table:table-cell>
          <table:table-cell table:number-columns-repeated="990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Gebietsreform</text:p>
          </table:table-cell>
          <table:table-cell table:number-columns-repeated="990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Bildungsurlaub</text:p>
          </table:table-cell>
          <table:table-cell table:number-columns-repeated="990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BAföG</text:p>
          </table:table-cell>
          <table:table-cell table:number-columns-repeated="990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Traditionelles Familienbild</text:p>
          </table:table-cell>
          <table:table-cell table:number-columns-repeated="990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Schuldentilgung</text:p>
          </table:table-cell>
          <table:table-cell table:number-columns-repeated="990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Ausbildung</text:p>
          </table:table-cell>
          <table:table-cell table:number-columns-repeated="990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Betreuungsgeld</text:p>
          </table:table-cell>
          <table:table-cell table:number-columns-repeated="990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Olympia</text:p>
          </table:table-cell>
          <table:table-cell table:number-columns-repeated="990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eiertag</text:p>
          </table:table-cell>
          <table:table-cell table:number-columns-repeated="990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itzenbleiben</text:p>
          </table:table-cell>
          <table:table-cell table:number-columns-repeated="990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lussvertiefung</text:p>
          </table:table-cell>
          <table:table-cell table:number-columns-repeated="990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Sozialpolitik</text:p>
          </table:table-cell>
          <table:table-cell table:number-columns-repeated="990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Polizeieinsatz-Kosten</text:p>
          </table:table-cell>
          <table:table-cell table:number-columns-repeated="990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Kulturaustausch</text:p>
          </table:table-cell>
          <table:table-cell table:number-columns-repeated="990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Schuldentilgung</text:p>
          </table:table-cell>
          <table:table-cell table:number-columns-repeated="990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Friedenspolitik</text:p>
          </table:table-cell>
          <table:table-cell table:number-columns-repeated="990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Mietpreisbremse</text:p>
          </table:table-cell>
          <table:table-cell table:number-columns-repeated="990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Gemeinsamer Unterricht</text:p>
          </table:table-cell>
          <table:table-cell table:number-columns-repeated="990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Projekt</text:p>
          </table:table-cell>
          <table:table-cell table:number-columns-repeated="990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Bank</text:p>
          </table:table-cell>
          <table:table-cell table:number-columns-repeated="990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Droge</text:p>
          </table:table-cell>
          <table:table-cell table:number-columns-repeated="99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Ausbildung</text:p>
          </table:table-cell>
          <table:table-cell table:number-columns-repeated="990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Müll</text:p>
          </table:table-cell>
          <table:table-cell table:number-columns-repeated="990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Krankenhaus-Privatisierung</text:p>
          </table:table-cell>
          <table:table-cell table:number-columns-repeated="990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" office:value-type="float" office:value="26" calcext:value-type="float">
            <text:p>26</text:p>
          </table:table-cell>
          <table:table-cell table:style-name="ce2"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Polizei</text:p>
          </table:table-cell>
          <table:table-cell table:number-columns-repeated="990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Inklusion</text:p>
          </table:table-cell>
          <table:table-cell table:number-columns-repeated="990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Sozialticket</text:p>
          </table:table-cell>
          <table:table-cell table:number-columns-repeated="990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Gewerbesteuer</text:p>
          </table:table-cell>
          <table:table-cell table:number-columns-repeated="990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Tierschutz</text:p>
          </table:table-cell>
          <table:table-cell table:number-columns-repeated="990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Wahlrecht für Ausländer</text:p>
          </table:table-cell>
          <table:table-cell table:number-columns-repeated="990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ÖPNV</text:p>
          </table:table-cell>
          <table:table-cell table:number-columns-repeated="990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nabis</text:p>
          </table:table-cell>
          <table:table-cell table:number-columns-repeated="990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eswehr</text:p>
          </table:table-cell>
          <table:table-cell table:number-columns-repeated="990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technik</text:p>
          </table:table-cell>
          <table:table-cell table:number-columns-repeated="990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ere</text:p>
          </table:table-cell>
          <table:table-cell table:number-columns-repeated="990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hlrecht</text:p>
          </table:table-cell>
          <table:table-cell table:number-columns-repeated="990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irtschaft</text:p>
          </table:table-cell>
          <table:table-cell table:number-columns-repeated="990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rankenversicherung</text:p>
          </table:table-cell>
          <table:table-cell table:number-columns-repeated="990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ooperationsverbot</text:p>
          </table:table-cell>
          <table:table-cell table:number-columns-repeated="990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Schuldentilgung</text:p>
          </table:table-cell>
          <table:table-cell table:number-columns-repeated="990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mögenssteuer</text:p>
          </table:table-cell>
          <table:table-cell table:number-columns-repeated="990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Friedenspolitik</text:p>
          </table:table-cell>
          <table:table-cell table:number-columns-repeated="990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ehrpflicht</text:p>
          </table:table-cell>
          <table:table-cell table:number-columns-repeated="990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ußenpolitik</text:p>
          </table:table-cell>
          <table:table-cell table:number-columns-repeated="990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ndeswehr</text:p>
          </table:table-cell>
          <table:table-cell table:number-columns-repeated="990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treibung</text:p>
          </table:table-cell>
          <table:table-cell table:number-columns-repeated="990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ssvertiefung</text:p>
          </table:table-cell>
          <table:table-cell table:number-columns-repeated="990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izeieinsatz-Kosten</text:p>
          </table:table-cell>
          <table:table-cell table:number-columns-repeated="990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vatisierung</text:p>
          </table:table-cell>
          <table:table-cell table:number-columns-repeated="990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nabis</text:p>
          </table:table-cell>
          <table:table-cell table:number-columns-repeated="990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igaliner</text:p>
          </table:table-cell>
          <table:table-cell table:number-columns-repeated="990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opfnote</text:p>
          </table:table-cell>
          <table:table-cell table:number-columns-repeated="990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tobahn</text:p>
          </table:table-cell>
          <table:table-cell table:number-columns-repeated="990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jekt</text:p>
          </table:table-cell>
          <table:table-cell table:number-columns-repeated="990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ÖPNV</text:p>
          </table:table-cell>
          <table:table-cell table:number-columns-repeated="990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lizei</text:p>
          </table:table-cell>
          <table:table-cell table:number-columns-repeated="990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meinsamer Unterricht</text:p>
          </table:table-cell>
          <table:table-cell table:number-columns-repeated="990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mpolimit</text:p>
          </table:table-cell>
          <table:table-cell table:number-columns-repeated="990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aditionelles Familienbild</text:p>
          </table:table-cell>
          <table:table-cell table:number-columns-repeated="990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bschiebung</text:p>
          </table:table-cell>
          <table:table-cell table:number-columns-repeated="990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litärische Forschung</text:p>
          </table:table-cell>
          <table:table-cell table:number-columns-repeated="990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mweltzone</text:p>
          </table:table-cell>
          <table:table-cell table:number-columns-repeated="990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oge</text:p>
          </table:table-cell>
          <table:table-cell table:number-columns-repeated="990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Schuldentilgung</text:p>
          </table:table-cell>
          <table:table-cell table:number-columns-repeated="990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erfassungsschutz</text:p>
          </table:table-cell>
          <table:table-cell table:number-columns-repeated="990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hle</text:p>
          </table:table-cell>
          <table:table-cell table:number-columns-repeated="990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technik</text:p>
          </table:table-cell>
          <table:table-cell table:number-columns-repeated="990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versität</text:p>
          </table:table-cell>
          <table:table-cell table:number-columns-repeated="990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schiebung</text:p>
          </table:table-cell>
          <table:table-cell table:number-columns-repeated="990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ahlrecht</text:p>
          </table:table-cell>
          <table:table-cell table:number-columns-repeated="990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Polizisten-Kennzeichnung</text:p>
          </table:table-cell>
          <table:table-cell table:number-columns-repeated="990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lussvertiefung</text:p>
          </table:table-cell>
          <table:table-cell table:number-columns-repeated="990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lizeieinsatz-Kosten</text:p>
          </table:table-cell>
          <table:table-cell table:number-columns-repeated="99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udiengebühren</text:p>
          </table:table-cell>
          <table:table-cell table:number-columns-repeated="99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izei</text:p>
          </table:table-cell>
          <table:table-cell table:number-columns-repeated="99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ivatisierung</text:p>
          </table:table-cell>
          <table:table-cell table:number-columns-repeated="990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chuldenbremse</text:p>
          </table:table-cell>
          <table:table-cell table:number-columns-repeated="990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klusion</text:p>
          </table:table-cell>
          <table:table-cell table:number-columns-repeated="990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erfassungsschutz</text:p>
          </table:table-cell>
          <table:table-cell table:number-columns-repeated="990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mpfen</text:p>
          </table:table-cell>
          <table:table-cell table:number-columns-repeated="990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ligionsunterricht</text:p>
          </table:table-cell>
          <table:table-cell table:number-columns-repeated="990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Wahlrecht für Ausländer</text:p>
          </table:table-cell>
          <table:table-cell table:number-columns-repeated="990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jekt</text:p>
          </table:table-cell>
          <table:table-cell table:number-columns-repeated="990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nnabis</text:p>
          </table:table-cell>
          <table:table-cell table:number-columns-repeated="990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ußenpolitik</text:p>
          </table:table-cell>
          <table:table-cell table:number-columns-repeated="990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Bundeswehr-Anwerbung</text:p>
          </table:table-cell>
          <table:table-cell table:number-columns-repeated="990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usbildung</text:p>
          </table:table-cell>
          <table:table-cell table:number-columns-repeated="990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ienen</text:p>
          </table:table-cell>
          <table:table-cell table:number-columns-repeated="990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Ökologische Landwirtschaft</text:p>
          </table:table-cell>
          <table:table-cell table:number-columns-repeated="990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uldenbremse</text:p>
          </table:table-cell>
          <table:table-cell table:number-columns-repeated="990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ditionelles Familienbild</text:p>
          </table:table-cell>
          <table:table-cell table:number-columns-repeated="990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beneinkünfte</text:p>
          </table:table-cell>
          <table:table-cell table:number-columns-repeated="990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bschiebung</text:p>
          </table:table-cell>
          <table:table-cell table:number-columns-repeated="990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tegration</text:p>
          </table:table-cell>
          <table:table-cell table:number-columns-repeated="990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ndarzt</text:p>
          </table:table-cell>
          <table:table-cell table:number-columns-repeated="990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ßenpolitik</text:p>
          </table:table-cell>
          <table:table-cell table:number-columns-repeated="990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litärische Forschung</text:p>
          </table:table-cell>
          <table:table-cell table:number-columns-repeated="990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tomenergie</text:p>
          </table:table-cell>
          <table:table-cell table:number-columns-repeated="990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rmögenssteuer</text:p>
          </table:table-cell>
          <table:table-cell table:number-columns-repeated="990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hlrecht</text:p>
          </table:table-cell>
          <table:table-cell table:number-columns-repeated="990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klusion</text:p>
          </table:table-cell>
          <table:table-cell table:number-columns-repeated="990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etpreisbremse</text:p>
          </table:table-cell>
          <table:table-cell table:number-columns-repeated="990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ÖPNV</text:p>
          </table:table-cell>
          <table:table-cell table:number-columns-repeated="990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runderwerbssteuer</text:p>
          </table:table-cell>
          <table:table-cell table:number-columns-repeated="990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ligionsunterricht</text:p>
          </table:table-cell>
          <table:table-cell table:number-columns-repeated="990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usbildung</text:p>
          </table:table-cell>
          <table:table-cell table:number-columns-repeated="990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Polizeieinsatz-Kosten</text:p>
          </table:table-cell>
          <table:table-cell table:number-columns-repeated="990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nnabis</text:p>
          </table:table-cell>
          <table:table-cell table:number-columns-repeated="990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tegration</text:p>
          </table:table-cell>
          <table:table-cell table:number-columns-repeated="990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Polizisten-Kennzeichnung</text:p>
          </table:table-cell>
          <table:table-cell table:number-columns-repeated="990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emeinsamer Unterricht</text:p>
          </table:table-cell>
          <table:table-cell table:number-columns-repeated="990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iertag</text:p>
          </table:table-cell>
          <table:table-cell table:number-columns-repeated="990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Ökologische Landwirtschaft</text:p>
          </table:table-cell>
          <table:table-cell table:number-columns-repeated="990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vatisierung</text:p>
          </table:table-cell>
          <table:table-cell table:number-columns-repeated="990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Polizisten-Kennzeichnung</text:p>
          </table:table-cell>
          <table:table-cell table:number-columns-repeated="990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igaliner</text:p>
          </table:table-cell>
          <table:table-cell table:number-columns-repeated="990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bietsreform</text:p>
          </table:table-cell>
          <table:table-cell table:number-columns-repeated="990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olizeieinsatz-Kosten</text:p>
          </table:table-cell>
          <table:table-cell table:number-columns-repeated="990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opftuch</text:p>
          </table:table-cell>
          <table:table-cell table:number-columns-repeated="990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etpreisbremse</text:p>
          </table:table-cell>
          <table:table-cell table:number-columns-repeated="990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ntechnik</text:p>
          </table:table-cell>
          <table:table-cell table:number-columns-repeated="990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ligionsunterricht</text:p>
          </table:table-cell>
          <table:table-cell table:number-columns-repeated="990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iversität</text:p>
          </table:table-cell>
          <table:table-cell table:number-columns-repeated="990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hlrecht</text:p>
          </table:table-cell>
          <table:table-cell table:number-columns-repeated="990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Bundeswehr-Anwerbung</text:p>
          </table:table-cell>
          <table:table-cell table:number-columns-repeated="990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uldenbremse</text:p>
          </table:table-cell>
          <table:table-cell table:number-columns-repeated="990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tionalpark</text:p>
          </table:table-cell>
          <table:table-cell table:number-columns-repeated="990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ußenpolitik</text:p>
          </table:table-cell>
          <table:table-cell table:number-columns-repeated="990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Zentralabitur</text:p>
          </table:table-cell>
          <table:table-cell table:number-columns-repeated="990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lughafen</text:p>
          </table:table-cell>
          <table:table-cell table:number-columns-repeated="990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ahlrecht</text:p>
          </table:table-cell>
          <table:table-cell table:number-columns-repeated="990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utobahn</text:p>
          </table:table-cell>
          <table:table-cell table:number-columns-repeated="990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etpreisbremse</text:p>
          </table:table-cell>
          <table:table-cell table:number-columns-repeated="990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ughafen</text:p>
          </table:table-cell>
          <table:table-cell table:number-columns-repeated="990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izei</text:p>
          </table:table-cell>
          <table:table-cell table:number-columns-repeated="990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ultur</text:p>
          </table:table-cell>
          <table:table-cell table:number-columns-repeated="990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etpreisbremse</text:p>
          </table:table-cell>
          <table:table-cell table:number-columns-repeated="990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hlrecht für Ausländer</text:p>
          </table:table-cell>
          <table:table-cell table:number-columns-repeated="990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dingungsloses Grundeinkommen</text:p>
          </table:table-cell>
          <table:table-cell table:number-columns-repeated="990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lizei</text:p>
          </table:table-cell>
          <table:table-cell table:number-columns-repeated="990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ermögenssteuer</text:p>
          </table:table-cell>
          <table:table-cell table:number-columns-repeated="990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aditionelles Familienbild</text:p>
          </table:table-cell>
          <table:table-cell table:number-columns-repeated="990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nnabis</text:p>
          </table:table-cell>
          <table:table-cell table:number-columns-repeated="990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schee</text:p>
          </table:table-cell>
          <table:table-cell table:number-columns-repeated="990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niversität</text:p>
          </table:table-cell>
          <table:table-cell table:number-columns-repeated="990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underwerbssteuer</text:p>
          </table:table-cell>
          <table:table-cell table:number-columns-repeated="990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auchverbot</text:p>
          </table:table-cell>
          <table:table-cell table:number-columns-repeated="990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eamtete Lehrer</text:p>
          </table:table-cell>
          <table:table-cell table:number-columns-repeated="990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oge</text:p>
          </table:table-cell>
          <table:table-cell table:number-columns-repeated="990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zialer Wohnungsbau</text:p>
          </table:table-cell>
          <table:table-cell table:number-columns-repeated="990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litärische Forschung</text:p>
          </table:table-cell>
          <table:table-cell table:number-columns-repeated="990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Ausbildung</text:p>
          </table:table-cell>
          <table:table-cell table:number-columns-repeated="990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utobahn</text:p>
          </table:table-cell>
          <table:table-cell table:number-columns-repeated="990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ÖPNV</text:p>
          </table:table-cell>
          <table:table-cell table:number-columns-repeated="990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iertag</text:p>
          </table:table-cell>
          <table:table-cell table:number-columns-repeated="990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gration</text:p>
          </table:table-cell>
          <table:table-cell table:number-columns-repeated="990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dingungsloses Grundeinkommen</text:p>
          </table:table-cell>
          <table:table-cell table:number-columns-repeated="990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8</text:p>
          </table:table-cell>
          <table:table-cell table:number-columns-repeated="990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hlrecht für Ausländer</text:p>
          </table:table-cell>
          <table:table-cell table:number-columns-repeated="990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underwerbssteuer</text:p>
          </table:table-cell>
          <table:table-cell table:number-columns-repeated="990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lughafen</text:p>
          </table:table-cell>
          <table:table-cell table:number-columns-repeated="990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bietsreform</text:p>
          </table:table-cell>
          <table:table-cell table:number-columns-repeated="990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versität</text:p>
          </table:table-cell>
          <table:table-cell table:number-columns-repeated="990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obahn</text:p>
          </table:table-cell>
          <table:table-cell table:number-columns-repeated="990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ligionsfreiheit</text:p>
          </table:table-cell>
          <table:table-cell table:number-columns-repeated="990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ehrer</text:p>
          </table:table-cell>
          <table:table-cell table:number-columns-repeated="990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bschiebung</text:p>
          </table:table-cell>
          <table:table-cell table:number-columns-repeated="990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ugendbeirat</text:p>
          </table:table-cell>
          <table:table-cell table:number-columns-repeated="990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igitale Grundrechte</text:p>
          </table:table-cell>
          <table:table-cell table:number-columns-repeated="990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klusion</text:p>
          </table:table-cell>
          <table:table-cell table:number-columns-repeated="990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ligionsunterricht</text:p>
          </table:table-cell>
          <table:table-cell table:number-columns-repeated="990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Ökologische Landwirtschaft</text:p>
          </table:table-cell>
          <table:table-cell table:number-columns-repeated="990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niversität</text:p>
          </table:table-cell>
          <table:table-cell table:number-columns-repeated="990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rostitution</text:p>
          </table:table-cell>
          <table:table-cell table:number-columns-repeated="990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ohle</text:p>
          </table:table-cell>
          <table:table-cell table:number-columns-repeated="990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nnabis</text:p>
          </table:table-cell>
          <table:table-cell table:number-columns-repeated="990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ahlrecht</text:p>
          </table:table-cell>
          <table:table-cell table:number-columns-repeated="990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Ökologische Landwirtschaft</text:p>
          </table:table-cell>
          <table:table-cell table:number-columns-repeated="990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bietsreform</text:p>
          </table:table-cell>
          <table:table-cell table:number-columns-repeated="990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he für Alle</text:p>
          </table:table-cell>
          <table:table-cell table:number-columns-repeated="990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ndarzt</text:p>
          </table:table-cell>
          <table:table-cell table:number-columns-repeated="990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enen</text:p>
          </table:table-cell>
          <table:table-cell table:number-columns-repeated="990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ehrer</text:p>
          </table:table-cell>
          <table:table-cell table:number-columns-repeated="990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underwerbssteuer</text:p>
          </table:table-cell>
          <table:table-cell table:number-columns-repeated="990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ahlrecht</text:p>
          </table:table-cell>
          <table:table-cell table:number-columns-repeated="990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Bundeswehr-Anwerbung</text:p>
          </table:table-cell>
          <table:table-cell table:number-columns-repeated="990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aditionelles Familienbild</text:p>
          </table:table-cell>
          <table:table-cell table:number-columns-repeated="990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irtschaft&amp;Politik</text:p>
          </table:table-cell>
          <table:table-cell table:number-columns-repeated="990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dingungsloses Grundeinkommen</text:p>
          </table:table-cell>
          <table:table-cell table:number-columns-repeated="990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etpreisbremse</text:p>
          </table:table-cell>
          <table:table-cell table:number-columns-repeated="990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ahlrecht für Ausländer</text:p>
          </table:table-cell>
          <table:table-cell table:number-columns-repeated="990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nnabis</text:p>
          </table:table-cell>
          <table:table-cell table:number-columns-repeated="990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rtschaft</text:p>
          </table:table-cell>
          <table:table-cell table:number-columns-repeated="990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ienen</text:p>
          </table:table-cell>
          <table:table-cell table:number-columns-repeated="990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8</text:p>
          </table:table-cell>
          <table:table-cell table:number-columns-repeated="99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Schuldentilgung</text:p>
          </table:table-cell>
          <table:table-cell table:number-columns-repeated="990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litärische Forschung</text:p>
          </table:table-cell>
          <table:table-cell table:number-columns-repeated="990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2" office:value-type="string" calcext:value-type="string">
            <text:p>Polizisten-Kennzeichnung</text:p>
          </table:table-cell>
          <table:table-cell table:number-columns-repeated="990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iertag</text:p>
          </table:table-cell>
          <table:table-cell table:number-columns-repeated="990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ANDESSPEZIFISCH</text:p>
          </table:table-cell>
          <table:table-cell table:number-columns-repeated="990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8</text:p>
          </table:table-cell>
          <table:table-cell table:number-columns-repeated="990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denöffnungszeit</text:p>
          </table:table-cell>
          <table:table-cell table:number-columns-repeated="990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ussvertiefung</text:p>
          </table:table-cell>
          <table:table-cell table:number-columns-repeated="990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Ta</text:p>
          </table:table-cell>
          <table:table-cell table:number-columns-repeated="990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schiebung</text:p>
          </table:table-cell>
          <table:table-cell table:number-columns-repeated="990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hle</text:p>
          </table:table-cell>
          <table:table-cell table:number-columns-repeated="990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zialer Wohnungsbau</text:p>
          </table:table-cell>
          <table:table-cell table:number-columns-repeated="990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lizeieinsatz-Kosten</text:p>
          </table:table-cell>
          <table:table-cell table:number-columns-repeated="990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destlohn</text:p>
          </table:table-cell>
          <table:table-cell table:number-columns-repeated="990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gendbeirat</text:p>
          </table:table-cell>
          <table:table-cell table:number-columns-repeated="990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Ökologische Landwirtschaft</text:p>
          </table:table-cell>
          <table:table-cell table:number-columns-repeated="990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underwerbssteuer</text:p>
          </table:table-cell>
          <table:table-cell table:number-columns-repeated="990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ulsystem-Gliederung</text:p>
          </table:table-cell>
          <table:table-cell table:number-columns-repeated="990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ozialisierung</text:p>
          </table:table-cell>
          <table:table-cell table:number-columns-repeated="990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etpreisbremse</text:p>
          </table:table-cell>
          <table:table-cell table:number-columns-repeated="990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erkehr</text:p>
          </table:table-cell>
          <table:table-cell table:number-columns-repeated="990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tionalpark</text:p>
          </table:table-cell>
          <table:table-cell table:number-columns-repeated="990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vatisierung</text:p>
          </table:table-cell>
          <table:table-cell table:number-columns-repeated="990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niversität</text:p>
          </table:table-cell>
          <table:table-cell table:number-columns-repeated="990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ulden</text:p>
          </table:table-cell>
          <table:table-cell table:number-columns-repeated="990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aditionelles Familienbild</text:p>
          </table:table-cell>
          <table:table-cell table:number-columns-repeated="990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tegration</text:p>
          </table:table-cell>
          <table:table-cell table:number-columns-repeated="990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ählen ab 16</text:p>
          </table:table-cell>
          <table:table-cell table:number-columns-repeated="990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lizei</text:p>
          </table:table-cell>
          <table:table-cell table:number-columns-repeated="990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klusion</text:p>
          </table:table-cell>
          <table:table-cell table:number-columns-repeated="990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iere</text:p>
          </table:table-cell>
          <table:table-cell table:number-columns-repeated="990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rbeitslosigkeit</text:p>
          </table:table-cell>
          <table:table-cell table:number-columns-repeated="990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Rauchverbot</text:p>
          </table:table-cell>
          <table:table-cell table:number-columns-repeated="990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rbeitnehmer mit Migrationshintergrund</text:p>
          </table:table-cell>
          <table:table-cell table:number-columns-repeated="990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irekte Demokratie</text:p>
          </table:table-cell>
          <table:table-cell table:number-columns-repeated="990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Bundeswehr im Inneren</text:p>
          </table:table-cell>
          <table:table-cell table:number-columns-repeated="990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table:number-columns-repeated="990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neuerbare Energie</text:p>
          </table:table-cell>
          <table:table-cell table:number-columns-repeated="990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zialer Wohnungsbau</text:p>
          </table:table-cell>
          <table:table-cell table:number-columns-repeated="990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föG</text:p>
          </table:table-cell>
          <table:table-cell table:number-columns-repeated="990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eoüberwachung</text:p>
          </table:table-cell>
          <table:table-cell table:number-columns-repeated="990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ßenpolitik</text:p>
          </table:table-cell>
          <table:table-cell table:number-columns-repeated="990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mpolimit</text:p>
          </table:table-cell>
          <table:table-cell table:number-columns-repeated="990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ndeswehr</text:p>
          </table:table-cell>
          <table:table-cell table:number-columns-repeated="990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Ökologische Landwirtschaft</text:p>
          </table:table-cell>
          <table:table-cell table:number-columns-repeated="990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utschexklusiv</text:p>
          </table:table-cell>
          <table:table-cell table:number-columns-repeated="990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mpfen</text:p>
          </table:table-cell>
          <table:table-cell table:number-columns-repeated="990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ivatisierung</text:p>
          </table:table-cell>
          <table:table-cell table:number-columns-repeated="990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ST</text:p>
          </table:table-cell>
          <table:table-cell table:number-columns-repeated="990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Schuldentilgung</text:p>
          </table:table-cell>
          <table:table-cell table:number-columns-repeated="990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Ökologische Landwirtschaft</text:p>
          </table:table-cell>
          <table:table-cell table:number-columns-repeated="990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ohle</text:p>
          </table:table-cell>
          <table:table-cell table:number-columns-repeated="990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beitnehmerrechte</text:p>
          </table:table-cell>
          <table:table-cell table:number-columns-repeated="990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aatsangehörigkeit</text:p>
          </table:table-cell>
          <table:table-cell table:number-columns-repeated="990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nte</text:p>
          </table:table-cell>
          <table:table-cell table:number-columns-repeated="990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-Mark</text:p>
          </table:table-cell>
          <table:table-cell table:number-columns-repeated="990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uenquote</text:p>
          </table:table-cell>
          <table:table-cell table:number-columns-repeated="990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ermögenssteuer</text:p>
          </table:table-cell>
          <table:table-cell table:number-columns-repeated="990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Jugendstrafrecht</text:p>
          </table:table-cell>
          <table:table-cell table:number-columns-repeated="990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rankenversicherung</text:p>
          </table:table-cell>
          <table:table-cell table:number-columns-repeated="990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Politischer Extremismus</text:p>
          </table:table-cell>
          <table:table-cell table:number-columns-repeated="990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underwerbssteuer</text:p>
          </table:table-cell>
          <table:table-cell table:number-columns-repeated="990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undeswehr</text:p>
          </table:table-cell>
          <table:table-cell table:number-columns-repeated="990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nnabis</text:p>
          </table:table-cell>
          <table:table-cell table:number-columns-repeated="990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euer</text:p>
          </table:table-cell>
          <table:table-cell table:number-columns-repeated="990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lüchtling</text:p>
          </table:table-cell>
          <table:table-cell table:number-columns-repeated="990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hule</text:p>
          </table:table-cell>
          <table:table-cell table:number-columns-repeated="990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ligionsfreiheit</text:p>
          </table:table-cell>
          <table:table-cell table:number-columns-repeated="990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Bedingungsloses Grundeinkommen</text:p>
          </table:table-cell>
          <table:table-cell table:number-columns-repeated="990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uropa</text:p>
          </table:table-cell>
          <table:table-cell table:number-columns-repeated="990"/>
        </table:table-row>
        <table:table-row table:style-name="ro1" table:number-rows-repeated="1047289">
          <table:table-cell table:number-columns-repeated="994"/>
        </table:table-row>
        <table:table-row table:style-name="ro1">
          <table:table-cell table:number-columns-repeated="994"/>
        </table:table-row>
      </table:table>
      <table:named-expressions/>
      <table:database-ranges>
        <table:database-range table:name="__Anonymous_Sheet_DB__0" table:target-range-address="theses.A1:theses.I128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heses_categories.A1:theses_categories.D128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.00.0000</text:date>, <text:time style:data-style-name="N2" text:time-value="10:52:03.39167479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3T10:53:51.257206877</dc:date>
    <dc:creator>Hanno - Felix Wagner</dc:creator>
    <meta:editing-duration>PT1H21M32S</meta:editing-duration>
    <meta:editing-cycles>16</meta:editing-cycles>
    <meta:generator>LibreOffice/5.1.6.2$Linux_X86_64 LibreOffice_project/10m0$Build-2</meta:generator>
    <meta:document-statistic meta:table-count="2" meta:cell-count="16100" meta:object-count="0"/>
  </office:meta>
</office:document-meta>
</file>